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6.022cm"/>
    </style:style>
    <style:style style:name="co41" style:family="table-column">
      <style:table-column-properties fo:break-before="auto" style:column-width="2.163cm"/>
    </style:style>
    <style:style style:name="co42" style:family="table-column">
      <style:table-column-properties fo:break-before="auto" style:column-width="1.864cm"/>
    </style:style>
    <style:style style:name="co43" style:family="table-column">
      <style:table-column-properties fo:break-before="auto" style:column-width="5.791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2.069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1.025cm"/>
    </style:style>
    <style:style style:name="co48" style:family="table-column">
      <style:table-column-properties fo:break-before="auto" style:column-width="1.016cm"/>
    </style:style>
    <style:style style:name="co49" style:family="table-column">
      <style:table-column-properties fo:break-before="auto" style:column-width="1.185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1.233cm"/>
    </style:style>
    <style:style style:name="co52" style:family="table-column">
      <style:table-column-properties fo:break-before="auto" style:column-width="2.12cm"/>
    </style:style>
    <style:style style:name="co53" style:family="table-column">
      <style:table-column-properties fo:break-before="auto" style:column-width="6.657cm"/>
    </style:style>
    <style:style style:name="co54" style:family="table-column">
      <style:table-column-properties fo:break-before="auto" style:column-width="0.601cm"/>
    </style:style>
    <style:style style:name="co55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3cm"/>
    </style:style>
    <style:style style:name="co57" style:family="table-column">
      <style:table-column-properties fo:break-before="auto" style:column-width="2.053cm"/>
    </style:style>
    <style:style style:name="co58" style:family="table-column">
      <style:table-column-properties fo:break-before="auto" style:column-width="2.101cm"/>
    </style:style>
    <style:style style:name="co59" style:family="table-column">
      <style:table-column-properties fo:break-before="auto" style:column-width="1.983cm"/>
    </style:style>
    <style:style style:name="co60" style:family="table-column">
      <style:table-column-properties fo:break-before="auto" style:column-width="1.886cm"/>
    </style:style>
    <style:style style:name="co61" style:family="table-column">
      <style:table-column-properties fo:break-before="auto" style:column-width="2.06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2.533cm"/>
    </style:style>
    <style:style style:name="co64" style:family="table-column">
      <style:table-column-properties fo:break-before="auto" style:column-width="6.983cm"/>
    </style:style>
    <style:style style:name="co65" style:family="table-column">
      <style:table-column-properties fo:break-before="auto" style:column-width="0.621cm"/>
    </style:style>
    <style:style style:name="co66" style:family="table-column">
      <style:table-column-properties fo:break-before="auto" style:column-width="1.969cm"/>
    </style:style>
    <style:style style:name="co67" style:family="table-column">
      <style:table-column-properties fo:break-before="auto" style:column-width="2.085cm"/>
    </style:style>
    <style:style style:name="co68" style:family="table-column">
      <style:table-column-properties fo:break-before="auto" style:column-width="0.524cm"/>
    </style:style>
    <style:style style:name="co69" style:family="table-column">
      <style:table-column-properties fo:break-before="auto" style:column-width="0.582cm"/>
    </style:style>
    <style:style style:name="co70" style:family="table-column">
      <style:table-column-properties fo:break-before="auto" style:column-width="0.466cm"/>
    </style:style>
    <style:style style:name="co71" style:family="table-column">
      <style:table-column-properties fo:break-before="auto" style:column-width="1.942cm"/>
    </style:style>
    <style:style style:name="co72" style:family="table-column">
      <style:table-column-properties fo:break-before="auto" style:column-width="2.087cm"/>
    </style:style>
    <style:style style:name="co73" style:family="table-column">
      <style:table-column-properties fo:break-before="auto" style:column-width="1.143cm"/>
    </style:style>
    <style:style style:name="co74" style:family="table-column">
      <style:table-column-properties fo:break-before="auto" style:column-width="1.178cm"/>
    </style:style>
    <style:style style:name="co75" style:family="table-column">
      <style:table-column-properties fo:break-before="auto" style:column-width="1.251cm"/>
    </style:style>
    <style:style style:name="co76" style:family="table-column">
      <style:table-column-properties fo:break-before="auto" style:column-width="1.379cm"/>
    </style:style>
    <style:style style:name="co77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3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86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ffbf00"/>
    </style:style>
    <style:style style:name="ce190" style:family="table-cell" style:parent-style-name="Default" style:data-style-name="N36"/>
    <style:style style:name="ce19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6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132">
      <style:table-cell-properties fo:background-color="#ffffd7"/>
    </style:style>
    <style:style style:name="ce200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04" style:family="table-cell" style:parent-style-name="Default" style:data-style-name="N4"/>
    <style:style style:name="ce20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32">
      <style:table-cell-properties fo:background-color="#ffbf00"/>
    </style:style>
    <style:style style:name="ce21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32"/>
    <style:style style:name="ce21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28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9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30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1" style:family="table-cell" style:parent-style-name="Default">
      <style:table-cell-properties fo:background-color="#e8f2a1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9" style:family="table-cell" style:parent-style-name="Default">
      <style:table-cell-properties fo:background-color="#afd095"/>
    </style:style>
    <style:style style:name="ce243" style:family="table-cell" style:parent-style-name="Default">
      <style:table-cell-properties fo:border-bottom="0.74pt solid #000000" fo:border-left="none" fo:border-right="none" fo:border-top="0.74pt solid #000000"/>
    </style:style>
    <style:style style:name="ce24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7" style:family="table-cell" style:parent-style-name="Default" style:data-style-name="N0"/>
    <style:style style:name="ce268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 style:data-style-name="N4">
      <style:table-cell-properties fo:background-color="transparent"/>
    </style:style>
    <style:style style:name="ce27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6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9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91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 style:data-style-name="N36">
      <style:table-cell-properties fo:background-color="#e0c2cd"/>
    </style:style>
    <style:style style:name="ce293" style:family="table-cell" style:parent-style-name="Default" style:data-style-name="N36">
      <style:table-cell-properties fo:background-color="transparent"/>
    </style:style>
    <style:style style:name="ce294" style:family="table-cell" style:parent-style-name="Default" style:data-style-name="N36">
      <style:table-cell-properties fo:background-color="#ffbf00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0c2cd"/>
    </style:style>
    <style:style style:name="ce3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4">
      <style:text-properties fo:font-weight="bold" style:font-weight-asian="bold" style:font-weight-complex="bold"/>
    </style:style>
    <style:style style:name="ce305" style:family="table-cell" style:parent-style-name="Default" style:data-style-name="N104">
      <style:text-properties fo:font-weight="bold" style:font-weight-asian="bold" style:font-weight-complex="bold"/>
    </style:style>
    <style:style style:name="ce3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9" style:family="table-cell" style:parent-style-name="Default" style:data-style-name="N11">
      <style:table-cell-properties fo:background-color="#e0c2cd"/>
    </style:style>
    <style:style style:name="ce310" style:family="table-cell" style:parent-style-name="Default" style:data-style-name="N11">
      <style:table-cell-properties fo:background-color="transparent"/>
    </style:style>
    <style:style style:name="ce31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12" style:family="table-cell" style:parent-style-name="Default" style:data-style-name="N132">
      <style:text-properties fo:font-weight="normal" style:font-weight-asian="normal" style:font-weight-complex="normal"/>
    </style:style>
    <style:style style:name="ce313" style:family="table-cell" style:parent-style-name="Default" style:data-style-name="N104">
      <style:text-properties fo:font-weight="normal" style:font-weight-asian="normal" style:font-weight-complex="normal"/>
    </style:style>
    <style:style style:name="ce31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1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6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9" style:family="table-cell" style:parent-style-name="Default" style:data-style-name="N4">
      <style:text-properties fo:font-weight="normal" style:font-weight-asian="normal" style:font-weight-complex="normal"/>
    </style:style>
    <style:style style:name="ce322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4" style:family="table-cell" style:parent-style-name="Default" style:data-style-name="N132">
      <style:text-properties fo:font-weight="bold" style:font-weight-asian="bold" style:font-weight-complex="bold"/>
    </style:style>
    <style:style style:name="ce329" style:family="table-cell" style:parent-style-name="Default" style:data-style-name="N132">
      <style:table-cell-properties fo:background-color="#e0c2cd"/>
    </style:style>
    <style:style style:name="ce330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31" style:family="table-cell" style:parent-style-name="Default" style:data-style-name="N132">
      <style:table-cell-properties fo:background-color="transparent"/>
    </style:style>
    <style:style style:name="ce332" style:family="table-cell" style:parent-style-name="Default">
      <style:table-cell-properties fo:background-color="#81d41a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3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3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38" style:family="table-cell" style:parent-style-name="Default" style:data-style-name="N132">
      <style:table-cell-properties fo:background-color="#81d41a"/>
    </style:style>
    <style:style style:name="ce339" style:family="table-cell" style:parent-style-name="Default" style:data-style-name="N36">
      <style:table-cell-properties fo:background-color="transparent"/>
      <style:text-properties style:text-underline-style="none"/>
    </style:style>
    <style:style style:name="ce340" style:family="table-cell" style:parent-style-name="Default" style:data-style-name="N36">
      <style:text-properties fo:color="#c9211e" fo:font-weight="bold" style:font-weight-asian="bold" style:font-weight-complex="bold"/>
    </style:style>
    <style:style style:name="ce341" style:family="table-cell" style:parent-style-name="Default">
      <style:table-cell-properties fo:background-color="transparent"/>
      <style:text-properties style:text-underline-style="none"/>
    </style:style>
    <style:style style:name="ce342" style:family="table-cell" style:parent-style-name="Default" style:data-style-name="N11">
      <style:table-cell-properties fo:background-color="transparent"/>
      <style:text-properties style:text-underline-style="none"/>
    </style:style>
    <style:style style:name="ce343" style:family="table-cell" style:parent-style-name="Default" style:data-style-name="N104">
      <style:table-cell-properties fo:background-color="transparent"/>
      <style:text-properties fo:font-weight="normal" style:font-weight-asian="normal" style:font-weight-complex="normal"/>
    </style:style>
    <style:style style:name="ce344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 style:data-style-name="N132">
      <style:table-cell-properties fo:background-color="transparent"/>
      <style:text-properties style:text-underline-style="none"/>
    </style:style>
    <style:style style:name="ce347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afd095"/>
      <style:text-properties fo:color="#c9211e"/>
    </style:style>
    <style:style style:name="ce103" style:family="table-cell" style:parent-style-name="Default" style:data-style-name="N111">
      <style:table-cell-properties fo:background-color="#afd095"/>
      <style:text-properties fo:font-size="8pt" style:font-size-asian="8pt" style:font-size-complex="8pt"/>
    </style:style>
    <style:style style:name="ce104" style:family="table-cell" style:parent-style-name="Default" style:data-style-name="N132">
      <style:table-cell-properties fo:background-color="#afd095"/>
      <style:text-properties fo:font-weight="normal" style:font-weight-asian="normal" style:font-weight-complex="normal"/>
    </style:style>
    <style:style style:name="ce105" style:family="table-cell" style:parent-style-name="Default" style:data-style-name="N132">
      <style:table-cell-properties fo:background-color="#77bc65"/>
      <style:text-properties fo:color="#ffff38" fo:font-weight="bold" style:font-weight-asian="bold" style:font-weight-complex="bold"/>
    </style:style>
    <style:style style:name="ce3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4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40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40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0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40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409" style:family="table-cell" style:parent-style-name="Default" style:data-style-name="N36">
      <style:text-properties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d4ea6b"/>
    </style:style>
    <style:style style:name="ce416" style:family="table-cell" style:parent-style-name="Default">
      <style:table-cell-properties fo:background-color="#069a2e"/>
    </style:style>
    <style:style style:name="ce41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18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9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0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421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422" style:family="table-cell" style:parent-style-name="Default" style:data-style-name="N36">
      <style:table-cell-properties fo:background-color="#ffd7d7"/>
    </style:style>
    <style:style style:name="ce42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d7d7"/>
    </style:style>
    <style:style style:name="ce425" style:family="table-cell" style:parent-style-name="Default" style:data-style-name="N4">
      <style:table-cell-properties fo:background-color="#ffd7d7"/>
    </style:style>
    <style:style style:name="ce426" style:family="table-cell" style:parent-style-name="Default" style:data-style-name="N132">
      <style:table-cell-properties fo:background-color="#ffd7d7"/>
    </style:style>
    <style:style style:name="ce427" style:family="table-cell" style:parent-style-name="Default" style:data-style-name="N36">
      <style:table-cell-properties fo:background-color="#d4ea6b"/>
    </style:style>
    <style:style style:name="ce42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2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31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32" style:family="table-cell" style:parent-style-name="Default" style:data-style-name="N4">
      <style:table-cell-properties fo:background-color="#d4ea6b"/>
    </style:style>
    <style:style style:name="ce433" style:family="table-cell" style:parent-style-name="Default">
      <style:table-cell-properties fo:background-color="#ffd8ce"/>
    </style:style>
    <style:style style:name="ce43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36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39" style:family="table-cell" style:parent-style-name="Default" style:data-style-name="N4">
      <style:table-cell-properties fo:background-color="#ffd8ce"/>
    </style:style>
    <style:style style:name="ce440" style:family="table-cell" style:parent-style-name="Default" style:data-style-name="N132">
      <style:table-cell-properties fo:background-color="#ffd8ce"/>
    </style:style>
    <style:style style:name="ce44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42" style:family="table-cell" style:parent-style-name="Default">
      <style:table-cell-properties fo:background-color="#f7d1d5"/>
    </style:style>
    <style:style style:name="ce4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65" style:family="table-cell" style:parent-style-name="Default" style:data-style-name="N4">
      <style:table-cell-properties fo:background-color="#81d41a"/>
    </style:style>
    <style:style style:name="ce466" style:family="table-cell" style:parent-style-name="Default" style:data-style-name="N36">
      <style:table-cell-properties fo:background-color="#f7d1d5"/>
    </style:style>
    <style:style style:name="ce467" style:family="table-cell" style:parent-style-name="Default">
      <style:table-cell-properties style:text-align-source="value-type" style:repeat-content="false"/>
      <style:paragraph-properties fo:margin-left="0cm"/>
    </style:style>
    <style:style style:name="ce468" style:family="table-cell" style:parent-style-name="Default">
      <style:table-cell-properties fo:background-color="#bbe33d"/>
    </style:style>
    <style:style style:name="ce46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70" style:family="table-cell" style:parent-style-name="Default">
      <style:table-cell-properties fo:background-color="#ffa6a6"/>
    </style:style>
    <style:style style:name="ce471" style:family="table-cell" style:parent-style-name="Default" style:data-style-name="N104"/>
    <style:style style:name="ce47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7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75" style:family="table-cell" style:parent-style-name="Default" style:data-style-name="N104">
      <style:table-cell-properties fo:background-color="#81d41a"/>
    </style:style>
    <style:style style:name="ce476" style:family="table-cell" style:parent-style-name="Default" style:data-style-name="N11"/>
    <style:style style:name="ce47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7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7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/>
          <table:table-cell office:value-type="string" calcext:value-type="string">
            <text:p>NY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01_23.D2]" office:value-type="float" office:value="13261" calcext:value-type="float">
            <text:p>13.261,00</text:p>
          </table:table-cell>
          <table:table-cell table:style-name="ce199" table:formula="of:=[$01_23.E2]" office:value-type="float" office:value="-22808.31" calcext:value-type="float">
            <text:p>-22.808,31</text:p>
          </table:table-cell>
          <table:table-cell table:style-name="ce209" table:formula="of:=[.B3]+[.C3]" office:value-type="float" office:value="-9547.31" calcext:value-type="float">
            <text:p>-9.547,31</text:p>
          </table:table-cell>
          <table:table-cell table:style-name="ce183" table:formula="of:=[$01_23.F2]" office:value-type="float" office:value="8049.2" calcext:value-type="float">
            <text:p>8.049,20</text:p>
          </table:table-cell>
          <table:table-cell table:style-name="ce199" table:formula="of:=[$01_23.G2]" office:value-type="float" office:value="-23047.62" calcext:value-type="float">
            <text:p>-23.047,62</text:p>
          </table:table-cell>
          <table:table-cell table:style-name="ce219" table:formula="of:=[.E3]+[.F3]" office:value-type="float" office:value="-14998.42" calcext:value-type="float">
            <text:p>-14.998,42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02_23.D2]" office:value-type="float" office:value="15761" calcext:value-type="float">
            <text:p>15.761,00</text:p>
          </table:table-cell>
          <table:table-cell table:style-name="ce199" table:formula="of:=[$02_23.E2]" office:value-type="float" office:value="-56286.92" calcext:value-type="float">
            <text:p>-56.286,92</text:p>
          </table:table-cell>
          <table:table-cell table:style-name="ce209" table:formula="of:=[.B4]+[.C4]+[.D3]" office:value-type="float" office:value="-50073.23" calcext:value-type="float">
            <text:p>-50.073,23</text:p>
          </table:table-cell>
          <table:table-cell table:style-name="ce183" table:formula="of:=[$02_23.F2]" office:value-type="float" office:value="26990.01" calcext:value-type="float">
            <text:p>26.990,01</text:p>
          </table:table-cell>
          <table:table-cell table:style-name="ce199" table:formula="of:=[$02_23.G2]" office:value-type="float" office:value="-77441.49" calcext:value-type="float">
            <text:p>-77.441,49</text:p>
          </table:table-cell>
          <table:table-cell table:style-name="ce219" table:formula="of:=[.E4]+[.F4]+[.G3]" office:value-type="float" office:value="-65449.9" calcext:value-type="float">
            <text:p>-65.449,90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33" calcext:value-type="float">
            <text:p>33</text:p>
          </table:table-cell>
          <table:table-cell table:style-name="ce275"/>
          <table:table-cell table:style-name="Default"/>
          <table:table-cell table:style-name="ce278" office:value-type="float" office:value="33" calcext:value-type="float">
            <text:p>33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03_23.D2]" office:value-type="float" office:value="88189" calcext:value-type="float">
            <text:p>88.189,00</text:p>
          </table:table-cell>
          <table:table-cell table:style-name="ce199" table:formula="of:=[$03_23.E2]" office:value-type="float" office:value="-24634.69" calcext:value-type="float">
            <text:p>-24.634,69</text:p>
          </table:table-cell>
          <table:table-cell table:style-name="ce209" table:formula="of:=[.B5]+[.C5]+[.D4]" office:value-type="float" office:value="13481.08" calcext:value-type="float">
            <text:p>13.481,08</text:p>
          </table:table-cell>
          <table:table-cell table:style-name="ce183" table:formula="of:=[$03_23.F2]" office:value-type="float" office:value="23139.34" calcext:value-type="float">
            <text:p>23.139,34</text:p>
          </table:table-cell>
          <table:table-cell table:style-name="ce199" table:formula="of:=[$03_23.G2]" office:value-type="float" office:value="-33283.54" calcext:value-type="float">
            <text:p>-33.283,54</text:p>
          </table:table-cell>
          <table:table-cell table:style-name="ce219" table:formula="of:=[.E5]+[.F5]+[.G4]" office:value-type="float" office:value="-75594.1" calcext:value-type="float">
            <text:p>-75.594,10</text:p>
          </table:table-cell>
          <table:table-cell table:style-name="ce229"/>
          <table:table-cell table:style-name="ce235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04_23.D2]" office:value-type="float" office:value="20911" calcext:value-type="float">
            <text:p>20.911,00</text:p>
          </table:table-cell>
          <table:table-cell table:style-name="ce199" table:formula="of:=[$04_23.E2]" office:value-type="float" office:value="-54277.093" calcext:value-type="float">
            <text:p>-54.277,09</text:p>
          </table:table-cell>
          <table:table-cell table:style-name="ce209" table:formula="of:=[.B6]+[.C6]+[.D5]" office:value-type="float" office:value="-19885.013" calcext:value-type="float">
            <text:p>-19.885,01</text:p>
          </table:table-cell>
          <table:table-cell table:style-name="ce183" table:formula="of:=[$04_23.F2]" office:value-type="float" office:value="56580" calcext:value-type="float">
            <text:p>56.580,00</text:p>
          </table:table-cell>
          <table:table-cell table:style-name="ce199" table:formula="of:=[$04_23.G2]" office:value-type="float" office:value="-52617.02" calcext:value-type="float">
            <text:p>-52.617,02</text:p>
          </table:table-cell>
          <table:table-cell table:style-name="ce219" table:formula="of:=[.E6]+[.F6]+[.G5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75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05_23.D2]" office:value-type="float" office:value="17911" calcext:value-type="float">
            <text:p>17.911,00</text:p>
          </table:table-cell>
          <table:table-cell table:style-name="ce199" table:formula="of:=[$05_23.E2]" office:value-type="float" office:value="-19309.37" calcext:value-type="float">
            <text:p>-19.309,37</text:p>
          </table:table-cell>
          <table:table-cell table:style-name="ce209" table:formula="of:=[.B7]+[.C7]+[.D6]" office:value-type="float" office:value="-21283.383" calcext:value-type="float">
            <text:p>-21.283,38</text:p>
          </table:table-cell>
          <table:table-cell table:style-name="ce183" table:formula="of:=[$05_23.F2]" office:value-type="float" office:value="0" calcext:value-type="float">
            <text:p>0,00</text:p>
          </table:table-cell>
          <table:table-cell table:style-name="ce199" table:formula="of:=[$05_23.G2]" office:value-type="float" office:value="0" calcext:value-type="float">
            <text:p>0,00</text:p>
          </table:table-cell>
          <table:table-cell table:style-name="ce219" table:formula="of:=[.E7]+[.F7]+[.G6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75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5" office:value-type="string" calcext:value-type="string">
            <text:p>Hazrn</text:p>
          </table:table-cell>
          <table:table-cell table:style-name="ce183" table:formula="of:=[$06_23.D2]" office:value-type="float" office:value="27911" calcext:value-type="float">
            <text:p>27.911,00</text:p>
          </table:table-cell>
          <table:table-cell table:style-name="ce199" table:formula="of:=[$06_23.E2]" office:value-type="float" office:value="-19828.77" calcext:value-type="float">
            <text:p>-19.828,77</text:p>
          </table:table-cell>
          <table:table-cell table:style-name="ce209" table:formula="of:=[.B8]+[.C8]+[.D7]" office:value-type="float" office:value="-13201.153" calcext:value-type="float">
            <text:p>-13.201,15</text:p>
          </table:table-cell>
          <table:table-cell table:style-name="ce183" table:formula="of:=[$06_23.F2]" office:value-type="float" office:value="0" calcext:value-type="float">
            <text:p>0,00</text:p>
          </table:table-cell>
          <table:table-cell table:style-name="ce199" table:formula="of:=[$06_23.GG2]" office:value-type="float" office:value="0" calcext:value-type="float">
            <text:p>0,00</text:p>
          </table:table-cell>
          <table:table-cell table:style-name="ce219" table:formula="of:=[.E8]+[.F8]+[.G7]" office:value-type="float" office:value="-71631.12" calcext:value-type="float">
            <text:p>-71.631,12</text:p>
          </table:table-cell>
          <table:table-cell table:style-name="ce229"/>
          <table:table-cell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style-name="ce175" office:value-type="string" calcext:value-type="string">
            <text:p>Temmz</text:p>
          </table:table-cell>
          <table:table-cell table:style-name="ce183" table:formula="of:=[$07_23.D2]" office:value-type="float" office:value="67911" calcext:value-type="float">
            <text:p>67.911,00</text:p>
          </table:table-cell>
          <table:table-cell table:style-name="ce199" table:formula="of:=[$07_23.E2]" office:value-type="float" office:value="-20323.73" calcext:value-type="float">
            <text:p>-20.323,73</text:p>
          </table:table-cell>
          <table:table-cell table:style-name="ce209" table:formula="of:=[.B9]+[.C9]+[.D8]" office:value-type="float" office:value="34386.117" calcext:value-type="float">
            <text:p>34.386,12</text:p>
          </table:table-cell>
          <table:table-cell table:style-name="ce183" table:formula="of:=[$07_23.FF2]" office:value-type="float" office:value="0" calcext:value-type="float">
            <text:p>0,00</text:p>
          </table:table-cell>
          <table:table-cell table:style-name="ce199" table:formula="of:=[$07_23.GG2]" office:value-type="float" office:value="0" calcext:value-type="float">
            <text:p>0,00</text:p>
          </table:table-cell>
          <table:table-cell table:style-name="ce219" table:formula="of:=[.E9]+[.F9]+[.G8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75" table:formula="of:=[.J9]*[.$K$1]" office:value-type="float" office:value="14.0826" calcext:value-type="float">
            <text:p>14,08</text:p>
          </table:table-cell>
          <table:table-cell table:style-name="ce275" table:formula="of:=[.J9]-[.K9]" office:value-type="float" office:value="45.9174" calcext:value-type="float">
            <text:p>45,92</text:p>
          </table:table-cell>
          <table:table-cell table:style-name="ce267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5" office:value-type="string" calcext:value-type="string">
            <text:p>Ağusts</text:p>
          </table:table-cell>
          <table:table-cell table:style-name="ce183" table:formula="of:=[$08_23.D2]" office:value-type="float" office:value="87911" calcext:value-type="float">
            <text:p>87.911,00</text:p>
          </table:table-cell>
          <table:table-cell table:style-name="ce199" table:formula="of:=[$08_23.E2]" office:value-type="float" office:value="-20323.73" calcext:value-type="float">
            <text:p>-20.323,73</text:p>
          </table:table-cell>
          <table:table-cell table:style-name="ce209" table:formula="of:=[.B10]+[.C10]+[.D9]" office:value-type="float" office:value="101973.387" calcext:value-type="float">
            <text:p>101.973,39</text:p>
          </table:table-cell>
          <table:table-cell table:style-name="ce183" table:formula="of:=[$08_23.FF2]" office:value-type="float" office:value="0" calcext:value-type="float">
            <text:p>0,00</text:p>
          </table:table-cell>
          <table:table-cell table:style-name="ce199" table:formula="of:=[$08_23.GG2]" office:value-type="float" office:value="0" calcext:value-type="float">
            <text:p>0,00</text:p>
          </table:table-cell>
          <table:table-cell table:style-name="ce219" table:formula="of:=[.E10]+[.F10]+[.G9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0]*[.$K$1]" office:value-type="float" office:value="28.1652" calcext:value-type="float">
            <text:p>28,17</text:p>
          </table:table-cell>
          <table:table-cell table:style-name="ce275" table:formula="of:=[.J10]-[.K10]" office:value-type="float" office:value="91.8348" calcext:value-type="float">
            <text:p>91,83</text:p>
          </table:table-cell>
          <table:table-cell table:style-name="ce267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09_23.D2]" office:value-type="float" office:value="124300" calcext:value-type="float">
            <text:p>124.300,00</text:p>
          </table:table-cell>
          <table:table-cell table:style-name="ce199" table:formula="of:=[$09_23.E2]" office:value-type="float" office:value="-19212.62" calcext:value-type="float">
            <text:p>-19.212,62</text:p>
          </table:table-cell>
          <table:table-cell table:style-name="ce209" table:formula="of:=[.B11]+[.C11]+[.D10]" office:value-type="float" office:value="207060.767" calcext:value-type="float">
            <text:p>207.060,77</text:p>
          </table:table-cell>
          <table:table-cell table:style-name="ce183" table:formula="of:=[$09_23.F2]" office:value-type="float" office:value="0" calcext:value-type="float">
            <text:p>0,00</text:p>
          </table:table-cell>
          <table:table-cell table:style-name="ce199" table:formula="of:=[$09_23.GG2]" office:value-type="float" office:value="0" calcext:value-type="float">
            <text:p>0,00</text:p>
          </table:table-cell>
          <table:table-cell table:style-name="ce219" table:formula="of:=[.E11]+[.F11]+[.G10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75" table:formula="of:=[.J11]*[.$K$1]" office:value-type="float" office:value="28.1652" calcext:value-type="float">
            <text:p>28,17</text:p>
          </table:table-cell>
          <table:table-cell table:style-name="ce275" table:formula="of:=[.J11]-[.K11]" office:value-type="float" office:value="91.8348" calcext:value-type="float">
            <text:p>91,83</text:p>
          </table:table-cell>
          <table:table-cell table:style-name="ce284" table:formula="of:=[.L15]+[.M15]" office:value-type="float" office:value="641.2566" calcext:value-type="float">
            <text:p>641,26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10_23.D2]" office:value-type="float" office:value="16800" calcext:value-type="float">
            <text:p>16.800,00</text:p>
          </table:table-cell>
          <table:table-cell table:style-name="ce199" table:formula="of:=[$10_23.E2]" office:value-type="float" office:value="-73836.13" calcext:value-type="float">
            <text:p>-73.836,13</text:p>
          </table:table-cell>
          <table:table-cell table:style-name="ce209" table:formula="of:=[.B12]+[.C12]+[.D11]" office:value-type="float" office:value="150024.637" calcext:value-type="float">
            <text:p>150.024,64</text:p>
          </table:table-cell>
          <table:table-cell table:style-name="ce183" table:formula="of:=[$10_23.F2]" office:value-type="float" office:value="0" calcext:value-type="float">
            <text:p>0,00</text:p>
          </table:table-cell>
          <table:table-cell table:style-name="ce199" table:formula="of:=[$10_23.G2]" office:value-type="float" office:value="0" calcext:value-type="float">
            <text:p>0,00</text:p>
          </table:table-cell>
          <table:table-cell table:style-name="ce219" table:formula="of:=[.E12]+[.F12]+[.G11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2]*[.$K$1]" office:value-type="float" office:value="18.7768" calcext:value-type="float">
            <text:p>18,78</text:p>
          </table:table-cell>
          <table:table-cell table:style-name="ce275" table:formula="of:=[.J12]-[.K12]" office:value-type="float" office:value="61.2232" calcext:value-type="float">
            <text:p>61,22</text:p>
          </table:table-cell>
          <table:table-cell table:style-name="ce286" table:formula="of:=[.M11]/12" office:value-type="float" office:value="53.43805" calcext:value-type="float">
            <text:p>53,4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11_23.D2]" office:value-type="float" office:value="196800" calcext:value-type="float">
            <text:p>196.800,00</text:p>
          </table:table-cell>
          <table:table-cell table:style-name="ce199" table:formula="of:=[$11_23.E2]" office:value-type="float" office:value="-19536.13" calcext:value-type="float">
            <text:p>-19.536,13</text:p>
          </table:table-cell>
          <table:table-cell table:style-name="ce209" table:formula="of:=[.B13]+[.C13]+[.D12]" office:value-type="float" office:value="327288.507" calcext:value-type="float">
            <text:p>327.288,51</text:p>
          </table:table-cell>
          <table:table-cell table:style-name="ce183" table:formula="of:=[$11_23.F2]" office:value-type="float" office:value="0" calcext:value-type="float">
            <text:p>0,00</text:p>
          </table:table-cell>
          <table:table-cell table:style-name="ce199" table:formula="of:=[$11_23.G2]" office:value-type="float" office:value="0" calcext:value-type="float">
            <text:p>0,00</text:p>
          </table:table-cell>
          <table:table-cell table:style-name="ce219" table:formula="of:=[.E13]+[.F13]+[.G12]" office:value-type="float" office:value="-71631.12" calcext:value-type="float">
            <text:p>-71.631,12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3]*[.$K$1]" office:value-type="float" office:value="18.7768" calcext:value-type="float">
            <text:p>18,78</text:p>
          </table:table-cell>
          <table:table-cell table:style-name="ce275" table:formula="of:=[.J13]-[.K13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12_23.D2]" office:value-type="float" office:value="136800" calcext:value-type="float">
            <text:p>136.800,00</text:p>
          </table:table-cell>
          <table:table-cell table:style-name="ce199" table:formula="of:=[$12_23.E2]" office:value-type="float" office:value="-111236.13" calcext:value-type="float">
            <text:p>-111.236,13</text:p>
          </table:table-cell>
          <table:table-cell table:style-name="ce209" table:formula="of:=[.B14]+[.C14]+[.D13]" office:value-type="float" office:value="352852.377" calcext:value-type="float">
            <text:p>352.852,38</text:p>
          </table:table-cell>
          <table:table-cell table:style-name="ce183" table:formula="of:=[$12_23.F2]" office:value-type="float" office:value="0" calcext:value-type="float">
            <text:p>0,00</text:p>
          </table:table-cell>
          <table:table-cell table:style-name="ce199" table:formula="of:=[$12_23.G2]" office:value-type="float" office:value="-11271.36" calcext:value-type="float">
            <text:p>-11.271,36</text:p>
          </table:table-cell>
          <table:table-cell table:style-name="ce219" table:formula="of:=[.E14]+[.F14]+[.G13]" office:value-type="float" office:value="-82902.48" calcext:value-type="float">
            <text:p>-82.902,48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80" calcext:value-type="float">
            <text:p>80</text:p>
          </table:table-cell>
          <table:table-cell table:style-name="ce275" table:formula="of:=[.J14]*[.$K$1]" office:value-type="float" office:value="18.7768" calcext:value-type="float">
            <text:p>18,78</text:p>
          </table:table-cell>
          <table:table-cell table:style-name="ce275" table:formula="of:=[.J14]-[.K14]" office:value-type="float" office:value="61.2232" calcext:value-type="float">
            <text:p>61,22</text:p>
          </table:table-cell>
          <table:table-cell table:style-name="ce267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6" office:value-type="string" calcext:value-type="string">
            <text:p>TPLM</text:p>
          </table:table-cell>
          <table:table-cell table:style-name="ce186" table:formula="of:=SUM([.B3:.B14])" office:value-type="float" office:value="814466" calcext:value-type="float">
            <text:p>814.466,00</text:p>
          </table:table-cell>
          <table:table-cell table:style-name="ce200" table:formula="of:=SUM([.C3:.C14])" office:value-type="float" office:value="-461613.623" calcext:value-type="float">
            <text:p>-461.613,62</text:p>
          </table:table-cell>
          <table:table-cell table:style-name="ce205" table:formula="of:=[.B15]+[.C15]" office:value-type="float" office:value="352852.377" calcext:value-type="float">
            <text:p>352.852,38</text:p>
          </table:table-cell>
          <table:table-cell table:style-name="ce186" table:formula="of:=SUM([.E3:.E14])" office:value-type="float" office:value="114758.55" calcext:value-type="float">
            <text:p>114.758,55</text:p>
          </table:table-cell>
          <table:table-cell table:style-name="ce200" table:formula="of:=SUM([.F3:.F14])" office:value-type="float" office:value="-197661.03" calcext:value-type="float">
            <text:p>-197.661,03</text:p>
          </table:table-cell>
          <table:table-cell table:style-name="ce205" table:formula="of:=[.E15]+[.F15]" office:value-type="float" office:value="-82902.48" calcext:value-type="float">
            <text:p>-82.902,48</text:p>
          </table:table-cell>
          <table:table-cell table:style-name="ce229"/>
          <table:table-cell table:style-name="ce239"/>
          <table:table-cell table:style-name="ce265" table:formula="of:=SUM([.J9:.J14])" office:value-type="float" office:value="540" calcext:value-type="float">
            <text:p>540</text:p>
          </table:table-cell>
          <table:table-cell table:style-name="ce279" table:formula="of:=SUM([.K9:.K14])" office:value-type="float" office:value="126.7434" calcext:value-type="float">
            <text:p>126,74</text:p>
          </table:table-cell>
          <table:table-cell table:style-name="ce279" table:formula="of:=SUM([.L9:.L14])" office:value-type="float" office:value="413.2566" calcext:value-type="float">
            <text:p>413,26</text:p>
          </table:table-cell>
          <table:table-cell table:style-name="ce281" table:formula="of:=SUM([.M3:.M8])" office:value-type="float" office:value="228" calcext:value-type="float">
            <text:p>228</text:p>
          </table:table-cell>
          <table:table-cell table:style-name="ce279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7872.1666666667" calcext:value-type="float">
            <text:p>67.872,17</text:p>
          </table:table-cell>
          <table:table-cell table:style-name="ce198" table:formula="of:=[.C15]/[.A16]" office:value-type="float" office:value="-38467.8019166667" calcext:value-type="float">
            <text:p>-38.467,80</text:p>
          </table:table-cell>
          <table:table-cell table:style-name="ce198"/>
          <table:table-cell table:style-name="ce198" table:formula="of:=[.E15]/[.A16]" office:value-type="float" office:value="9563.2125" calcext:value-type="float">
            <text:p>9.563,21</text:p>
          </table:table-cell>
          <table:table-cell table:style-name="ce198" table:formula="of:=[.F15]/[.A16]" office:value-type="float" office:value="-16471.7525" calcext:value-type="float">
            <text:p>-16.471,75</text:p>
          </table:table-cell>
          <table:table-cell table:style-name="ce198" table:formula="of:=[.G15]/[.A16]" office:value-type="float" office:value="-6908.54" calcext:value-type="float">
            <text:p>-6.908,54</text:p>
          </table:table-cell>
          <table:table-cell table:style-name="ce230"/>
          <table:table-cell table:style-name="ce243"/>
          <table:table-cell table:style-name="ce198" table:formula="of:=[.J15]/12" office:value-type="float" office:value="45" calcext:value-type="float">
            <text:p>45,00</text:p>
          </table:table-cell>
          <table:table-cell table:style-name="ce198" table:formula="of:=[.K15]/12" office:value-type="float" office:value="10.56195" calcext:value-type="float">
            <text:p>10,56</text:p>
          </table:table-cell>
          <table:table-cell table:style-name="ce198" table:formula="of:=[.L15]/12" office:value-type="float" office:value="34.43805" calcext:value-type="float">
            <text:p>34,44</text:p>
          </table:table-cell>
          <table:table-cell table:style-name="ce198" table:formula="of:=[.M15]/12" office:value-type="float" office:value="19" calcext:value-type="float">
            <text:p>19,00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35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 table:number-columns-repeated="2"/>
        </table:table-row>
        <table:table-row table:style-name="ro3">
          <table:table-cell/>
          <table:table-cell table:style-name="ce188"/>
          <table:table-cell table:style-name="ce206" office:value-type="string" calcext:value-type="string">
            <text:p>2022 Aralık <text:s/>Devir</text:p>
          </table:table-cell>
          <table:table-cell table:style-name="ce188"/>
          <table:table-cell table:style-name="ce212"/>
          <table:table-cell table:style-name="ce215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75"/>
          <table:table-cell table:number-columns-repeated="2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16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90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OCAK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3261" calcext:value-type="float">
            <text:p>13.261,00</text:p>
          </table:table-cell>
          <table:table-cell table:style-name="ce311" table:formula="of:=SUM([.E5:.E27])" office:value-type="float" office:value="-22808.31" calcext:value-type="float">
            <text:p>-22.808,31</text:p>
          </table:table-cell>
          <table:table-cell table:style-name="ce311" table:formula="of:=SUM([.F4:.F28])" office:value-type="float" office:value="8049.2" calcext:value-type="float">
            <text:p>8.049,20</text:p>
          </table:table-cell>
          <table:table-cell table:style-name="ce311" table:formula="of:=SUM([.G4:.G28])" office:value-type="float" office:value="-23047.62" calcext:value-type="float">
            <text:p>-23.047,62</text:p>
          </table:table-cell>
          <table:table-cell table:style-name="ce31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8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Aidat Marmara Royal Site 8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31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 işten havale</text:p>
          </table:table-cell>
          <table:table-cell table:number-columns-repeated="2"/>
          <table:table-cell table:style-name="ce20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24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24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300" office:value-type="string" calcext:value-type="string">
            <text:p>Kira snyG Metin ÇELİK 4/8 31-12-2022</text:p>
          </table:table-cell>
          <table:table-cell table:style-name="ce300"/>
          <table:table-cell table:style-name="ce31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3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3 aylık kira bedeli</text:p>
          </table:table-cell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style-name="ce30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2"/>
          <table:table-cell table:style-name="ce300" office:value-type="string" calcext:value-type="string">
            <text:p>cihan oto 12 ay teminattan kalan</text:p>
          </table:table-cell>
          <table:table-cell table:style-name="ce309"/>
          <table:table-cell table:style-name="ce300"/>
          <table:table-cell table:style-name="ce300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6130.21" calcext:value-type="float">
            <text:p>6.130,21</text:p>
          </table:table-cell>
          <table:table-cell table:style-name="ce31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303" office:value-type="string" calcext:value-type="string">
            <text:p>Salih Ant Elektrik</text:p>
          </table:table-cell>
          <table:table-cell table:style-name="ce175"/>
          <table:table-cell table:style-name="ce318" office:value-type="float" office:value="1221.74" calcext:value-type="float">
            <text:p>1.221,74</text:p>
          </table:table-cell>
          <table:table-cell table:style-name="ce330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1264.87" calcext:value-type="float">
            <text:p>1.264,87</text:p>
          </table:table-cell>
          <table:table-cell table:style-name="ce21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366.02" calcext:value-type="float">
            <text:p>366,02</text:p>
          </table:table-cell>
          <table:table-cell table:style-name="ce216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7"/>
          <table:table-cell table:style-name="ce322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table:style-name="ce319" office:value-type="float" office:value="183.26" calcext:value-type="float">
            <text:p>183,26</text:p>
          </table:table-cell>
          <table:table-cell table:style-name="ce29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 table:style-name="ce32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4/6</text:p>
          </table:table-cell>
          <table:table-cell table:style-name="ce306"/>
          <table:table-cell table:style-name="ce30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6"/>
          <table:table-cell table:style-name="ce30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2/3</text:p>
          </table:table-cell>
          <table:table-cell table:style-name="ce306"/>
          <table:table-cell table:style-name="ce296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9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9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6" office:value-type="string" calcext:value-type="string">
            <text:p>ayfer kurt ???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erenler </text:p>
          </table:table-cell>
          <table:table-cell table:style-name="ce30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7" office:value-type="string" calcext:value-type="string">
            <text:p>erenler pide 12- k3</text:p>
          </table:table-cell>
          <table:table-cell table:style-name="ce30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7" office:value-type="string" calcext:value-type="string">
            <text:p>erenler pide 12- k4</text:p>
          </table:table-cell>
          <table:table-cell table:style-name="ce30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aşıkbaba</text:p>
          </table:table-cell>
          <table:table-cell table:style-name="ce30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tokat avm yunus</text:p>
          </table:table-cell>
          <table:table-cell table:style-name="ce30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6" office:value-type="string" calcext:value-type="string">
            <text:p>benzin audi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6" office:value-type="string" calcext:value-type="string">
            <text:p>yunus</text:p>
          </table:table-cell>
          <table:table-cell table:style-name="ce30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7" office:value-type="string" calcext:value-type="string">
            <text:p>erenler pide 12- k5</text:p>
          </table:table-cell>
          <table:table-cell table:style-name="ce30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7" office:value-type="string" calcext:value-type="string">
            <text:p>erenler pide 12- k6</text:p>
          </table:table-cell>
          <table:table-cell table:style-name="ce30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7" office:value-type="string" calcext:value-type="string">
            <text:p>erenler pide 12- k8</text:p>
          </table:table-cell>
          <table:table-cell table:style-name="ce29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9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audi benzin</text:p>
          </table:table-cell>
          <table:table-cell table:style-name="ce30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yunus market</text:p>
          </table:table-cell>
          <table:table-cell table:style-name="ce30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6" office:value-type="string" calcext:value-type="string">
            <text:p>kuruymş</text:p>
          </table:table-cell>
          <table:table-cell table:style-name="ce30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91" office:value-type="string" calcext:value-type="string">
            <text:p>erenler pide 12- k10</text:p>
          </table:table-cell>
          <table:table-cell table:style-name="ce30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91" office:value-type="string" calcext:value-type="string">
            <text:p>erenler pide 12- k11</text:p>
          </table:table-cell>
          <table:table-cell table:style-name="ce30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91" office:value-type="string" calcext:value-type="string">
            <text:p>erenler pide 12- k12</text:p>
          </table:table-cell>
          <table:table-cell table:style-name="ce30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6" office:value-type="string" calcext:value-type="string">
            <text:p>2240 vodafon</text:p>
          </table:table-cell>
          <table:table-cell table:style-name="ce30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91" office:value-type="string" calcext:value-type="string">
            <text:p>erenler pide 12- k13</text:p>
          </table:table-cell>
          <table:table-cell table:style-name="ce30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91"/>
          <table:table-cell table:style-name="ce306" table:number-columns-repeated="2"/>
          <table:table-cell table:style-name="ce324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2 Ocak <text:s/>Devir</text:p>
          </table:table-cell>
          <table:table-cell table:style-name="ce188"/>
          <table:table-cell table:style-name="ce212"/>
          <table:table-cell table:style-name="ce215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16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24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11" table:formula="of:=SUM([.F4:.F43])" office:value-type="float" office:value="26990.01" calcext:value-type="float">
            <text:p>26.990,01</text:p>
          </table:table-cell>
          <table:table-cell table:style-name="ce311" table:formula="of:=SUM([.G4:.G43])" office:value-type="float" office:value="-77441.49" calcext:value-type="float">
            <text:p>-77.441,49</text:p>
          </table:table-cell>
          <table:table-cell table:style-name="ce31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table:style-name="ce216" office:value-type="float" office:value="-264" calcext:value-type="float">
            <text:p>-264,00</text:p>
          </table:table-cell>
          <table:table-cell table:style-name="ce216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2" calcext:value-type="date">
            <text:p>02.02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table:style-name="ce216" office:value-type="float" office:value="-531" calcext:value-type="float">
            <text:p>-531,00</text:p>
          </table:table-cell>
          <table:table-cell table:style-name="ce216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3" calcext:value-type="date">
            <text:p>03.02.2023</text:p>
          </table:table-cell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87]" office:value-type="float" office:value="-3076.29" calcext:value-type="float">
            <text:p>-3.076,29</text:p>
          </table:table-cell>
          <table:table-cell/>
          <table:table-cell table:style-name="ce312" office:value-type="float" office:value="-3076.29" calcext:value-type="float">
            <text:p>-3.076,29</text:p>
          </table:table-cell>
          <table:table-cell table:style-name="ce216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table:style-name="ce332" office:value-type="string" calcext:value-type="string">
            <text:p>SnyF-M.Kipel Ocak Ayı kirası</text:p>
          </table:table-cell>
          <table:table-cell table:style-name="ce332"/>
          <table:table-cell table:style-name="ce334"/>
          <table:table-cell table:style-name="ce336"/>
          <table:table-cell table:style-name="ce338" office:value-type="float" office:value="6920" calcext:value-type="float">
            <text:p>6.920,00</text:p>
          </table:table-cell>
          <table:table-cell table:style-name="ce312"/>
          <table:table-cell table:style-name="ce216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332" office:value-type="string" calcext:value-type="string">
            <text:p>Doğuş Kira 6/12-2023-24 </text:p>
          </table:table-cell>
          <table:table-cell table:style-name="ce332" office:value-type="string" calcext:value-type="string">
            <text:p>bankadan</text:p>
          </table:table-cell>
          <table:table-cell table:style-name="ce334"/>
          <table:table-cell table:style-name="ce336"/>
          <table:table-cell table:style-name="ce338" office:value-type="float" office:value="6000" calcext:value-type="float">
            <text:p>6.000,00</text:p>
          </table:table-cell>
          <table:table-cell table:style-name="ce216"/>
          <table:table-cell table:style-name="ce216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62]" office:value-type="float" office:value="-4657.2" calcext:value-type="float">
            <text:p>-4.657,20</text:p>
          </table:table-cell>
          <table:table-cell table:style-name="ce216"/>
          <table:table-cell table:style-name="ce312" office:value-type="float" office:value="-4657.21" calcext:value-type="float">
            <text:p>-4.657,21</text:p>
          </table:table-cell>
          <table:table-cell table:style-name="ce216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16"/>
          <table:table-cell table:style-name="ce216" office:value-type="float" office:value="-5000" calcext:value-type="float">
            <text:p>-5.000,00</text:p>
          </table:table-cell>
          <table:table-cell table:style-name="ce216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Kira </text:span>Adem Özen 9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ce333"/>
          <table:table-cell table:style-name="ce312" office:value-type="float" office:value="-4300" calcext:value-type="float">
            <text:p>-4.300,00</text:p>
          </table:table-cell>
          <table:table-cell table:style-name="ce216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Aidat Marmara Royal Site 9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table:style-name="ce312" office:value-type="float" office:value="-670.27" calcext:value-type="float">
            <text:p>-670,27</text:p>
          </table:table-cell>
          <table:table-cell table:style-name="ce216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102.03" calcext:value-type="float">
            <text:p>-102,03</text:p>
          </table:table-cell>
          <table:table-cell table:style-name="ce216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5"/>
          <table:table-cell table:style-name="ce312" office:value-type="float" office:value="-2667" calcext:value-type="float">
            <text:p>-2.667,00</text:p>
          </table:table-cell>
          <table:table-cell table:style-name="ce333"/>
          <table:table-cell table:style-name="ce312" office:value-type="float" office:value="-3000" calcext:value-type="float">
            <text:p>-3.000,00</text:p>
          </table:table-cell>
          <table:table-cell table:style-name="ce216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8]*-1" office:value-type="float" office:value="-87.69" calcext:value-type="float">
            <text:p>-87,69</text:p>
          </table:table-cell>
          <table:table-cell/>
          <table:table-cell table:style-name="ce216" table:formula="of:=[.D58]*-1" office:value-type="float" office:value="-87.69" calcext:value-type="float">
            <text:p>-87,69</text:p>
          </table:table-cell>
          <table:table-cell table:style-name="ce216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4" calcext:value-type="date">
            <text:p>14.02.2023</text:p>
          </table:table-cell>
          <table:table-cell table:style-name="ce298" office:value-type="string" calcext:value-type="string">
            <text:p>İstanbuldan gül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204" calcext:value-type="float">
            <text:p>-204,00</text:p>
          </table:table-cell>
          <table:table-cell table:style-name="ce216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16"/>
          <table:table-cell/>
          <table:table-cell table:style-name="ce216" office:value-type="float" office:value="-95" calcext:value-type="float">
            <text:p>-95,00</text:p>
          </table:table-cell>
          <table:table-cell table:style-name="ce216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4 Kümbet D10</text:p>
          </table:table-cell>
          <table:table-cell/>
          <table:table-cell table:style-name="ce297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table:style-name="ce216" office:value-type="float" office:value="-1872.5" calcext:value-type="float">
            <text:p>-1.872,50</text:p>
          </table:table-cell>
          <table:table-cell table:style-name="ce216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0" calcext:value-type="date">
            <text:p>20.02.2023</text:p>
          </table:table-cell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table:style-name="ce216" office:value-type="float" office:value="-99.5" calcext:value-type="float">
            <text:p>-99,50</text:p>
          </table:table-cell>
          <table:table-cell table:style-name="ce216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/>
          <table:table-cell table:style-name="ce216"/>
          <table:table-cell table:style-name="ce216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ce312"/>
          <table:table-cell table:style-name="ce312" office:value-type="float" office:value="5570.01" calcext:value-type="float">
            <text:p>5.570,01</text:p>
          </table:table-cell>
          <table:table-cell table:style-name="ce216"/>
          <table:table-cell table:style-name="ce216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7" table:number-columns-repeated="3"/>
          <table:table-cell/>
          <table:table-cell table:style-name="ce324" table:number-columns-repeated="2"/>
          <table:table-cell table:style-name="ce216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12" office:value-type="float" office:value="-30374" calcext:value-type="float">
            <text:p>-30.374,00</text:p>
          </table:table-cell>
          <table:table-cell table:style-name="ce216" table:number-columns-repeated="2"/>
          <table:table-cell table:style-name="ce216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312"/>
          <table:table-cell table:style-name="ce312" office:value-type="float" office:value="-2702" calcext:value-type="float">
            <text:p>-2.702,00</text:p>
          </table:table-cell>
          <table:table-cell table:style-name="ce216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table:style-name="ce216" office:value-type="float" office:value="-2750" calcext:value-type="float">
            <text:p>-2.750,00</text:p>
          </table:table-cell>
          <table:table-cell table:style-name="ce216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16"/>
          <table:table-cell table:style-name="ce216" office:value-type="float" office:value="-5040" calcext:value-type="float">
            <text:p>-5.040,00</text:p>
          </table:table-cell>
          <table:table-cell table:style-name="ce216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 table:number-columns-repeated="2"/>
          <table:table-cell table:style-name="ce216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16" office:value-type="float" office:value="2000" calcext:value-type="float">
            <text:p>2.000,00</text:p>
          </table:table-cell>
          <table:table-cell table:style-name="ce216"/>
          <table:table-cell table:style-name="ce216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table:number-columns-repeated="2"/>
          <table:table-cell table:style-name="ce216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Doğuş Kira 7/12-2023-24– 28-02-23</text:p>
          </table:table-cell>
          <table:table-cell/>
          <table:table-cell table:style-name="ce313" office:value-type="currency" office:currency="TRY" office:value="6500" calcext:value-type="currency">
            <text:p>₺6.500,00</text:p>
          </table:table-cell>
          <table:table-cell/>
          <table:table-cell table:style-name="ce216" office:value-type="float" office:value="6500" calcext:value-type="float">
            <text:p>6.500,00</text:p>
          </table:table-cell>
          <table:table-cell table:style-name="ce216"/>
          <table:table-cell table:style-name="ce216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1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31" office:value-type="string" calcext:value-type="string">
            <text:p>Kira snyG Metin ÇELİK 5/8 <text:s text:c="3"/>1000 TL</text:p>
          </table:table-cell>
          <table:table-cell/>
          <table:table-cell table:style-name="ce305"/>
          <table:table-cell table:style-name="Default"/>
          <table:table-cell/>
          <table:table-cell table:style-name="ce216"/>
          <table:table-cell table:style-name="ce216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300" office:value-type="string" calcext:value-type="string">
            <text:p>Metin Elektrik Teminat 1200 – 6/6 200 TL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ce216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5"/>
          <table:table-cell table:number-columns-repeated="2"/>
          <table:table-cell table:style-name="ce312" office:value-type="float" office:value="-1368" calcext:value-type="float">
            <text:p>-1.368,00</text:p>
          </table:table-cell>
          <table:table-cell table:style-name="ce216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16"/>
          <table:table-cell/>
          <table:table-cell table:style-name="ce216"/>
          <table:table-cell table:style-name="ce312" office:value-type="float" office:value="-6920" calcext:value-type="float">
            <text:p>-6.920,00</text:p>
          </table:table-cell>
          <table:table-cell table:style-name="ce216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style-name="ce216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216"/>
          <table:table-cell/>
          <table:table-cell table:style-name="ce216"/>
          <table:table-cell table:style-name="ce312" office:value-type="float" office:value="-32000" calcext:value-type="float">
            <text:p>-32.000,00</text:p>
          </table:table-cell>
          <table:table-cell table:style-name="ce216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number-columns-repeated="2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292" office:value-type="date" office:date-value="2022-03-30" calcext:value-type="date">
            <text:p>30.03.2022</text:p>
          </table:table-cell>
          <table:table-cell table:style-name="ce300" office:value-type="string" calcext:value-type="string">
            <text:p>SnyF-Kynkçı Merdal 12/12-2022-23</text:p>
          </table:table-cell>
          <table:table-cell table:style-name="ce300"/>
          <table:table-cell table:style-name="ce300" office:value-type="string" calcext:value-type="string">
            <text:p>2 aylık kira bedeli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 office:value-type="date" office:date-value="2022-10-10" calcext:value-type="date">
            <text:p>10.10.2022</text:p>
          </table:table-cell>
          <table:table-cell table:style-name="ce300" office:value-type="string" calcext:value-type="string">
            <text:p>snyA Ayhan Tüfek 42000-40000</text:p>
          </table:table-cell>
          <table:table-cell table:style-name="ce309"/>
          <table:table-cell table:style-name="ce300" office:value-type="string" calcext:value-type="string">
            <text:p>%57,14 aylık kira bedeli </text:p>
          </table:table-cell>
          <table:table-cell table:number-columns-repeated="3"/>
          <table:table-cell table:style-name="ce216"/>
          <table:table-cell table:number-columns-repeated="1016"/>
        </table:table-row>
        <table:table-row table:style-name="ro3">
          <table:table-cell table:style-name="ce292"/>
          <table:table-cell table:style-name="ce300" office:value-type="string" calcext:value-type="string">
            <text:p>cihan oto 12-1 ay teminattan kalan</text:p>
          </table:table-cell>
          <table:table-cell table:style-name="ce309"/>
          <table:table-cell table:style-name="ce30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/>
          <table:table-cell/>
          <table:table-cell table:style-name="ce175" table:number-columns-repeated="2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1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7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7"/>
          <table:table-cell table:style-name="ce335" office:value-type="float" office:value="200" calcext:value-type="float">
            <text:p>200</text:p>
          </table:table-cell>
          <table:table-cell/>
          <table:table-cell table:style-name="ce21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7"/>
          <table:table-cell table:style-name="ce297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4"/>
          <table:table-cell table:number-columns-repeated="1022"/>
        </table:table-row>
        <table:table-row table:style-name="ro3">
          <table:table-cell/>
          <table:table-cell table:style-name="ce305"/>
          <table:table-cell table:number-columns-repeated="1022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3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16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6"/>
          <table:table-cell table:style-name="ce30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3/3</text:p>
          </table:table-cell>
          <table:table-cell table:style-name="ce306"/>
          <table:table-cell table:style-name="ce296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9" calcext:value-type="date">
            <text:p>29.12.2022</text:p>
          </table:table-cell>
          <table:table-cell table:style-name="ce333" office:value-type="string" calcext:value-type="string">
            <text:p>superonline</text:p>
          </table:table-cell>
          <table:table-cell table:style-name="ce306" table:number-columns-repeated="2"/>
          <table:table-cell office:value-type="float" office:value="-76.3" calcext:value-type="float">
            <text:p>-76,3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33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table:style-name="ce333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0" calcext:value-type="date">
            <text:p>10.01.2023</text:p>
          </table:table-cell>
          <table:table-cell table:style-name="ce333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1" calcext:value-type="date">
            <text:p>11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2" calcext:value-type="date">
            <text:p>12.01.2023</text:p>
          </table:table-cell>
          <table:table-cell table:style-name="ce333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3" calcext:value-type="date">
            <text:p>13.01.2023</text:p>
          </table:table-cell>
          <table:table-cell table:style-name="ce333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4" calcext:value-type="date">
            <text:p>14.01.2023</text:p>
          </table:table-cell>
          <table:table-cell table:style-name="ce333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6" calcext:value-type="date">
            <text:p>16.01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1" calcext:value-type="date">
            <text:p>21.01.2023</text:p>
          </table:table-cell>
          <table:table-cell table:style-name="ce333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3" calcext:value-type="date">
            <text:p>23.01.2023</text:p>
          </table:table-cell>
          <table:table-cell table:style-name="ce333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table:style-name="ce333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5" calcext:value-type="date">
            <text:p>25.01.2023</text:p>
          </table:table-cell>
          <table:table-cell table:style-name="ce333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33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4" calcext:value-type="date">
            <text:p>24.12.2022</text:p>
          </table:table-cell>
          <table:table-cell table:style-name="ce306" office:value-type="string" calcext:value-type="string">
            <text:p>erenler pide 12- kkdnz01</text:p>
          </table:table-cell>
          <table:table-cell table:style-name="ce306" table:number-columns-repeated="2"/>
          <table:table-cell office:value-type="float" office:value="-136.19" calcext:value-type="float">
            <text:p>-136,19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306" office:value-type="string" calcext:value-type="string">
            <text:p>erenler pide 12- kkdnz02</text:p>
          </table:table-cell>
          <table:table-cell table:style-name="ce306" table:number-columns-repeated="2"/>
          <table:table-cell office:value-type="float" office:value="-193.47" calcext:value-type="float">
            <text:p>-193,4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toyota rav4 yağ-filtre</text:p>
          </table:table-cell>
          <table:table-cell table:style-name="ce306" table:number-columns-repeated="2"/>
          <table:table-cell office:value-type="float" office:value="-600" calcext:value-type="float">
            <text:p>-60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erenler pide 12- kkdnz03</text:p>
          </table:table-cell>
          <table:table-cell table:style-name="ce306" table:number-columns-repeated="2"/>
          <table:table-cell office:value-type="float" office:value="-206.27" calcext:value-type="float">
            <text:p>-206,27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2-28" calcext:value-type="date">
            <text:p>28.12.2022</text:p>
          </table:table-cell>
          <table:table-cell table:style-name="ce306" office:value-type="string" calcext:value-type="string">
            <text:p>erenler pide 12- kkdnz04</text:p>
          </table:table-cell>
          <table:table-cell table:style-name="ce306" table:number-columns-repeated="2"/>
          <table:table-cell office:value-type="float" office:value="-146.44" calcext:value-type="float">
            <text:p>-146,44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1" calcext:value-type="date">
            <text:p>01.01.2023</text:p>
          </table:table-cell>
          <table:table-cell table:style-name="ce306" office:value-type="string" calcext:value-type="string">
            <text:p>sivas yemek</text:p>
          </table:table-cell>
          <table:table-cell table:style-name="ce306" table:number-columns-repeated="2"/>
          <table:table-cell office:value-type="float" office:value="-340" calcext:value-type="float">
            <text:p>-340,00</text:p>
          </table:table-cell>
          <table:table-cell table:style-name="ce216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1-02" calcext:value-type="date">
            <text:p>02.01.2023</text:p>
          </table:table-cell>
          <table:table-cell table:style-name="ce30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4" calcext:value-type="date">
            <text:p>04.01.2023</text:p>
          </table:table-cell>
          <table:table-cell table:style-name="ce30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5" calcext:value-type="date">
            <text:p>05.01.2023</text:p>
          </table:table-cell>
          <table:table-cell table:style-name="ce30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35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35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number-columns-repeated="2"/>
          <table:table-cell table:style-name="ce216"/>
          <table:table-cell/>
          <table:table-cell table:style-name="ce216"/>
          <table:table-cell table:style-name="ce31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style-name="ce206" office:value-type="string" calcext:value-type="string">
            <text:p>2023 Şubat <text:s/>Devir</text:p>
          </table:table-cell>
          <table:table-cell table:style-name="ce188"/>
          <table:table-cell table:style-name="ce212"/>
          <table:table-cell table:style-name="ce215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216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95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4" table:default-cell-style-name="ce190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24"/>
        <table:table-column table:style-name="co25" table:default-cell-style-name="Default"/>
        <table:table-column table:style-name="co26" table:default-cell-style-name="ce312"/>
        <table:table-column table:style-name="co27" table:default-cell-style-name="ce216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R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36])" office:value-type="float" office:value="88189" calcext:value-type="float">
            <text:p>88.189,00</text:p>
          </table:table-cell>
          <table:table-cell table:style-name="ce311" table:formula="of:=SUM([.E5:.E35])" office:value-type="float" office:value="-24634.69" calcext:value-type="float">
            <text:p>-24.634,69</text:p>
          </table:table-cell>
          <table:table-cell table:style-name="ce311" table:formula="of:=SUM([.F4:.F36])" office:value-type="float" office:value="23139.34" calcext:value-type="float">
            <text:p>23.139,34</text:p>
          </table:table-cell>
          <table:table-cell table:style-name="ce311" table:formula="of:=SUM([.G5:.G40])" office:value-type="float" office:value="-33283.54" calcext:value-type="float">
            <text:p>-33.283,54</text:p>
          </table:table-cell>
          <table:table-cell table:style-name="ce311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5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96" office:value-type="string" calcext:value-type="string">
            <text:p><text:span text:style-name="T1">Kira </text:span>Adem Özen 10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Aidat Marmara Royal Site 10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1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24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8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16" table:formula="of:=[.D53]*-1" office:value-type="float" office:value="-64.93" calcext:value-type="float">
            <text:p>-64,93</text:p>
          </table:table-cell>
          <table:table-cell table:style-name="ce216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8]" office:value-type="float" office:value="-7675.4" calcext:value-type="float">
            <text:p>-7.675,40</text:p>
          </table:table-cell>
          <table:table-cell table:style-name="ce216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2750" calcext:value-type="float">
            <text:p>-2.750,00</text:p>
          </table:table-cell>
          <table:table-cell table:style-name="ce216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204" office:value-type="float" office:value="1111" calcext:value-type="float">
            <text:p>1.111,00</text:p>
          </table:table-cell>
          <table:table-cell/>
          <table:table-cell table:style-name="ce216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204" office:value-type="float" office:value="2428" calcext:value-type="float">
            <text:p>2.428,00</text:p>
          </table:table-cell>
          <table:table-cell/>
          <table:table-cell table:style-name="ce216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16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16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343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331" office:value-type="float" office:value="6500" calcext:value-type="float">
            <text:p>6.500,00</text:p>
          </table:table-cell>
          <table:table-cell/>
          <table:table-cell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305"/>
          <table:table-cell table:style-name="Default"/>
          <table:table-cell table:style-name="ce216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305"/>
          <table:table-cell table:style-name="Default"/>
          <table:table-cell table:style-name="ce216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44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345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number-columns-repeated="3"/>
          <table:table-cell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305"/>
          <table:table-cell table:style-name="ce312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16"/>
          <table:table-cell/>
          <table:table-cell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16"/>
          <table:table-cell table:style-name="Default"/>
          <table:table-cell table:style-name="ce216"/>
          <table:table-cell/>
          <table:table-cell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16"/>
          <table:table-cell/>
          <table:table-cell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16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216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339"/>
          <table:table-cell table:style-name="ce341" table:number-columns-repeated="3"/>
          <table:table-cell table:style-name="ce346"/>
          <table:table-cell table:number-columns-repeated="1019"/>
        </table:table-row>
        <table:table-row table:style-name="ro3" table:number-rows-repeated="2">
          <table:table-cell table:style-name="ce339"/>
          <table:table-cell table:style-name="ce341"/>
          <table:table-cell table:style-name="ce342"/>
          <table:table-cell table:style-name="ce341" table:number-columns-repeated="2"/>
          <table:table-cell table:number-columns-repeated="1019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3"/>
          <table:table-cell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7:.D54])" office:value-type="float" office:value="3899.07" calcext:value-type="float">
            <text:p>3.899,07</text:p>
          </table:table-cell>
          <table:table-cell table:style-name="ce316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16" office:value-type="float" office:value="933.16" calcext:value-type="float">
            <text:p>933,16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16" office:value-type="float" office:value="996.81" calcext:value-type="float">
            <text:p>996,81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7"/>
          <table:table-cell table:style-name="ce297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7"/>
          <table:table-cell office:value-type="float" office:value="64.93" calcext:value-type="float">
            <text:p>64,93</text:p>
          </table:table-cell>
          <table:table-cell table:style-name="ce297" office:value-type="float" office:value="64.93" calcext:value-type="float">
            <text:p>64,93</text:p>
          </table:table-cell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347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5/6</text:p>
          </table:table-cell>
          <table:table-cell table:style-name="ce306"/>
          <table:table-cell table:style-name="ce30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6"/>
          <table:table-cell table:style-name="ce30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33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33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33" office:value-type="string" calcext:value-type="string">
            <text:p>erenler pide 01- işkk3</text:p>
          </table:table-cell>
          <table:table-cell/>
          <table:table-cell table:style-name="ce235"/>
          <table:table-cell office:value-type="float" office:value="-150.32" calcext:value-type="float">
            <text:p>-150,3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33" office:value-type="string" calcext:value-type="string">
            <text:p>erenler pide 01- işkk4</text:p>
          </table:table-cell>
          <table:table-cell/>
          <table:table-cell table:style-name="ce235"/>
          <table:table-cell office:value-type="float" office:value="-171.76" calcext:value-type="float">
            <text:p>-171,76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erenler pide 01- işkk5</text:p>
          </table:table-cell>
          <table:table-cell/>
          <table:table-cell table:style-name="ce235"/>
          <table:table-cell office:value-type="float" office:value="-119.42" calcext:value-type="float">
            <text:p>-119,42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/>
          <table:table-cell table:style-name="ce235"/>
          <table:table-cell office:value-type="float" office:value="-225.4" calcext:value-type="float">
            <text:p>-225,40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33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33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33" office:value-type="string" calcext:value-type="string">
            <text:p>erenler pide 01- işkk7</text:p>
          </table:table-cell>
          <table:table-cell/>
          <table:table-cell table:style-name="ce235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33" office:value-type="string" calcext:value-type="string">
            <text:p>yemek</text:p>
          </table:table-cell>
          <table:table-cell/>
          <table:table-cell table:style-name="ce235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33" office:value-type="string" calcext:value-type="string">
            <text:p>istanbulkart</text:p>
          </table:table-cell>
          <table:table-cell/>
          <table:table-cell table:style-name="ce235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marm royal</text:p>
          </table:table-cell>
          <table:table-cell/>
          <table:table-cell table:style-name="ce235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<text:s/>248 + 211</text:p>
          </table:table-cell>
          <table:table-cell/>
          <table:table-cell table:style-name="ce235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33" office:value-type="string" calcext:value-type="string">
            <text:p>tcdd yht yasemin dönüş</text:p>
          </table:table-cell>
          <table:table-cell/>
          <table:table-cell table:style-name="ce235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33" office:value-type="string" calcext:value-type="string">
            <text:p>vodafon</text:p>
          </table:table-cell>
          <table:table-cell/>
          <table:table-cell table:style-name="ce235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ide</text:p>
          </table:table-cell>
          <table:table-cell/>
          <table:table-cell table:style-name="ce235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40" office:value-type="date" office:date-value="2023-02-25" calcext:value-type="date">
            <text:p>25.02.2023</text:p>
          </table:table-cell>
          <table:table-cell table:number-columns-repeated="2"/>
          <table:table-cell table:style-name="ce235"/>
          <table:table-cell table:style-name="ce349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erenler pide <text:s/></text:p>
          </table:table-cell>
          <table:table-cell table:style-name="ce306" table:number-columns-repeated="2"/>
          <table:table-cell office:value-type="float" office:value="-122.33" calcext:value-type="float">
            <text:p>-122,33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6" office:value-type="string" calcext:value-type="string">
            <text:p>trafik cezası atila</text:p>
          </table:table-cell>
          <table:table-cell table:style-name="ce306" table:number-columns-repeated="2"/>
          <table:table-cell office:value-type="float" office:value="-713.25" calcext:value-type="float">
            <text:p>-713,25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41.98" calcext:value-type="float">
            <text:p>-41,98</text:p>
          </table:table-cell>
          <table:table-cell table:style-name="ce216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30.93" calcext:value-type="float">
            <text:p>-130,9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6" office:value-type="string" calcext:value-type="string">
            <text:p>erenler pide </text:p>
          </table:table-cell>
          <table:table-cell table:style-name="ce306" table:number-columns-repeated="2"/>
          <table:table-cell office:value-type="float" office:value="-166.23" calcext:value-type="float">
            <text:p>-166,23</text:p>
          </table:table-cell>
          <table:table-cell table:style-name="ce216" table:number-columns-repeated="2"/>
          <table:table-cell table:number-columns-repeated="1017"/>
        </table:table-row>
        <table:table-row table:style-name="ro3">
          <table:table-cell table:style-name="ce340" office:value-type="date" office:date-value="2023-02-24" calcext:value-type="date">
            <text:p>24.02.2023</text:p>
          </table:table-cell>
          <table:table-cell/>
          <table:table-cell table:style-name="ce306" table:number-columns-repeated="2"/>
          <table:table-cell table:style-name="ce349" office:value-type="string" calcext:value-type="string">
            <text:p>hesap kesim</text:p>
          </table:table-cell>
          <table:table-cell table:style-name="ce216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2023 Mart <text:s/>Devir</text:p>
          </table:table-cell>
          <table:table-cell table:style-name="ce188"/>
          <table:table-cell table:style-name="ce212"/>
          <table:table-cell table:style-name="ce215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04" table:number-columns-repeated="2"/>
          <table:table-cell table:style-name="ce30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04" table:number-columns-repeated="2"/>
          <table:table-cell table:style-name="ce30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04" table:number-columns-repeated="2"/>
          <table:table-cell table:style-name="ce30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04" table:number-columns-repeated="2"/>
          <table:table-cell table:style-name="ce30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04" office:value-type="float" office:value="1179.83" calcext:value-type="float">
            <text:p>1.179,83</text:p>
          </table:table-cell>
          <table:table-cell table:style-name="ce204" office:value-type="float" office:value="111" calcext:value-type="float">
            <text:p>111,00</text:p>
          </table:table-cell>
          <table:table-cell table:style-name="ce30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04" office:value-type="float" office:value="18.78" calcext:value-type="float">
            <text:p>18,78</text:p>
          </table:table-cell>
          <table:table-cell table:style-name="ce204" office:value-type="float" office:value="850" calcext:value-type="float">
            <text:p>850,00</text:p>
          </table:table-cell>
          <table:table-cell table:style-name="ce30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04" office:value-type="float" office:value="20.36" calcext:value-type="float">
            <text:p>20,36</text:p>
          </table:table-cell>
          <table:table-cell table:style-name="ce204" office:value-type="float" office:value="100" calcext:value-type="float">
            <text:p>100,00</text:p>
          </table:table-cell>
          <table:table-cell table:style-name="ce30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04" table:number-columns-repeated="2"/>
          <table:table-cell table:style-name="ce30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204" table:number-columns-repeated="2"/>
          <table:table-cell table:style-name="ce30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Mart çıkışı</text:p>
          </table:table-cell>
          <table:table-cell table:style-name="ce216" table:formula="of:=[.H2]" office:value-type="float" office:value="-10144.2" calcext:value-type="float">
            <text:p>-10.1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95" office:value-type="string" calcext:value-type="string">
            <text:p>Ay sonu BAKİYE</text:p>
          </table:table-cell>
          <table:table-cell table:style-name="Default" table:formula="of:=SUM([.E112:.E122])" office:value-type="float" office:value="300788.1" calcext:value-type="float">
            <text:p>3007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32" table:default-cell-style-name="ce216"/>
        <table:table-column table:style-name="co33" table:default-cell-style-name="ce216"/>
        <table:table-column table:style-name="co34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NİS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20911" calcext:value-type="float">
            <text:p>20.911,00</text:p>
          </table:table-cell>
          <table:table-cell table:style-name="ce311" table:formula="of:=SUM([.E4:.E26])" office:value-type="float" office:value="-54277.093" calcext:value-type="float">
            <text:p>-54.277,09</text:p>
          </table:table-cell>
          <table:table-cell table:style-name="ce311" table:formula="of:=SUM([.F4:.F33])" office:value-type="float" office:value="56580" calcext:value-type="float">
            <text:p>56.580,00</text:p>
          </table:table-cell>
          <table:table-cell table:style-name="ce311" table:formula="of:=SUM([.G4:.G33])" office:value-type="float" office:value="-52617.02" calcext:value-type="float">
            <text:p>-52.617,02</text:p>
          </table:table-cell>
          <table:table-cell table:style-name="ce311" table:formula="of:=[.F2]+[.G2]" office:value-type="float" office:value="3962.98" calcext:value-type="float">
            <text:p>3.962,98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 table:style-name="Default"/>
          <table:table-cell table:style-name="ce312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table:style-name="ce312" office:value-type="float" office:value="-500" calcext:value-type="float">
            <text:p>-500,00</text:p>
          </table:table-cell>
          <table:table-cell table:style-name="Default"/>
          <table:table-cell table:style-name="ce312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<text:span text:style-name="T1">Kira </text:span>Adem Özen 11/12 Mrmr Ryl A Blok 8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 table:style-name="Default"/>
          <table:table-cell table:style-name="ce312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03" calcext:value-type="date">
            <text:p>03.04.2023</text:p>
          </table:table-cell>
          <table:table-cell table:style-name="ce296" office:value-type="string" calcext:value-type="string">
            <text:p>Aidat Marmara Royal Site 11/12</text:p>
          </table:table-cell>
          <table:table-cell table:style-name="ce296" table:number-columns-repeated="2"/>
          <table:table-cell table:style-name="ce312" office:value-type="float" office:value="-674.74" calcext:value-type="float">
            <text:p>-674,74</text:p>
          </table:table-cell>
          <table:table-cell table:style-name="ce324"/>
          <table:table-cell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190" office:value-type="string" calcext:value-type="string">
            <text:p>m</text:p>
          </table:table-cell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24"/>
          <table:table-cell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table:style-name="ce312" office:value-type="float" office:value="-1000" calcext:value-type="float">
            <text:p>-1.000,00</text:p>
          </table:table-cell>
          <table:table-cell table:style-name="ce312"/>
          <table:table-cell table:style-name="ce312" office:value-type="float" office:value="-1148" calcext:value-type="float">
            <text:p>-1.148,00</text:p>
          </table:table-cell>
          <table:table-cell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table:style-name="ce312" office:value-type="float" office:value="-150" calcext:value-type="float">
            <text:p>-150,00</text:p>
          </table:table-cell>
          <table:table-cell table:style-name="ce312"/>
          <table:table-cell table:style-name="ce312" office:value-type="float" office:value="-93.5" calcext:value-type="float">
            <text:p>-93,50</text:p>
          </table:table-cell>
          <table:table-cell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/>
          <table:table-cell table:style-name="ce312" table:formula="of:=[.D45]*-1" office:value-type="float" office:value="-107.14" calcext:value-type="float">
            <text:p>-107,14</text:p>
          </table:table-cell>
          <table:table-cell table:style-name="ce312"/>
          <table:table-cell table:style-name="ce312" office:value-type="float" office:value="-107.14" calcext:value-type="float">
            <text:p>-107,14</text:p>
          </table:table-cell>
          <table:table-cell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312" table:formula="of:=[.E51]" office:value-type="float" office:value="-5461.223" calcext:value-type="float">
            <text:p>-5.461,22</text:p>
          </table:table-cell>
          <table:table-cell table:style-name="ce312"/>
          <table:table-cell table:style-name="ce312" office:value-type="float" office:value="-5461.22" calcext:value-type="float">
            <text:p>-5.461,22</text:p>
          </table:table-cell>
          <table:table-cell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312" table:formula="of:=[.E75]" office:value-type="float" office:value="-31033.99" calcext:value-type="float">
            <text:p>-31.033,99</text:p>
          </table:table-cell>
          <table:table-cell table:style-name="ce312"/>
          <table:table-cell table:style-name="ce312" office:value-type="float" office:value="-31033.99" calcext:value-type="float">
            <text:p>-31.033,99</text:p>
          </table:table-cell>
          <table:table-cell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/>
          <table:table-cell office:value-type="float" office:value="-3500" calcext:value-type="float">
            <text:p>-3.500,00</text:p>
          </table:table-cell>
          <table:table-cell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312"/>
          <table:table-cell/>
          <table:table-cell office:value-type="float" office:value="-1000" calcext:value-type="float">
            <text:p>-1.000,00</text:p>
          </table:table-cell>
          <table:table-cell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3500" calcext:value-type="float">
            <text:p>-3.500,00</text:p>
          </table:table-cell>
          <table:table-cell table:number-columns-repeated="2"/>
          <table:table-cell table:formula="of:=[.H17]+[.F18]+[.G18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2"/>
          <table:table-cell office:value-type="float" office:value="6000" calcext:value-type="float">
            <text:p>6.000,00</text:p>
          </table:table-cell>
          <table:table-cell/>
          <table:table-cell table:formula="of:=[.H18]+[.F19]+[.G19]" office:value-type="float" office:value="-46617.02" calcext:value-type="float">
            <text:p>-46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7500" calcext:value-type="currency">
            <text:p>₺7.500,00</text:p>
          </table:table-cell>
          <table:table-cell table:style-name="Default"/>
          <table:table-cell office:value-type="float" office:value="7500" calcext:value-type="float">
            <text:p>7.500,00</text:p>
          </table:table-cell>
          <table:table-cell/>
          <table:table-cell table:formula="of:=[.H19]+[.F20]+[.G20]" office:value-type="float" office:value="-39117.02" calcext:value-type="float">
            <text:p>-39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313" office:value-type="currency" office:currency="TRY" office:value="2000" calcext:value-type="currency">
            <text:p>₺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0]+[.F21]+[.G21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1]+[.F22]+[.G22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2]+[.F23]+[.G23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3]+[.F24]+[.G24]" office:value-type="float" office:value="-37117.02" calcext:value-type="float">
            <text:p>-37.117,02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305"/>
          <table:table-cell table:style-name="Default"/>
          <table:table-cell office:value-type="float" office:value="13000" calcext:value-type="float">
            <text:p>13.000,00</text:p>
          </table:table-cell>
          <table:table-cell/>
          <table:table-cell table:formula="of:=[.H24]+[.F25]+[.G25]" office:value-type="float" office:value="-24117.02" calcext:value-type="float">
            <text:p>-24.117,02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alumba-&gt;hmb iş 13000 iade havale</text:p>
          </table:table-cell>
          <table:table-cell/>
          <table:table-cell table:style-name="ce305"/>
          <table:table-cell table:style-name="Default" table:number-columns-repeated="3"/>
          <table:table-cell table:formula="of:=[.H25]+[.F26]+[.G26]" office:value-type="float" office:value="-24117.02" calcext:value-type="float">
            <text:p>-24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 Merdalkipel-&gt;aliumutbalcı banka</text:p>
          </table:table-cell>
          <table:table-cell table:number-columns-repeated="2"/>
          <table:table-cell table:style-name="Default"/>
          <table:table-cell office:value-type="float" office:value="28080" calcext:value-type="float">
            <text:p>28.080,00</text:p>
          </table:table-cell>
          <table:table-cell/>
          <table:table-cell table:formula="of:=[.H26]+[.F27]+[.G27]" office:value-type="float" office:value="3962.98" calcext:value-type="float">
            <text:p>3.962,98</text:p>
          </table:table-cell>
          <table:table-cell table:number-columns-repeated="1016"/>
        </table:table-row>
        <table:table-row table:style-name="ro3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0:.D47])" office:value-type="float" office:value="4161.94" calcext:value-type="float">
            <text:p>4.161,94</text:p>
          </table:table-cell>
          <table:table-cell table:style-name="ce316" table:formula="of:=SUM([.E40:.E47])" office:value-type="float" office:value="4162" calcext:value-type="float">
            <text:p>4.16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216" office:value-type="float" office:value="835" calcext:value-type="float">
            <text:p>83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216" office:value-type="float" office:value="1240" calcext:value-type="float">
            <text:p>1.24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table:style-name="Default" office:value-type="float" office:value="195" calcext:value-type="float">
            <text:p>19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office:value-type="float" office:value="1448.09" calcext:value-type="float">
            <text:p>1448,09</text:p>
          </table:table-cell>
          <table:table-cell table:style-name="Default" office:value-type="float" office:value="1450" calcext:value-type="float">
            <text:p>145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table:style-name="Default" office:value-type="float" office:value="335" calcext:value-type="float">
            <text:p>33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/>
          <table:table-cell table:style-name="ce297" office:value-type="float" office:value="107.14" calcext:value-type="float">
            <text:p>107,14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2:.E72])" office:value-type="float" office:value="-5461.223" calcext:value-type="float">
            <text:p>-5461,2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6"/>
          <table:table-cell table:style-name="ce30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.Umut Balcı 1589,8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P.Özlem Balcı Atila ev -323,6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H.Murat Balcı 508,20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2-12-25" calcext:value-type="date">
            <text:p>25.12.2022</text:p>
          </table:table-cell>
          <table:table-cell table:style-name="ce306" office:value-type="string" calcext:value-type="string">
            <text:p>Tokat Belediyesi Vergi Ayşe Balcı 197,25 ¼ taksit</text:p>
          </table:table-cell>
          <table:table-cell table:style-name="ce306"/>
          <table:table-cell table:style-name="ce30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2-28" calcext:value-type="date">
            <text:p>28.02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61.31" calcext:value-type="float">
            <text:p>-161,3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1" calcext:value-type="date">
            <text:p>01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37.93" calcext:value-type="float">
            <text:p>-137,9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02" calcext:value-type="date">
            <text:p>02.03.2023</text:p>
          </table:table-cell>
          <table:table-cell table:style-name="ce333" office:value-type="string" calcext:value-type="string">
            <text:p>pide iş kk</text:p>
          </table:table-cell>
          <table:table-cell/>
          <table:table-cell table:style-name="ce235"/>
          <table:table-cell office:value-type="float" office:value="-121.99" calcext:value-type="float">
            <text:p>-12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19" calcext:value-type="date">
            <text:p>19.03.2023</text:p>
          </table:table-cell>
          <table:table-cell table:style-name="ce333" office:value-type="string" calcext:value-type="string">
            <text:p>ankara kuruyemiş</text:p>
          </table:table-cell>
          <table:table-cell/>
          <table:table-cell table:style-name="ce235"/>
          <table:table-cell office:value-type="float" office:value="-94.85" calcext:value-type="float">
            <text:p>-94,8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table:style-name="ce333" office:value-type="string" calcext:value-type="string">
            <text:p>toyota gaz banaz</text:p>
          </table:table-cell>
          <table:table-cell/>
          <table:table-cell table:style-name="ce235"/>
          <table:table-cell office:value-type="float" office:value="-456.1" calcext:value-type="float">
            <text:p>-456,1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35"/>
          <table:table-cell office:value-type="float" office:value="-554.11" calcext:value-type="float">
            <text:p>-554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35"/>
          <table:table-cell office:value-type="float" office:value="-530.55" calcext:value-type="float">
            <text:p>-530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35"/>
          <table:table-cell office:value-type="float" office:value="-26.53" calcext:value-type="float">
            <text:p>-26,5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235"/>
          <table:table-cell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6:.E87])" office:value-type="float" office:value="-31033.99" calcext:value-type="float">
            <text:p>-31033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2-27" calcext:value-type="date">
            <text:p>27.02.2023</text:p>
          </table:table-cell>
          <table:table-cell table:style-name="ce306" office:value-type="string" calcext:value-type="string">
            <text:p>yasemin okul </text:p>
          </table:table-cell>
          <table:table-cell table:style-name="ce306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8" calcext:value-type="date">
            <text:p>08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09" calcext:value-type="date">
            <text:p>09.03.2023</text:p>
          </table:table-cell>
          <table:table-cell table:style-name="ce306" office:value-type="string" calcext:value-type="string">
            <text:p>benzin çapa</text:p>
          </table:table-cell>
          <table:table-cell table:style-name="ce306" table:number-columns-repeated="2"/>
          <table:table-cell office:value-type="float" office:value="-160.04" calcext:value-type="float">
            <text:p>-160,04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06" office:value-type="string" calcext:value-type="string">
            <text:p>et</text:p>
          </table:table-cell>
          <table:table-cell table:style-name="ce306" table:number-columns-repeated="2"/>
          <table:table-cell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5" calcext:value-type="date">
            <text:p>15.03.2023</text:p>
          </table:table-cell>
          <table:table-cell table:style-name="ce306" office:value-type="string" calcext:value-type="string">
            <text:p>dnz kk et yğ soğn bbr</text:p>
          </table:table-cell>
          <table:table-cell table:style-name="ce306" table:number-columns-repeated="2"/>
          <table:table-cell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90"/>
          <table:table-cell table:style-name="ce307"/>
          <table:table-cell table:number-columns-repeated="2"/>
          <table:table-cell office:value-type="string" calcext:value-type="string">
            <text:p>hesap kesim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MAYIS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6])" office:value-type="float" office:value="17911" calcext:value-type="float">
            <text:p>17.911,00</text:p>
          </table:table-cell>
          <table:table-cell table:style-name="ce311" table:formula="of:=SUM([.E4:.E35])" office:value-type="float" office:value="-19309.37" calcext:value-type="float">
            <text:p>-19.309,37</text:p>
          </table:table-cell>
          <table:table-cell table:style-name="ce311" table:formula="of:=SUM([.F4:.F37])" office:value-type="float" office:value="0" calcext:value-type="float">
            <text:p>0,00</text:p>
          </table:table-cell>
          <table:table-cell table:style-name="ce311" table:formula="of:=SUM([.G4:.G37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5-05" calcext:value-type="date">
            <text:p>05.05.2023</text:p>
          </table:table-cell>
          <table:table-cell table:style-name="ce296" office:value-type="string" calcext:value-type="string">
            <text:p>TUSDATA 1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TUSDATA anlaşma 31-3-2023 te yapıldı</text:p>
          </table:table-cell>
          <table:table-cell table:style-name="ce296" office:value-type="string" calcext:value-type="string">
            <text:p><text:s/></text:p>
          </table:table-cell>
          <table:table-cell table:style-name="ce296"/>
          <table:table-cell table:number-columns-repeated="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8,78 <text:s text:c="4"/>= 3085,73 USD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31-3-2023 USD <text:s text:c="3"/>iş alış <text:s text:c="7"/>18,78 <text:s text:c="11"/>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style-name="ce296" office:value-type="string" calcext:value-type="string">
            <text:p>31-3-2023 ALTIN İŞ ALIŞ 1179,83</text:p>
          </table:table-cell>
          <table:table-cell table:style-name="ce296" table:number-columns-repeated="2"/>
          <table:table-cell table:number-columns-repeated="2"/>
          <table:table-cell table:style-name="Default"/>
          <table:table-cell table:formula="of:=[.H10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2/12 Mrmr Ryl A Blok 8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2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3]" office:value-type="float" office:value="0" calcext:value-type="float">
            <text:p>0,00</text:p>
          </table:table-cell>
          <table:table-cell table:style-name="ce204"/>
          <table:table-cell table:style-name="ce216" table:formula="of:=[.E43]" office:value-type="float" office:value="0" calcext:value-type="float">
            <text:p>0,00</text:p>
          </table:table-cell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formula="of:=[.E55]" office:value-type="float" office:value="-3413.09" calcext:value-type="float">
            <text:p>-3.413,09</text:p>
          </table:table-cell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221.54" calcext:value-type="float">
            <text:p>-221,54</text:p>
          </table:table-cell>
          <table:table-cell/>
          <table:table-cell table:style-name="Default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6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/>
          <table:table-cell table:style-name="Default"/>
          <table:table-cell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4:.D51])" office:value-type="float" office:value="0" calcext:value-type="float">
            <text:p>0,00</text:p>
          </table:table-cell>
          <table:table-cell table:style-name="ce316" table:formula="of:=SUM([.E44:.E5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56:.E68])" office:value-type="float" office:value="-3413.09" calcext:value-type="float">
            <text:p>-3413,0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31" calcext:value-type="date">
            <text:p>31.03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35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çapa bıçak 24 ad</text:p>
          </table:table-cell>
          <table:table-cell table:style-name="ce306" table:number-columns-repeated="2"/>
          <table:table-cell office:value-type="float" office:value="-800" calcext:value-type="float">
            <text:p>-800,00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2:.E83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3-03-28" calcext:value-type="date">
            <text:p>28.03.2023</text:p>
          </table:table-cell>
          <table:table-cell table:style-name="ce306" office:value-type="string" calcext:value-type="string">
            <text:p>Belediye 17761</text:p>
          </table:table-cell>
          <table:table-cell table:style-name="ce306" table:number-columns-repeated="2"/>
          <table:table-cell office:value-type="float" office:value="-221.54" calcext:value-type="float">
            <text:p>-221,54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HAZİRAN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27911" calcext:value-type="float">
            <text:p>27.911,00</text:p>
          </table:table-cell>
          <table:table-cell table:style-name="ce311" table:formula="of:=SUM([.E4:.E26])" office:value-type="float" office:value="-19828.77" calcext:value-type="float">
            <text:p>-19.828,77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2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1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1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1954.03" calcext:value-type="float">
            <text:p>-1.954,03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2-25" calcext:value-type="date">
            <text:p>25.02.2023</text:p>
          </table:table-cell>
          <table:table-cell table:style-name="ce333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35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5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67911" calcext:value-type="float">
            <text:p>67.911,00</text:p>
          </table:table-cell>
          <table:table-cell table:style-name="ce311" table:formula="of:=SUM([.E4:.E27])" office:value-type="float" office:value="-20323.73" calcext:value-type="float">
            <text:p>-20.323,73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3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304" office:value-type="float" office:value="50000" calcext:value-type="float">
            <text:p>50.000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304" office:value-type="float" office:value="1111" calcext:value-type="float">
            <text:p>1.111,00</text:p>
          </table:table-cell>
          <table:table-cell table:number-columns-repeated="3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9])" office:value-type="float" office:value="87911" calcext:value-type="float">
            <text:p>87.911,00</text:p>
          </table:table-cell>
          <table:table-cell table:style-name="ce311" table:formula="of:=SUM([.E4:.E28])" office:value-type="float" office:value="-20323.73" calcext:value-type="float">
            <text:p>-20.323,73</text:p>
          </table:table-cell>
          <table:table-cell table:style-name="ce311" table:formula="of:=SUM([.F4:.F30])" office:value-type="float" office:value="0" calcext:value-type="float">
            <text:p>0,00</text:p>
          </table:table-cell>
          <table:table-cell table:style-name="ce311" table:formula="of:=SUM([.G4:.G30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4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6]" office:value-type="float" office:value="0" calcext:value-type="float">
            <text:p>0,00</text:p>
          </table:table-cell>
          <table:table-cell table:style-name="ce204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8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30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7:.D44])" office:value-type="float" office:value="0" calcext:value-type="float">
            <text:p>0,00</text:p>
          </table:table-cell>
          <table:table-cell table:style-name="ce316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6"/>
          <table:table-cell table:style-name="ce30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24300" calcext:value-type="float">
            <text:p>124.300,00</text:p>
          </table:table-cell>
          <table:table-cell table:style-name="ce311" table:formula="of:=SUM([.E4:.E27])" office:value-type="float" office:value="-19212.62" calcext:value-type="float">
            <text:p>-19.212,62</text:p>
          </table:table-cell>
          <table:table-cell table:style-name="ce311" table:formula="of:=SUM([.F4:.F29])" office:value-type="float" office:value="0" calcext:value-type="float">
            <text:p>0,00</text:p>
          </table:table-cell>
          <table:table-cell table:style-name="ce311" table:formula="of:=SUM([.G4:.G29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5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437.88" calcext:value-type="float">
            <text:p>-437,88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90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35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324"/>
        <table:table-column table:style-name="co12" table:default-cell-style-name="ce216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8])" office:value-type="float" office:value="16800" calcext:value-type="float">
            <text:p>16.800,00</text:p>
          </table:table-cell>
          <table:table-cell table:style-name="ce311" table:formula="of:=SUM([.E4:.E27])" office:value-type="float" office:value="-73836.13" calcext:value-type="float">
            <text:p>-73.8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6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300" calcext:value-type="float">
            <text:p>-3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5]" office:value-type="float" office:value="0" calcext:value-type="float">
            <text:p>0,00</text:p>
          </table:table-cell>
          <table:table-cell table:style-name="ce204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7]" office:value-type="float" office:value="-61.39" calcext:value-type="float">
            <text:p>-61,3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style-name="Default"/>
          <table:table-cell table:number-columns-repeated="1018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style-name="Default"/>
          <table:table-cell table:number-columns-repeated="1018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6:.D43])" office:value-type="float" office:value="0" calcext:value-type="float">
            <text:p>0,00</text:p>
          </table:table-cell>
          <table:table-cell table:style-name="ce316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 table:number-columns-repeated="1020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 table:number-columns-repeated="1020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 table:number-columns-repeated="1020"/>
        </table:table-row>
        <table:table-row table:style-name="ro3">
          <table:table-cell table:style-name="ce190"/>
          <table:table-cell table:style-name="ce30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324"/>
        <table:table-column table:style-name="co12" table:default-cell-style-name="Default"/>
        <table:table-column table:style-name="co35" table:default-cell-style-name="ce216"/>
        <table:table-column table:style-name="co36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27])" office:value-type="float" office:value="196800" calcext:value-type="float">
            <text:p>196.800,00</text:p>
          </table:table-cell>
          <table:table-cell table:style-name="ce311" table:formula="of:=SUM([.E4:.E26])" office:value-type="float" office:value="-19536.13" calcext:value-type="float">
            <text:p>-19.536,13</text:p>
          </table:table-cell>
          <table:table-cell table:style-name="ce311" table:formula="of:=SUM([.F4:.F28])" office:value-type="float" office:value="0" calcext:value-type="float">
            <text:p>0,00</text:p>
          </table:table-cell>
          <table:table-cell table:style-name="ce311" table:formula="of:=SUM([.G4:.G28])" office:value-type="float" office:value="0" calcext:value-type="float">
            <text:p>0,00</text:p>
          </table:table-cell>
          <table:table-cell table:style-name="ce31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7/3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34]" office:value-type="float" office:value="0" calcext:value-type="float">
            <text:p>0,00</text:p>
          </table:table-cell>
          <table:table-cell table:style-name="ce204"/>
          <table:table-cell table:style-name="ce216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46]" office:value-type="float" office:value="-61.39" calcext:value-type="float">
            <text:p>-61,39</text:p>
          </table:table-cell>
          <table:table-cell table:style-name="ce216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/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16"/>
          <table:table-cell table:style-name="Default"/>
          <table:table-cell table:style-name="ce216"/>
          <table:table-cell table:number-columns-repeated="1018"/>
        </table:table-row>
        <table:table-row table:style-name="ro1">
          <table:table-cell/>
          <table:table-cell table:style-name="ce301"/>
          <table:table-cell table:number-columns-repeated="2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35:.D42])" office:value-type="float" office:value="0" calcext:value-type="float">
            <text:p>0,00</text:p>
          </table:table-cell>
          <table:table-cell table:style-name="ce316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7" table:default-cell-style-name="Default"/>
        <table:table-column table:style-name="co41" table:default-cell-style-name="ce324"/>
        <table:table-column table:style-name="co5" table:default-cell-style-name="Default"/>
        <table:table-column table:style-name="co33" table:default-cell-style-name="ce216"/>
        <table:table-column table:style-name="co42" table:default-cell-style-name="ce216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91" office:value-type="string" calcext:value-type="string">
            <text:p>- ŞUBAT 2023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1])" office:value-type="float" office:value="136800" calcext:value-type="float">
            <text:p>136.800,00</text:p>
          </table:table-cell>
          <table:table-cell table:style-name="ce311" table:formula="of:=SUM([.E4:.E31])" office:value-type="float" office:value="-111236.13" calcext:value-type="float">
            <text:p>-111.236,13</text:p>
          </table:table-cell>
          <table:table-cell table:style-name="ce311" table:formula="of:=SUM([.F4:.F31])" office:value-type="float" office:value="0" calcext:value-type="float">
            <text:p>0,00</text:p>
          </table:table-cell>
          <table:table-cell table:style-name="ce311" table:formula="of:=SUM([.G4:.G31])" office:value-type="float" office:value="-11271.36" calcext:value-type="float">
            <text:p>-11.271,36</text:p>
          </table:table-cell>
          <table:table-cell table:style-name="ce311" table:formula="of:=[.F2]+[.G2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</text:span>5847500300 Kümbet D09 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Elektrik 8222520300</text:span> Kümbet D10 </text:p>
          </table:table-cell>
          <table:table-cell table:style-name="ce296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TUSDATA 8/30 <text:s text:c="17"/>8*250 = 200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9/30 – 20/30 <text:s text:c="2"/>12*250 = 3000</text:p>
          </table:table-cell>
          <table:table-cell table:style-name="ce296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21/30-30/30 <text:s text:c="2"/>10*8845 = 88450</text:p>
          </table:table-cell>
          <table:table-cell table:style-name="ce296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6" office:value-type="string" calcext:value-type="string">
            <text:p>TUSDATA <text:s/>TOPLAM <text:s text:c="24"/>93450</text:p>
          </table:table-cell>
          <table:table-cell table:style-name="ce296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1-07" calcext:value-type="date">
            <text:p>07.01.2023</text:p>
          </table:table-cell>
          <table:table-cell table:style-name="ce296" office:value-type="string" calcext:value-type="string">
            <text:p><text:span text:style-name="T1">Kira </text:span>Adem Özen /12 Mrmr Ryl A Blok 82</text:p>
          </table:table-cell>
          <table:table-cell table:style-name="ce296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Aidat Marmara Royal Site /12</text:p>
          </table:table-cell>
          <table:table-cell table:style-name="ce296" table:number-columns-repeated="2"/>
          <table:table-cell office:value-type="float" office:value="-674.74" calcext:value-type="float">
            <text:p>-674,74</text:p>
          </table:table-cell>
          <table:table-cell table:style-name="ce324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<text:span text:style-name="T1">Doğalgaz </text:span>Marmara Royal Ablok D:82 </text:p>
          </table:table-cell>
          <table:table-cell table:style-name="ce296" table:number-columns-repeated="2"/>
          <table:table-cell office:value-type="float" office:value="-150" calcext:value-type="float">
            <text:p>-150,00</text:p>
          </table:table-cell>
          <table:table-cell table:style-name="ce324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4 Kümbet D10</text:p>
          </table:table-cell>
          <table:table-cell table:style-name="ce297" table:number-columns-repeated="2"/>
          <table:table-cell office:value-type="float" office:value="-1000" calcext:value-type="float">
            <text:p>-1.000,00</text:p>
          </table:table-cell>
          <table:table-cell table:style-name="ce324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7" office:value-type="string" calcext:value-type="string">
            <text:p><text:span text:style-name="T1">Doğalgaz 8</text:span>00004222959 Kümbet D09 </text:p>
          </table:table-cell>
          <table:table-cell table:style-name="ce297" table:number-columns-repeated="2"/>
          <table:table-cell office:value-type="float" office:value="-100" calcext:value-type="float">
            <text:p>-100,00</text:p>
          </table:table-cell>
          <table:table-cell table:style-name="ce324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8" office:value-type="string" calcext:value-type="string">
            <text:p><text:span text:style-name="T2">Elektrik </text:span>9522138254 Sanayi </text:p>
          </table:table-cell>
          <table:table-cell/>
          <table:table-cell table:style-name="ce216" table:formula="of:=[.D47]" office:value-type="float" office:value="0" calcext:value-type="float">
            <text:p>0,00</text:p>
          </table:table-cell>
          <table:table-cell table:style-name="ce204"/>
          <table:table-cell table:style-name="ce216" table:formula="of:=[.E47]" office:value-type="float" office:value="0" calcext:value-type="float">
            <text:p>0,00</text:p>
          </table:table-cell>
          <table:table-cell table:style-name="Default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4876 İşbank </text:p>
          </table:table-cell>
          <table:table-cell table:number-columns-repeated="2"/>
          <table:table-cell table:style-name="ce204" table:formula="of:=[.E59]" office:value-type="float" office:value="-61.39" calcext:value-type="float">
            <text:p>-61,39</text:p>
          </table:table-cell>
          <table:table-cell table:style-name="ce21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9" office:value-type="string" calcext:value-type="string">
            <text:p>KK 5165 Denizbank</text:p>
          </table:table-cell>
          <table:table-cell table:number-columns-repeated="2"/>
          <table:table-cell table:style-name="ce204" table:formula="of:=[.E75]" office:value-type="float" office:value="0" calcext:value-type="float">
            <text:p>0,00</text:p>
          </table:table-cell>
          <table:table-cell/>
          <table:table-cell table:style-name="Default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1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6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21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5" office:value-type="currency" office:currency="TRY" office:value="2800" calcext:value-type="currency">
            <text:p>₺2.800,00</text:p>
          </table:table-cell>
          <table:table-cell table:style-name="Default"/>
          <table:table-cell table:style-name="ce216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30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16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90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5"/>
          <table:table-cell table:style-name="Default"/>
          <table:table-cell table:style-name="ce216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Default"/>
          <table:table-cell/>
          <table:table-cell table:style-name="ce105" table:formula="of:=[.H39]" office:value-type="float" office:value="-11271.36" calcext:value-type="float">
            <text:p>-11.271,36</text:p>
          </table:table-cell>
          <table:table-cell table:formula="of:=[.H29]+[.F30]+[.G30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string" calcext:value-type="string">
            <text:p>2023 YILI NAZAN BALCI</text:p>
          </table:table-cell>
          <table:table-cell table:number-columns-repeated="2"/>
          <table:table-cell table:style-name="ce30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90" office:value-type="date" office:date-value="2023-02-06" calcext:value-type="date">
            <text:p>06.02.2023</text:p>
          </table:table-cell>
          <table:table-cell office:value-type="string" calcext:value-type="string">
            <text:p>SnyF-Ocak23 Ayı kirası <text:s/>-&gt; Nazan</text:p>
          </table:table-cell>
          <table:table-cell table:style-name="ce102" office:value-type="float" office:value="6920" calcext:value-type="float">
            <text:p>692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3]*[.D33]*-1" office:value-type="float" office:value="-1624.9544" calcext:value-type="float">
            <text:p>-1.624,95</text:p>
          </table:table-cell>
          <table:table-cell/>
          <table:table-cell table:style-name="ce324" table:formula="of:=[.C33]*[.D33]*-1" office:value-type="float" office:value="-1624.9544" calcext:value-type="float">
            <text:p>-1.624,95</text:p>
          </table:table-cell>
          <table:table-cell table:formula="of:=[.H32]+[.F33]+[.G33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office:value-type="float" office:value="13000" calcext:value-type="float">
            <text:p>1300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4]*[.D34]*-1" office:value-type="float" office:value="-3052.66" calcext:value-type="float">
            <text:p>-3.052,66</text:p>
          </table:table-cell>
          <table:table-cell/>
          <table:table-cell table:style-name="ce324" table:formula="of:=[.C34]*[.D34]*-1" office:value-type="float" office:value="-3052.66" calcext:value-type="float">
            <text:p>-3.052,66</text:p>
          </table:table-cell>
          <table:table-cell table:formula="of:=[.H33]+[.F34]+[.G34]" office:value-type="float" office:value="-4677.6144" calcext:value-type="float">
            <text:p>-4.677,6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office:value-type="float" office:value="28080" calcext:value-type="float">
            <text:p>28080</text:p>
          </table:table-cell>
          <table:table-cell table:style-name="ce103" office:value-type="percentage" office:value="0.23482" calcext:value-type="percentage">
            <text:p>23,482%</text:p>
          </table:table-cell>
          <table:table-cell table:style-name="ce104" table:formula="of:=[.C35]*[.D35]*-1" office:value-type="float" office:value="-6593.7456" calcext:value-type="float">
            <text:p>-6.593,75</text:p>
          </table:table-cell>
          <table:table-cell/>
          <table:table-cell table:style-name="ce324" table:formula="of:=[.C35]*[.D35]*-1" office:value-type="float" office:value="-6593.7456" calcext:value-type="float">
            <text:p>-6.593,75</text:p>
          </table:table-cell>
          <table:table-cell table:formula="of:=[.H34]+[.F35]+[.G35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5]+[.F36]+[.G36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6]+[.F37]+[.G37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37]+[.F38]+[.G38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105" table:formula="of:=[.H38]+[.F39]+[.G39]" office:value-type="float" office:value="-11271.36" calcext:value-type="float">
            <text:p>-11.27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1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6"/>
          <table:table-cell table:number-columns-repeated="1019"/>
        </table:table-row>
        <table:table-row table:style-name="ro3">
          <table:table-cell table:style-name="ce188" office:value-type="string" calcext:value-type="string">
            <text:p>KALAN BAKİYELER</text:p>
          </table:table-cell>
          <table:table-cell table:style-name="ce188" table:number-columns-repeated="3"/>
          <table:table-cell table:style-name="ce212"/>
          <table:table-cell table:number-columns-repeated="1019"/>
        </table:table-row>
        <table:table-row table:style-name="ro3">
          <table:table-cell table:style-name="ce292"/>
          <table:table-cell table:style-name="ce300" table:number-columns-repeated="3"/>
          <table:table-cell table:style-name="ce32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92"/>
          <table:table-cell table:style-name="ce300"/>
          <table:table-cell table:style-name="ce309"/>
          <table:table-cell table:style-name="ce30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93"/>
          <table:table-cell table:style-name="ce175"/>
          <table:table-cell table:style-name="ce310"/>
          <table:table-cell table:style-name="ce175" table:number-columns-repeated="4"/>
          <table:table-cell table:style-name="ce331"/>
          <table:table-cell table:style-name="ce175" table:number-columns-repeated="1016"/>
        </table:table-row>
        <table:table-row table:style-name="ro3">
          <table:table-cell table:style-name="ce294" office:value-type="date" office:date-value="2023-01-03" calcext:value-type="date">
            <text:p>03.01.2023</text:p>
          </table:table-cell>
          <table:table-cell table:style-name="ce302" office:value-type="string" calcext:value-type="string">
            <text:p>9522138254 Sanayi Elektrik</text:p>
          </table:table-cell>
          <table:table-cell table:style-name="ce188"/>
          <table:table-cell table:style-name="ce316" table:formula="of:=SUM([.D48:.D55])" office:value-type="float" office:value="0" calcext:value-type="float">
            <text:p>0,00</text:p>
          </table:table-cell>
          <table:table-cell table:style-name="ce316" table:formula="of:=SUM([.E48:.E5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7" table:number-columns-repeated="2"/>
          <table:table-cell table:style-name="Default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/>
          <table:table-cell/>
          <table:table-cell table:style-name="ce297"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7" table:number-columns-repeated="2"/>
          <table:table-cell/>
          <table:table-cell table:style-name="ce21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İşbank 4876 KK <text:s text:c="22"/></text:p>
          </table:table-cell>
          <table:table-cell table:style-name="ce188"/>
          <table:table-cell table:style-name="ce212"/>
          <table:table-cell table:style-name="ce215" table:formula="of:=SUM([.E60:.E7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90"/>
          <table:table-cell/>
          <table:table-cell table:style-name="ce306" table:number-columns-repeated="2"/>
          <table:table-cell table:number-columns-repeated="1020"/>
        </table:table-row>
        <table:table-row table:style-name="ro3">
          <table:table-cell table:style-name="ce190" office:value-type="date" office:date-value="2023-03-10" calcext:value-type="date">
            <text:p>10.03.2023</text:p>
          </table:table-cell>
          <table:table-cell table:style-name="ce333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35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6" table:number-columns-repeated="2"/>
          <table:table-cell table:style-name="ce296"/>
          <table:table-cell/>
          <table:table-cell table:style-name="ce216"/>
          <table:table-cell table:number-columns-repeated="1018"/>
        </table:table-row>
        <table:table-row table:style-name="ro3" table:number-rows-repeated="4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33"/>
          <table:table-cell table:style-name="ce306" table:number-columns-repeated="2"/>
          <table:table-cell/>
          <table:table-cell table:style-name="ce216"/>
          <table:table-cell table:number-columns-repeated="1018"/>
        </table:table-row>
        <table:table-row table:style-name="ro3" table:number-rows-repeated="2">
          <table:table-cell table:style-name="ce190"/>
          <table:table-cell table:style-name="ce33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8"/>
          <table:table-cell table:style-name="ce206" office:value-type="string" calcext:value-type="string">
            <text:p>Denizbank 5165 kk</text:p>
          </table:table-cell>
          <table:table-cell table:style-name="ce188" table:number-columns-repeated="2"/>
          <table:table-cell table:style-name="ce215" table:formula="of:=SUM([.E76:.E8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90"/>
          <table:table-cell table:style-name="ce306" table:number-columns-repeated="3"/>
          <table:table-cell/>
          <table:table-cell table:style-name="ce216"/>
          <table:table-cell table:number-columns-repeated="1018"/>
        </table:table-row>
        <table:table-row table:style-name="ro3">
          <table:table-cell table:style-name="ce190"/>
          <table:table-cell table:style-name="ce30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43" table:default-cell-style-name="Default"/>
        <table:table-column table:style-name="co15" table:number-columns-repeated="3" table:default-cell-style-name="ce20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59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304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90" office:value-type="date" office:date-value="2023-11-08" calcext:value-type="date">
            <text:p>08.11.2023</text:p>
          </table:table-cell>
          <table:table-cell office:value-type="string" calcext:value-type="string">
            <text:p>diş iş kk <text:s text:c="26"/>1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90" office:value-type="date" office:date-value="2023-11-23" calcext:value-type="date">
            <text:p>23.11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90" office:value-type="date" office:date-value="2022-12-08" calcext:value-type="date">
            <text:p>08.12.2022</text:p>
          </table:table-cell>
          <table:table-cell office:value-type="string" calcext:value-type="string">
            <text:p>diş iş kk <text:s text:c="27"/>2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90" office:value-type="date" office:date-value="2023-12-19" calcext:value-type="date">
            <text:p>19.12.2023</text:p>
          </table:table-cell>
          <table:table-cell table:style-name="ce291" office:value-type="string" calcext:value-type="string">
            <text:p>peri ödeme</text:p>
          </table:table-cell>
          <table:table-cell/>
          <table:table-cell table:style-name="ce304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90" office:value-type="date" office:date-value="2023-01-08" calcext:value-type="date">
            <text:p>08.01.2023</text:p>
          </table:table-cell>
          <table:table-cell office:value-type="string" calcext:value-type="string">
            <text:p>diş iş kk <text:s text:c="27"/>3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90" office:value-type="date" office:date-value="2023-01-15" calcext:value-type="date">
            <text:p>15.01.2023</text:p>
          </table:table-cell>
          <table:table-cell table:style-name="ce291" office:value-type="string" calcext:value-type="string">
            <text:p>peri havale</text:p>
          </table:table-cell>
          <table:table-cell/>
          <table:table-cell table:style-name="ce304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1]+[.D12]-[.E12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304"/>
          <table:table-cell table:formula="of:=[.F12]+[.D13]-[.E13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304"/>
          <table:table-cell table:formula="of:=[.F13]+[.D14]-[.E14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304"/>
          <table:table-cell table:formula="of:=[.F14]+[.D15]-[.E15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90" office:value-type="date" office:date-value="2023-01-31" calcext:value-type="date">
            <text:p>31.01.2023</text:p>
          </table:table-cell>
          <table:table-cell table:style-name="ce333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304"/>
          <table:table-cell table:formula="of:=[.F15]+[.D16]-[.E16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90" office:value-type="date" office:date-value="2023-02-08" calcext:value-type="date">
            <text:p>08.02.2023</text:p>
          </table:table-cell>
          <table:table-cell office:value-type="string" calcext:value-type="string">
            <text:p>diş iş kk <text:s text:c="28"/>4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6]+[.D17]-[.E17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90" office:value-type="date" office:date-value="2023-02-24" calcext:value-type="date">
            <text:p>24.02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90" office:value-type="date" office:date-value="2023-03-08" calcext:value-type="date">
            <text:p>08.03.2023</text:p>
          </table:table-cell>
          <table:table-cell office:value-type="string" calcext:value-type="string">
            <text:p>diş iş kk <text:s text:c="28"/>5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8]+[.D19]-[.E19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90" office:value-type="date" office:date-value="2023-04-08" calcext:value-type="date">
            <text:p>08.04.2023</text:p>
          </table:table-cell>
          <table:table-cell office:value-type="string" calcext:value-type="string">
            <text:p>diş iş kk <text:s text:c="28"/>6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19]+[.D20]-[.E20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90" office:value-type="date" office:date-value="2023-04-15" calcext:value-type="date">
            <text:p>15.04.2023</text:p>
          </table:table-cell>
          <table:table-cell table:style-name="ce291" office:value-type="string" calcext:value-type="string">
            <text:p>iş havale</text:p>
          </table:table-cell>
          <table:table-cell/>
          <table:table-cell table:style-name="ce304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</table:table-row>
        <table:table-row table:style-name="ro3">
          <table:table-cell/>
          <table:table-cell table:style-name="ce190" office:value-type="date" office:date-value="2023-05-08" calcext:value-type="date">
            <text:p>08.05.2023</text:p>
          </table:table-cell>
          <table:table-cell office:value-type="string" calcext:value-type="string">
            <text:p>diş iş kk <text:s text:c="28"/>7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1]+[.D22]-[.E22]" office:value-type="float" office:value="-2944.23" calcext:value-type="float">
            <text:p>-2.944,23</text:p>
          </table:table-cell>
        </table:table-row>
        <table:table-row table:style-name="ro3">
          <table:table-cell/>
          <table:table-cell table:style-name="ce190" office:value-type="date" office:date-value="2023-06-08" calcext:value-type="date">
            <text:p>08.06.2023</text:p>
          </table:table-cell>
          <table:table-cell office:value-type="string" calcext:value-type="string">
            <text:p>diş iş kk <text:s text:c="28"/>8 / 9 </text:p>
          </table:table-cell>
          <table:table-cell office:value-type="float" office:value="1111.11" calcext:value-type="float">
            <text:p>1.111,11</text:p>
          </table:table-cell>
          <table:table-cell table:style-name="ce304"/>
          <table:table-cell table:formula="of:=[.F22]+[.D23]-[.E23]" office:value-type="float" office:value="-1833.12" calcext:value-type="float">
            <text:p>-1.833,12</text:p>
          </table:table-cell>
        </table:table-row>
        <table:table-row table:style-name="ro3">
          <table:table-cell/>
          <table:table-cell table:style-name="ce190" office:value-type="date" office:date-value="2023-07-08" calcext:value-type="date">
            <text:p>08.07.2023</text:p>
          </table:table-cell>
          <table:table-cell office:value-type="string" calcext:value-type="string">
            <text:p>diş iş kk <text:s text:c="28"/>9 / 9 </text:p>
          </table:table-cell>
          <table:table-cell office:value-type="float" office:value="1111.12" calcext:value-type="float">
            <text:p>1.111,12</text:p>
          </table:table-cell>
          <table:table-cell table:style-name="ce304"/>
          <table:table-cell table:formula="of:=[.F23]+[.D24]-[.E24]" office:value-type="float" office:value="-722.000000000001" calcext:value-type="float">
            <text:p>-722,00</text:p>
          </table:table-cell>
        </table:table-row>
        <table:table-row table:style-name="ro3">
          <table:table-cell/>
          <table:table-cell table:style-name="ce190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 table:style-name="ce304"/>
          <table:table-cell table:formula="of:=[.F24]+[.D25]-[.E25]" office:value-type="float" office:value="1536" calcext:value-type="float">
            <text:p>1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59"/>
          <table:table-cell table:formula="of:=[.F25]+[.D26]-[.E26]" office:value-type="float" office:value="2149" calcext:value-type="float">
            <text:p>2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59"/>
          <table:table-cell table:formula="of:=[.F26]+[.D27]-[.E27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7]+[.D28]-[.E28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8]+[.D29]-[.E29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59"/>
          <table:table-cell table:formula="of:=[.F29]+[.D30]-[.E30]" office:value-type="float" office:value="2869" calcext:value-type="float">
            <text:p>2.869,00</text:p>
          </table:table-cell>
        </table:table-row>
        <table:table-row table:style-name="ro3">
          <table:table-cell table:number-columns-repeated="4"/>
          <table:table-cell table:style-name="ce304"/>
          <table:table-cell/>
        </table:table-row>
        <table:table-row table:style-name="ro3">
          <table:table-cell table:number-columns-repeated="3"/>
          <table:table-cell table:formula="of:=SUM([.D3:.D30])" office:value-type="float" office:value="17269" calcext:value-type="float">
            <text:p>17.269,00</text:p>
          </table:table-cell>
          <table:table-cell table:style-name="ce304" table:formula="of:=SUM([.E3:.E25])" office:value-type="float" office:value="14400" calcext:value-type="float">
            <text:p>14.400,00</text:p>
          </table:table-cell>
          <table:table-cell table:formula="of:=[.D32]-[.E32]" office:value-type="float" office:value="2869" calcext:value-type="float">
            <text:p>2.869,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4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7" table:default-cell-style-name="Default"/>
        <table:table-column table:style-name="co48" table:default-cell-style-name="ce267"/>
        <table:table-column table:style-name="co49" table:default-cell-style-name="ce204"/>
        <table:table-column table:style-name="co12" table:default-cell-style-name="ce204"/>
        <table:table-column table:style-name="co50" table:default-cell-style-name="ce204"/>
        <table:table-column table:style-name="co51" table:default-cell-style-name="Default"/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table:formula="of:=1-[.K1]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table:style-name="ce175" office:value-type="string" calcext:value-type="string">
            <text:p>Ocak</text:p>
          </table:table-cell>
          <table:table-cell table:style-name="ce183" table:formula="of:=[$22_1.D2]" office:value-type="float" office:value="7333.3" calcext:value-type="float">
            <text:p>7.333,30</text:p>
          </table:table-cell>
          <table:table-cell table:style-name="ce199" table:formula="of:=[$22_1.E2]" office:value-type="float" office:value="-6834.05" calcext:value-type="float">
            <text:p>-6.834,05</text:p>
          </table:table-cell>
          <table:table-cell table:style-name="ce209" table:formula="of:=[.B3]+[.C3]" office:value-type="float" office:value="499.25" calcext:value-type="float">
            <text:p>499,25</text:p>
          </table:table-cell>
          <table:table-cell table:style-name="ce183" table:formula="of:=[$22_1.F2]" office:value-type="float" office:value="46462.64" calcext:value-type="float">
            <text:p>46.462,64</text:p>
          </table:table-cell>
          <table:table-cell table:style-name="ce199" table:formula="of:=[$22_1.G2]" office:value-type="float" office:value="-6834.05" calcext:value-type="float">
            <text:p>-6.834,05</text:p>
          </table:table-cell>
          <table:table-cell table:style-name="ce219" table:formula="of:=[.E3]+[.F3]" office:value-type="float" office:value="39628.59" calcext:value-type="float">
            <text:p>39.628,59</text:p>
          </table:table-cell>
          <table:table-cell table:style-name="ce229"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 table:style-name="Default"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5" office:value-type="string" calcext:value-type="string">
            <text:p>Şubat</text:p>
          </table:table-cell>
          <table:table-cell table:style-name="ce183" table:formula="of:=[$22_2.D2]" office:value-type="float" office:value="10567.09" calcext:value-type="float">
            <text:p>10.567,09</text:p>
          </table:table-cell>
          <table:table-cell table:style-name="ce199" table:formula="of:=[$22_2.E2]" office:value-type="float" office:value="-21938.15" calcext:value-type="float">
            <text:p>-21.938,15</text:p>
          </table:table-cell>
          <table:table-cell table:style-name="ce209" table:formula="of:=[.B4]+[.C4]+[.D3]" office:value-type="float" office:value="-10871.81" calcext:value-type="float">
            <text:p>-10.871,81</text:p>
          </table:table-cell>
          <table:table-cell table:style-name="ce183" table:formula="of:=[$22_2.F2]" office:value-type="float" office:value="11567.09" calcext:value-type="float">
            <text:p>11.567,09</text:p>
          </table:table-cell>
          <table:table-cell table:style-name="ce199" table:formula="of:=[$22_2.G2]" office:value-type="float" office:value="-21938.15" calcext:value-type="float">
            <text:p>-21.938,15</text:p>
          </table:table-cell>
          <table:table-cell table:style-name="ce219" table:formula="of:=[.E4]+[.F4]+[.G3]" office:value-type="float" office:value="29257.53" calcext:value-type="float">
            <text:p>29.257,53</text:p>
          </table:table-cell>
          <table:table-cell table:style-name="ce229"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 table:style-name="Default"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5" office:value-type="string" calcext:value-type="string">
            <text:p>Mart</text:p>
          </table:table-cell>
          <table:table-cell table:style-name="ce183" table:formula="of:=[$'03'.D2]" office:value-type="float" office:value="36859.61" calcext:value-type="float">
            <text:p>36.859,61</text:p>
          </table:table-cell>
          <table:table-cell table:style-name="ce199" table:formula="of:=[$'03'.E2]" office:value-type="float" office:value="-30109.3" calcext:value-type="float">
            <text:p>-30.109,30</text:p>
          </table:table-cell>
          <table:table-cell table:style-name="ce209" table:formula="of:=[.B5]+[.C5]+[.D4]" office:value-type="float" office:value="-4121.5" calcext:value-type="float">
            <text:p>-4.121,50</text:p>
          </table:table-cell>
          <table:table-cell table:style-name="ce183" table:formula="of:=[$'03'.F2]" office:value-type="float" office:value="35859.61" calcext:value-type="float">
            <text:p>35.859,61</text:p>
          </table:table-cell>
          <table:table-cell table:style-name="ce199" table:formula="of:=[$'03'.G2]" office:value-type="float" office:value="-30109.3" calcext:value-type="float">
            <text:p>-30.109,30</text:p>
          </table:table-cell>
          <table:table-cell table:style-name="ce219" table:formula="of:=[.E5]+[.F5]+[.G4]" office:value-type="float" office:value="35007.84" calcext:value-type="float">
            <text:p>35.007,84</text:p>
          </table:table-cell>
          <table:table-cell table:style-name="ce229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table:style-name="ce175" office:value-type="string" calcext:value-type="string">
            <text:p>Nisan</text:p>
          </table:table-cell>
          <table:table-cell table:style-name="ce183" table:formula="of:=[$'04'.D2]" office:value-type="float" office:value="15937.59" calcext:value-type="float">
            <text:p>15.937,59</text:p>
          </table:table-cell>
          <table:table-cell table:style-name="ce199" table:formula="of:=[$'04'.E2]" office:value-type="float" office:value="-11790.68" calcext:value-type="float">
            <text:p>-11.790,68</text:p>
          </table:table-cell>
          <table:table-cell table:style-name="ce209" table:formula="of:=[.B6]+[.C6]+[.D5]" office:value-type="float" office:value="25.4100000000035" calcext:value-type="float">
            <text:p>25,41</text:p>
          </table:table-cell>
          <table:table-cell table:style-name="ce183" table:formula="of:=[$'04'.F2]" office:value-type="float" office:value="17940.28" calcext:value-type="float">
            <text:p>17.940,28</text:p>
          </table:table-cell>
          <table:table-cell table:style-name="ce199" table:formula="of:=[$'04'.G2]" office:value-type="float" office:value="-11140.68" calcext:value-type="float">
            <text:p>-11.140,68</text:p>
          </table:table-cell>
          <table:table-cell table:style-name="ce219" table:formula="of:=[.E6]+[.F6]+[.G5]" office:value-type="float" office:value="41807.44" calcext:value-type="float">
            <text:p>41.807,44</text:p>
          </table:table-cell>
          <table:table-cell table:style-name="ce229"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 table:style-name="Default"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5" office:value-type="string" calcext:value-type="string">
            <text:p>Mayıs</text:p>
          </table:table-cell>
          <table:table-cell table:style-name="ce183" table:formula="of:=[$'05'.D2]" office:value-type="float" office:value="11328.34" calcext:value-type="float">
            <text:p>11.328,34</text:p>
          </table:table-cell>
          <table:table-cell table:style-name="ce199" table:formula="of:=[$'05'.E2]" office:value-type="float" office:value="-7712.66" calcext:value-type="float">
            <text:p>-7.712,66</text:p>
          </table:table-cell>
          <table:table-cell table:style-name="ce209" table:formula="of:=[.B7]+[.C7]+[.D6]" office:value-type="float" office:value="3641.09" calcext:value-type="float">
            <text:p>3.641,09</text:p>
          </table:table-cell>
          <table:table-cell table:style-name="ce183" table:formula="of:=[$'05'.F2]" office:value-type="float" office:value="9522.37" calcext:value-type="float">
            <text:p>9.522,37</text:p>
          </table:table-cell>
          <table:table-cell table:style-name="ce199" table:formula="of:=[$'05'.G2]" office:value-type="float" office:value="-7722.66" calcext:value-type="float">
            <text:p>-7.722,66</text:p>
          </table:table-cell>
          <table:table-cell table:style-name="ce219" table:formula="of:=[.E7]+[.F7]+[.G6]" office:value-type="float" office:value="43607.15" calcext:value-type="float">
            <text:p>43.607,15</text:p>
          </table:table-cell>
          <table:table-cell table:style-name="ce229"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 table:style-name="Default"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5" office:value-type="string" calcext:value-type="string">
            <text:p>Haziran</text:p>
          </table:table-cell>
          <table:table-cell table:style-name="ce183" table:formula="of:=[$'06'.D2]" office:value-type="float" office:value="17837.05" calcext:value-type="float">
            <text:p>17.837,05</text:p>
          </table:table-cell>
          <table:table-cell table:style-name="ce199" table:formula="of:=[$'06'.E2]" office:value-type="float" office:value="-28058.1" calcext:value-type="float">
            <text:p>-28.058,10</text:p>
          </table:table-cell>
          <table:table-cell table:style-name="ce209" table:formula="of:=[.B8]+[.C8]+[.D7]" office:value-type="float" office:value="-6579.96" calcext:value-type="float">
            <text:p>-6.579,96</text:p>
          </table:table-cell>
          <table:table-cell table:style-name="ce183" table:formula="of:=[$'06'.F2]" office:value-type="float" office:value="16654.19" calcext:value-type="float">
            <text:p>16.654,19</text:p>
          </table:table-cell>
          <table:table-cell table:style-name="ce199" table:formula="of:=[$'06'.G2]" office:value-type="float" office:value="-28058.1" calcext:value-type="float">
            <text:p>-28.058,10</text:p>
          </table:table-cell>
          <table:table-cell table:style-name="ce219" table:formula="of:=[.E8]+[.F8]+[.G7]" office:value-type="float" office:value="32203.24" calcext:value-type="float">
            <text:p>32.203,24</text:p>
          </table:table-cell>
          <table:table-cell table:style-name="ce229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5" office:value-type="string" calcext:value-type="string">
            <text:p>Temmuz</text:p>
          </table:table-cell>
          <table:table-cell table:style-name="ce183" table:formula="of:=[$'07'.D2]" office:value-type="float" office:value="27131.07" calcext:value-type="float">
            <text:p>27.131,07</text:p>
          </table:table-cell>
          <table:table-cell table:style-name="ce199" table:formula="of:=[$'07'.E2]" office:value-type="float" office:value="-17400.82" calcext:value-type="float">
            <text:p>-17.400,82</text:p>
          </table:table-cell>
          <table:table-cell table:style-name="ce209" table:formula="of:=[.B9]+[.C9]+[.D8]" office:value-type="float" office:value="3150.29" calcext:value-type="float">
            <text:p>3.150,29</text:p>
          </table:table-cell>
          <table:table-cell table:style-name="ce183" table:formula="of:=[$'07'.F2]" office:value-type="float" office:value="16133.3" calcext:value-type="float">
            <text:p>16.133,30</text:p>
          </table:table-cell>
          <table:table-cell table:style-name="ce199" table:formula="of:=[$'07'.G2]" office:value-type="float" office:value="-20600.82" calcext:value-type="float">
            <text:p>-20.600,82</text:p>
          </table:table-cell>
          <table:table-cell table:style-name="ce219" table:formula="of:=[.E9]+[.F9]+[.G8]" office:value-type="float" office:value="27735.72" calcext:value-type="float">
            <text:p>27.735,72</text:p>
          </table:table-cell>
          <table:table-cell table:style-name="ce229"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table:formula="of:=[.J9]*[.$K$1]" office:value-type="float" office:value="9.85782" calcext:value-type="float">
            <text:p>9,86</text:p>
          </table:table-cell>
          <table:table-cell table:style-name="ce275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Ağustos</text:p>
          </table:table-cell>
          <table:table-cell table:style-name="ce183" table:formula="of:=[$'08'.D2]" office:value-type="float" office:value="34617.91" calcext:value-type="float">
            <text:p>34.617,91</text:p>
          </table:table-cell>
          <table:table-cell table:style-name="ce199" table:formula="of:=[$'08'.E2]" office:value-type="float" office:value="-11695.35" calcext:value-type="float">
            <text:p>-11.695,35</text:p>
          </table:table-cell>
          <table:table-cell table:style-name="ce209" table:formula="of:=[.B10]+[.C10]+[.D9]" office:value-type="float" office:value="26072.85" calcext:value-type="float">
            <text:p>26.072,85</text:p>
          </table:table-cell>
          <table:table-cell table:style-name="ce183" table:formula="of:=[$'08'.F2]" office:value-type="float" office:value="102061.66" calcext:value-type="float">
            <text:p>102.061,66</text:p>
          </table:table-cell>
          <table:table-cell table:style-name="ce199" table:formula="of:=[$'08'.G2]" office:value-type="float" office:value="-33894.33" calcext:value-type="float">
            <text:p>-33.894,33</text:p>
          </table:table-cell>
          <table:table-cell table:style-name="ce219" table:formula="of:=[.E10]+[.F10]+[.G9]" office:value-type="float" office:value="95903.05" calcext:value-type="float">
            <text:p>95.903,05</text:p>
          </table:table-cell>
          <table:table-cell table:style-name="ce229"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0]*[.$K$1]" office:value-type="float" office:value="19.71564" calcext:value-type="float">
            <text:p>19,72</text:p>
          </table:table-cell>
          <table:table-cell table:style-name="ce275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ylül</text:p>
          </table:table-cell>
          <table:table-cell table:style-name="ce183" table:formula="of:=[$'09'.D2]" office:value-type="float" office:value="66162.31" calcext:value-type="float">
            <text:p>66.162,31</text:p>
          </table:table-cell>
          <table:table-cell table:style-name="ce199" table:formula="of:=[$'09'.E2]" office:value-type="float" office:value="-61978.72" calcext:value-type="float">
            <text:p>-61.978,72</text:p>
          </table:table-cell>
          <table:table-cell table:style-name="ce209" table:formula="of:=[.B11]+[.C11]+[.D10]" office:value-type="float" office:value="30256.44" calcext:value-type="float">
            <text:p>30.256,44</text:p>
          </table:table-cell>
          <table:table-cell table:style-name="ce183" table:formula="of:=[$'09'.F2]" office:value-type="float" office:value="9260.5" calcext:value-type="float">
            <text:p>9.260,50</text:p>
          </table:table-cell>
          <table:table-cell table:style-name="ce199" table:formula="of:=[$'09'.G2]" office:value-type="float" office:value="-25729.24" calcext:value-type="float">
            <text:p>-25.729,24</text:p>
          </table:table-cell>
          <table:table-cell table:style-name="ce219" table:formula="of:=[.E11]+[.F11]+[.G10]" office:value-type="float" office:value="79434.31" calcext:value-type="float">
            <text:p>79.434,31</text:p>
          </table:table-cell>
          <table:table-cell table:style-name="ce229"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table:formula="of:=[.J11]*[.$K$1]" office:value-type="float" office:value="19.71564" calcext:value-type="float">
            <text:p>19,72</text:p>
          </table:table-cell>
          <table:table-cell table:style-name="ce275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5" office:value-type="string" calcext:value-type="string">
            <text:p>Ekim</text:p>
          </table:table-cell>
          <table:table-cell table:style-name="ce183" table:formula="of:=[$'10'.D2]" office:value-type="float" office:value="23872.2" calcext:value-type="float">
            <text:p>23.872,20</text:p>
          </table:table-cell>
          <table:table-cell table:style-name="ce199" table:formula="of:=[$'10'.E2]" office:value-type="float" office:value="-33587.82" calcext:value-type="float">
            <text:p>-33.587,82</text:p>
          </table:table-cell>
          <table:table-cell table:style-name="ce209" table:formula="of:=[.B12]+[.C12]+[.D11]" office:value-type="float" office:value="20540.82" calcext:value-type="float">
            <text:p>20.540,82</text:p>
          </table:table-cell>
          <table:table-cell table:style-name="ce183" table:formula="of:=[$'10'.F2]" office:value-type="float" office:value="79418.41" calcext:value-type="float">
            <text:p>79.418,41</text:p>
          </table:table-cell>
          <table:table-cell table:style-name="ce199" table:formula="of:=[$'10'.G2]" office:value-type="float" office:value="-90424.32" calcext:value-type="float">
            <text:p>-90.424,32</text:p>
          </table:table-cell>
          <table:table-cell table:style-name="ce219" table:formula="of:=[.E12]+[.F12]+[.G11]" office:value-type="float" office:value="68428.4" calcext:value-type="float">
            <text:p>68.428,40</text:p>
          </table:table-cell>
          <table:table-cell table:style-name="ce229"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table:formula="of:=[.J12]*[.$K$1]" office:value-type="float" office:value="10.56195" calcext:value-type="float">
            <text:p>10,56</text:p>
          </table:table-cell>
          <table:table-cell table:style-name="ce275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84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5" office:value-type="string" calcext:value-type="string">
            <text:p>Kasım</text:p>
          </table:table-cell>
          <table:table-cell table:style-name="ce183" table:formula="of:=[$'11'.D2]" office:value-type="float" office:value="179191.62" calcext:value-type="float">
            <text:p>179.191,62</text:p>
          </table:table-cell>
          <table:table-cell table:style-name="ce199" table:formula="of:=[$'11'.E2]" office:value-type="float" office:value="-14175.82" calcext:value-type="float">
            <text:p>-14.175,82</text:p>
          </table:table-cell>
          <table:table-cell table:style-name="ce209" table:formula="of:=[.B13]+[.C13]+[.D12]" office:value-type="float" office:value="185556.62" calcext:value-type="float">
            <text:p>185.556,62</text:p>
          </table:table-cell>
          <table:table-cell table:style-name="ce183" table:formula="of:=[$'11'.F2]" office:value-type="float" office:value="178439.6" calcext:value-type="float">
            <text:p>178.439,60</text:p>
          </table:table-cell>
          <table:table-cell table:style-name="ce199" table:formula="of:=[$'11'.G2]" office:value-type="float" office:value="-18452.8" calcext:value-type="float">
            <text:p>-18.452,80</text:p>
          </table:table-cell>
          <table:table-cell table:style-name="ce219" table:formula="of:=[.E13]+[.F13]+[.G12]" office:value-type="float" office:value="228415.2" calcext:value-type="float">
            <text:p>228.415,20</text:p>
          </table:table-cell>
          <table:table-cell table:style-name="ce229"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3]*[.$K$1]" office:value-type="float" office:value="11.26608" calcext:value-type="float">
            <text:p>11,27</text:p>
          </table:table-cell>
          <table:table-cell table:style-name="ce275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6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5" office:value-type="string" calcext:value-type="string">
            <text:p>Aralık</text:p>
          </table:table-cell>
          <table:table-cell table:style-name="ce183" table:formula="of:=[$'12'.D2]" office:value-type="float" office:value="15475.96" calcext:value-type="float">
            <text:p>15.475,96</text:p>
          </table:table-cell>
          <table:table-cell table:style-name="ce199" table:formula="of:=[$'12'.E2]" office:value-type="float" office:value="-16961.34" calcext:value-type="float">
            <text:p>-16.961,34</text:p>
          </table:table-cell>
          <table:table-cell table:style-name="ce209" table:formula="of:=[.B14]+[.C14]+[.D13]" office:value-type="float" office:value="184071.24" calcext:value-type="float">
            <text:p>184.071,24</text:p>
          </table:table-cell>
          <table:table-cell table:style-name="ce183" table:formula="of:=[$'12'.F2]" office:value-type="float" office:value="22052.39" calcext:value-type="float">
            <text:p>22.052,39</text:p>
          </table:table-cell>
          <table:table-cell table:style-name="ce199" table:formula="of:=[$'12'.G2]" office:value-type="float" office:value="-21692.25" calcext:value-type="float">
            <text:p>-21.692,25</text:p>
          </table:table-cell>
          <table:table-cell table:style-name="ce219" table:formula="of:=[.E14]+[.F14]+[.G13]" office:value-type="float" office:value="228775.34" calcext:value-type="float">
            <text:p>228.775,34</text:p>
          </table:table-cell>
          <table:table-cell table:style-name="ce229"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table:formula="of:=[.J14]*[.$K$1]" office:value-type="float" office:value="11.26608" calcext:value-type="float">
            <text:p>11,27</text:p>
          </table:table-cell>
          <table:table-cell table:style-name="ce275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table:formula="of:=SUM([.B3:.B14])" office:value-type="float" office:value="446314.05" calcext:value-type="float">
            <text:p>446.314,05</text:p>
          </table:table-cell>
          <table:table-cell table:style-name="ce200" table:formula="of:=SUM([.C3:.C14])" office:value-type="float" office:value="-262242.81" calcext:value-type="float">
            <text:p>-262.242,81</text:p>
          </table:table-cell>
          <table:table-cell table:style-name="ce407" table:formula="of:=[.B15]+[.C15]" office:value-type="float" office:value="184071.24" calcext:value-type="float">
            <text:p>184.071,24</text:p>
          </table:table-cell>
          <table:table-cell table:style-name="ce186" table:formula="of:=SUM([.E3:.E14])" office:value-type="float" office:value="545372.04" calcext:value-type="float">
            <text:p>545.372,04</text:p>
          </table:table-cell>
          <table:table-cell table:style-name="ce200" table:formula="of:=SUM([.F3:.F14])" office:value-type="float" office:value="-316596.7" calcext:value-type="float">
            <text:p>-316.596,70</text:p>
          </table:table-cell>
          <table:table-cell table:style-name="ce407" table:formula="of:=[.E15]+[.F15]" office:value-type="float" office:value="228775.34" calcext:value-type="float">
            <text:p>228.775,34</text:p>
          </table:table-cell>
          <table:table-cell table:style-name="ce229"/>
          <table:table-cell table:style-name="ce239"/>
          <table:table-cell table:style-name="ce265" table:formula="of:=SUM([.J9:.J14])" office:value-type="float" office:value="351" calcext:value-type="float">
            <text:p>351</text:p>
          </table:table-cell>
          <table:table-cell table:style-name="ce279" table:formula="of:=SUM([.K9:.K14])" office:value-type="float" office:value="82.38321" calcext:value-type="float">
            <text:p>82,38</text:p>
          </table:table-cell>
          <table:table-cell table:style-name="ce279" table:formula="of:=SUM([.L9:.L14])" office:value-type="float" office:value="268.61679" calcext:value-type="float">
            <text:p>268,62</text:p>
          </table:table-cell>
          <table:table-cell table:style-name="ce279" table:formula="of:=SUM([.M3:.M14])" office:value-type="float" office:value="86.05" calcext:value-type="float">
            <text:p>86,05</text:p>
          </table:table-cell>
          <table:table-cell table:style-name="ce279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table:formula="of:=[.B15]/[.A16]" office:value-type="float" office:value="37192.8375" calcext:value-type="float">
            <text:p>37.192,84</text:p>
          </table:table-cell>
          <table:table-cell table:style-name="ce406" table:formula="of:=[.C15]/[.A16]" office:value-type="float" office:value="-21853.5675" calcext:value-type="float">
            <text:p>-21.853,57</text:p>
          </table:table-cell>
          <table:table-cell table:style-name="ce406"/>
          <table:table-cell table:style-name="ce406" table:formula="of:=[.E15]/[.A16]" office:value-type="float" office:value="45447.67" calcext:value-type="float">
            <text:p>45.447,67</text:p>
          </table:table-cell>
          <table:table-cell table:style-name="ce406" table:formula="of:=[.F15]/[.A16]" office:value-type="float" office:value="-26383.0583333333" calcext:value-type="float">
            <text:p>-26.383,06</text:p>
          </table:table-cell>
          <table:table-cell table:style-name="ce406" table:formula="of:=[.G15]/[.A16]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table:formula="of:=[.J15]/12" office:value-type="float" office:value="29.25" calcext:value-type="float">
            <text:p>29,25</text:p>
          </table:table-cell>
          <table:table-cell table:style-name="ce406" table:formula="of:=[.K15]/12" office:value-type="float" office:value="6.8652675" calcext:value-type="float">
            <text:p>6,87</text:p>
          </table:table-cell>
          <table:table-cell table:style-name="ce406" table:formula="of:=[.L15]/12" office:value-type="float" office:value="22.3847325" calcext:value-type="float">
            <text:p>22,38</text:p>
          </table:table-cell>
          <table:table-cell table:style-name="ce406" table:formula="of:=[.M15]/12" office:value-type="float" office:value="7.17083333333333" calcext:value-type="float">
            <text:p>7,17</text:p>
          </table:table-cell>
          <table:table-cell table:style-name="ce406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04" table:number-columns-repeated="2"/>
          <table:table-cell table:number-columns-repeated="2"/>
          <table:table-cell table:style-name="ce216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9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75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16"/>
        <table:table-column table:style-name="co57" table:number-columns-repeated="3" table:default-cell-style-name="ce216"/>
        <table:table-column table:style-name="co15" table:default-cell-style-name="Default"/>
        <table:table-row table:style-name="ro3">
          <table:table-cell/>
          <table:table-cell table:style-name="ce410" office:value-type="float" office:value="11.1" calcext:value-type="float">
            <text:p>11,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09" office:value-type="string" calcext:value-type="string">
            <text:p>- OCA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3:.D57])" office:value-type="float" office:value="7333.3" calcext:value-type="float">
            <text:p>7.333,30</text:p>
          </table:table-cell>
          <table:table-cell table:style-name="ce311" table:formula="of:=SUM([.E3:.E57])" office:value-type="float" office:value="-6834.05" calcext:value-type="float">
            <text:p>-6.834,05</text:p>
          </table:table-cell>
          <table:table-cell table:style-name="ce311" table:formula="of:=SUM([.F3:.F57])" office:value-type="float" office:value="46462.64" calcext:value-type="float">
            <text:p>46.462,64</text:p>
          </table:table-cell>
          <table:table-cell table:style-name="ce311" table:formula="of:=SUM([.G3:.G57])" office:value-type="float" office:value="-6834.05" calcext:value-type="float">
            <text:p>-6.834,05</text:p>
          </table:table-cell>
          <table:table-cell table:style-name="ce31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90"/>
          <table:table-cell table:style-name="ce295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1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90" office:value-type="date" office:date-value="2022-01-13" calcext:value-type="date">
            <text:p>13.0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130.3" calcext:value-type="float">
            <text:p>-130,30</text:p>
          </table:table-cell>
          <table:table-cell table:style-name="ce323"/>
          <table:table-cell table:style-name="ce323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90" office:value-type="date" office:date-value="2022-01-03" calcext:value-type="date">
            <text:p>03.0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23" office:value-type="float" office:value="-255.4" calcext:value-type="float">
            <text:p>-255,40</text:p>
          </table:table-cell>
          <table:table-cell table:style-name="ce323"/>
          <table:table-cell table:style-name="ce323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90" office:value-type="date" office:date-value="2022-01-17" calcext:value-type="date">
            <text:p>17.01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29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23" office:value-type="float" office:value="-50" calcext:value-type="float">
            <text:p>-50,00</text:p>
          </table:table-cell>
          <table:table-cell table:style-name="ce323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90" office:value-type="date" office:date-value="2022-01-04" calcext:value-type="date">
            <text:p>04.01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23" table:number-columns-repeated="2"/>
          <table:table-cell table:style-name="ce323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/>
          <table:table-cell table:style-name="ce306" table:number-columns-repeated="3"/>
          <table:table-cell table:style-name="ce323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9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9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3"/>
          <table:table-cell table:style-name="ce323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91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/>
          <table:table-cell table:style-name="ce29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number-columns-repeated="8"/>
        </table:table-row>
        <table:table-row table:style-name="ro3" table:number-rows-repeated="17">
          <table:table-cell table:style-name="ce19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 table:style-name="ce190"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>
          <table:table-cell/>
          <table:table-cell table:style-name="ce291" table:number-columns-repeated="3"/>
          <table:table-cell table:style-name="ce324"/>
          <table:table-cell table:number-columns-repeated="4"/>
        </table:table-row>
        <table:table-row table:style-name="ro3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2">
          <table:table-cell table:style-name="ce190"/>
          <table:table-cell table:style-name="ce296" table:number-columns-repeated="3"/>
          <table:table-cell table:style-name="ce324" table:number-columns-repeated="2"/>
          <table:table-cell table:number-columns-repeated="3"/>
        </table:table-row>
        <table:table-row table:style-name="ro3">
          <table:table-cell table:style-name="ce190"/>
          <table:table-cell table:style-name="ce306" table:number-columns-repeated="3"/>
          <table:table-cell table:style-name="ce324" table:number-columns-repeated="2"/>
          <table:table-cell table:number-columns-repeated="3"/>
        </table:table-row>
        <table:table-row table:style-name="ro3" table:number-rows-repeated="5">
          <table:table-cell table:style-name="ce190"/>
          <table:table-cell table:number-columns-repeated="8"/>
        </table:table-row>
        <table:table-row table:style-name="ro3" table:number-rows-repeated="3">
          <table:table-cell table:style-name="ce190"/>
          <table:table-cell table:style-name="ce297" table:number-columns-repeated="3"/>
          <table:table-cell table:number-columns-repeated="5"/>
        </table:table-row>
        <table:table-row table:style-name="ro3" table:number-rows-repeated="9">
          <table:table-cell table:style-name="ce190"/>
          <table:table-cell table:number-columns-repeated="8"/>
        </table:table-row>
        <table:table-row table:style-name="ro3">
          <table:table-cell table:style-name="ce190"/>
          <table:table-cell table:number-columns-repeated="3"/>
          <table:table-cell table:style-name="ce324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9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8" table:default-cell-style-name="ce190"/>
        <table:table-column table:style-name="co53" table:default-cell-style-name="Default"/>
        <table:table-column table:style-name="co54" table:default-cell-style-name="Default"/>
        <table:table-column table:style-name="co59" table:default-cell-style-name="Default"/>
        <table:table-column table:style-name="co59" table:default-cell-style-name="ce216"/>
        <table:table-column table:style-name="co60" table:default-cell-style-name="ce216"/>
        <table:table-column table:style-name="co61" table:default-cell-style-name="ce216"/>
        <table:table-column table:style-name="co62" table:default-cell-style-name="ce216"/>
        <table:table-row table:style-name="ro3">
          <table:table-cell table:style-name="Default"/>
          <table:table-cell table:style-name="ce410" office:value-type="float" office:value="4.81" calcext:value-type="float">
            <text:p>4,81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ŞUBA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3])" office:value-type="float" office:value="10567.09" calcext:value-type="float">
            <text:p>10.567,09</text:p>
          </table:table-cell>
          <table:table-cell table:style-name="ce311" table:formula="of:=SUM([.E5:.E63])" office:value-type="float" office:value="-21938.15" calcext:value-type="float">
            <text:p>-21.938,15</text:p>
          </table:table-cell>
          <table:table-cell table:style-name="ce311" table:formula="of:=SUM([.F5:.F63])" office:value-type="float" office:value="11567.09" calcext:value-type="float">
            <text:p>11.567,09</text:p>
          </table:table-cell>
          <table:table-cell table:style-name="ce311" table:formula="of:=SUM([.G5:.G63])" office:value-type="float" office:value="-21938.15" calcext:value-type="float">
            <text:p>-21.938,15</text:p>
          </table:table-cell>
          <table:table-cell table:style-name="ce31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style-name="ce323"/>
        </table:table-row>
        <table:table-row table:style-name="ro3">
          <table:table-cell/>
          <table:table-cell table:style-name="ce295"/>
          <table:table-cell table:number-columns-repeated="2"/>
          <table:table-cell table:style-name="ce312"/>
          <table:table-cell table:style-name="ce32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1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1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6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lmer bilgisayar</text:p>
          </table:table-cell>
          <table:table-cell table:style-name="ce30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office:value-type="string" calcext:value-type="string">
            <text:p>banggood lcd controller</text:p>
          </table:table-cell>
          <table:table-cell table:style-name="ce30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5" office:value-type="string" calcext:value-type="string">
            <text:p>Tuzgümrüğü kira <text:span text:style-name="T3">banka havalesi</text:span></text:p>
          </table:table-cell>
          <table:table-cell table:style-name="ce175" office:value-type="string" calcext:value-type="string">
            <text:p>B</text:p>
          </table:table-cell>
          <table:table-cell table:style-name="ce21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12"/>
          <table:table-cell table:style-name="ce324" table:number-columns-repeated="2"/>
          <table:table-cell/>
        </table:table-row>
      </table:table>
      <table:table table:name="03" table:style-name="ta1">
        <table:table-column table:style-name="co63" table:default-cell-style-name="ce190"/>
        <table:table-column table:style-name="co64" table:default-cell-style-name="Default"/>
        <table:table-column table:style-name="co65" table:default-cell-style-name="Default"/>
        <table:table-column table:style-name="co66" table:default-cell-style-name="ce216"/>
        <table:table-column table:style-name="co67" table:default-cell-style-name="ce216"/>
        <table:table-column table:style-name="co66" table:default-cell-style-name="ce216"/>
        <table:table-column table:style-name="co67" table:number-columns-repeated="2" table:default-cell-style-name="ce216"/>
        <table:table-column table:style-name="co15" table:default-cell-style-name="Default"/>
        <table:table-row table:style-name="ro3">
          <table:table-cell table:style-name="Default"/>
          <table:table-cell table:style-name="ce410" office:value-type="float" office:value="5.46" calcext:value-type="float">
            <text:p>5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412" office:value-type="string" calcext:value-type="string">
            <text:p>- MART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1])" office:value-type="float" office:value="36859.61" calcext:value-type="float">
            <text:p>36.859,61</text:p>
          </table:table-cell>
          <table:table-cell table:style-name="ce311" table:formula="of:=SUM([.E5:.E61])" office:value-type="float" office:value="-30109.3" calcext:value-type="float">
            <text:p>-30.109,30</text:p>
          </table:table-cell>
          <table:table-cell table:style-name="ce311" table:formula="of:=SUM([.F5:.F61])" office:value-type="float" office:value="35859.61" calcext:value-type="float">
            <text:p>35.859,61</text:p>
          </table:table-cell>
          <table:table-cell table:style-name="ce311" table:formula="of:=SUM([.G5:.G61])" office:value-type="float" office:value="-30109.3" calcext:value-type="float">
            <text:p>-30.109,30</text:p>
          </table:table-cell>
          <table:table-cell table:style-name="ce31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324" table:number-columns-repeated="3"/>
          <table:table-cell/>
          <table:table-cell table:style-name="ce291"/>
        </table:table-row>
        <table:table-row table:style-name="ro3">
          <table:table-cell/>
          <table:table-cell table:style-name="ce291" table:number-columns-repeated="3"/>
          <table:table-cell table:style-name="ce32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9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office:value-type="string" calcext:value-type="string">
            <text:p>B</text:p>
          </table:table-cell>
          <table:table-cell table:style-name="ce29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167" calcext:value-type="float">
            <text:p>-167,00</text:p>
          </table:table-cell>
          <table:table-cell table:style-name="ce324"/>
          <table:table-cell table:style-name="ce32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91"/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312" office:value-type="float" office:value="-428" calcext:value-type="float">
            <text:p>-428,00</text:p>
          </table:table-cell>
          <table:table-cell table:style-name="ce324"/>
          <table:table-cell table:style-name="ce32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91"/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vodafone</text:p>
          </table:table-cell>
          <table:table-cell table:style-name="ce306" table:number-columns-repeated="2"/>
          <table:table-cell table:style-name="ce312" office:value-type="float" office:value="-50" calcext:value-type="float">
            <text:p>-50,00</text:p>
          </table:table-cell>
          <table:table-cell table:style-name="ce32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daü yasemin 21-22 <text:s/>bahar okul ücreti</text:p>
          </table:table-cell>
          <table:table-cell table:style-name="ce306" table:number-columns-repeated="2"/>
          <table:table-cell table:style-name="ce312" office:value-type="float" office:value="-21510.75" calcext:value-type="float">
            <text:p>-21.510,75</text:p>
          </table:table-cell>
          <table:table-cell table:style-name="ce32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/>
          <table:table-cell table:style-name="ce306" office:value-type="string" calcext:value-type="string">
            <text:p>06 yb 1397 1. taksit</text:p>
          </table:table-cell>
          <table:table-cell table:style-name="ce306" table:number-columns-repeated="2"/>
          <table:table-cell table:style-name="ce312" office:value-type="float" office:value="-169" calcext:value-type="float">
            <text:p>-169,00</text:p>
          </table:table-cell>
          <table:table-cell table:style-name="ce32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9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411" office:value-type="string" calcext:value-type="string">
            <text:p>4876 KK</text:p>
          </table:table-cell>
          <table:table-cell table:style-name="ce411" office:value-type="string" calcext:value-type="string">
            <text:p>B</text:p>
          </table:table-cell>
          <table:table-cell table:style-name="ce411"/>
          <table:table-cell table:style-name="ce312"/>
          <table:table-cell table:style-name="ce324"/>
          <table:table-cell table:style-name="ce32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9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1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1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1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1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90"/>
        <table:table-column table:style-name="co16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table:style-name="Default"/>
          <table:table-cell table:style-name="ce410" office:value-type="float" office:value="7.25" calcext:value-type="float">
            <text:p>7,2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NİS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5:.D66])" office:value-type="float" office:value="15937.59" calcext:value-type="float">
            <text:p>15.937,59</text:p>
          </table:table-cell>
          <table:table-cell table:style-name="ce311" table:formula="of:=SUM([.E5:.E66])" office:value-type="float" office:value="-11790.68" calcext:value-type="float">
            <text:p>-11.790,68</text:p>
          </table:table-cell>
          <table:table-cell table:style-name="ce311" table:formula="of:=SUM([.F5:.F66])" office:value-type="float" office:value="17940.28" calcext:value-type="float">
            <text:p>17.940,28</text:p>
          </table:table-cell>
          <table:table-cell table:style-name="ce311" table:formula="of:=SUM([.G5:.G66])" office:value-type="float" office:value="-11140.68" calcext:value-type="float">
            <text:p>-11.140,68</text:p>
          </table:table-cell>
          <table:table-cell table:style-name="ce31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5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383.8" calcext:value-type="float">
            <text:p>-383,80</text:p>
          </table:table-cell>
          <table:table-cell table:style-name="ce324"/>
          <table:table-cell table:style-name="ce31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171.6" calcext:value-type="float">
            <text:p>-171,60</text:p>
          </table:table-cell>
          <table:table-cell table:style-name="ce324"/>
          <table:table-cell table:style-name="ce31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Default"/>
          <table:table-cell table:style-name="ce32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1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1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2"/>
          <table:table-cell table:style-name="ce32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413" office:value-type="string" calcext:value-type="string">
            <text:p>06 yb 1397 2. taksit</text:p>
          </table:table-cell>
          <table:table-cell table:style-name="ce413" table:number-columns-repeated="2"/>
          <table:table-cell table:style-name="ce417" office:value-type="float" office:value="-169" calcext:value-type="float">
            <text:p>-169,00</text:p>
          </table:table-cell>
          <table:table-cell table:style-name="ce419"/>
          <table:table-cell table:style-name="ce42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HAS KOMP ÇORUM</text:p>
          </table:table-cell>
          <table:table-cell table:style-name="ce306" table:number-columns-repeated="2"/>
          <table:table-cell table:style-name="ce312" office:value-type="float" office:value="-3270" calcext:value-type="float">
            <text:p>-3.270,00</text:p>
          </table:table-cell>
          <table:table-cell table:style-name="ce32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</text:p>
          </table:table-cell>
          <table:table-cell table:style-name="ce306" table:number-columns-repeated="2"/>
          <table:table-cell table:style-name="ce312" office:value-type="float" office:value="-238" calcext:value-type="float">
            <text:p>-238,00</text:p>
          </table:table-cell>
          <table:table-cell table:style-name="ce32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yıllık kk ücreti bsmv</text:p>
          </table:table-cell>
          <table:table-cell table:style-name="ce306" table:number-columns-repeated="2"/>
          <table:table-cell table:style-name="ce312" office:value-type="float" office:value="-11.9" calcext:value-type="float">
            <text:p>-11,90</text:p>
          </table:table-cell>
          <table:table-cell table:style-name="ce32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1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style-name="ce32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6" office:value-type="string" calcext:value-type="string">
            <text:p>gib gov tr kira damga v.</text:p>
          </table:table-cell>
          <table:table-cell table:style-name="ce306" table:number-columns-repeated="2"/>
          <table:table-cell table:style-name="ce312" office:value-type="float" office:value="-132.3" calcext:value-type="float">
            <text:p>-132,30</text:p>
          </table:table-cell>
          <table:table-cell table:style-name="ce32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 table:number-columns-repeated="2"/>
          <table:table-cell table:style-name="ce42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1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16" office:value-type="float" office:value="1600" calcext:value-type="float">
            <text:p>1.600,00</text:p>
          </table:table-cell>
          <table:table-cell table:style-name="Default"/>
          <table:table-cell table:style-name="ce33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415" office:value-type="string" calcext:value-type="string">
            <text:p>Doğuş Kira 9/12-2022-23 <text:s text:c="3"/>+2000</text:p>
          </table:table-cell>
          <table:table-cell table:style-name="ce416"/>
          <table:table-cell table:style-name="ce21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style-name="ce20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16"/>
          <table:table-cell table:style-name="Default"/>
          <table:table-cell table:style-name="ce33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 office:value-type="string" calcext:value-type="string">
            <text:p>tüfe</text:p>
          </table:table-cell>
          <table:table-cell table:style-name="ce410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MAYI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32])" office:value-type="float" office:value="11328.34" calcext:value-type="float">
            <text:p>11.328,34</text:p>
          </table:table-cell>
          <table:table-cell table:style-name="ce311" table:formula="of:=SUM([.E4:.E68])" office:value-type="float" office:value="-7712.66" calcext:value-type="float">
            <text:p>-7.712,66</text:p>
          </table:table-cell>
          <table:table-cell table:style-name="ce311" table:formula="of:=SUM([.F4:.F65])" office:value-type="float" office:value="9522.37" calcext:value-type="float">
            <text:p>9.522,37</text:p>
          </table:table-cell>
          <table:table-cell table:style-name="ce311" table:formula="of:=SUM([.G4:.G65])" office:value-type="float" office:value="-7722.66" calcext:value-type="float">
            <text:p>-7.722,66</text:p>
          </table:table-cell>
          <table:table-cell table:style-name="ce31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23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90"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197.1" calcext:value-type="float">
            <text:p>-197,10</text:p>
          </table:table-cell>
          <table:table-cell table:style-name="ce312"/>
          <table:table-cell table:style-name="ce31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65.7" calcext:value-type="float">
            <text:p>-365,70</text:p>
          </table:table-cell>
          <table:table-cell table:style-name="ce312"/>
          <table:table-cell table:style-name="ce31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23" office:value-type="string" calcext:value-type="string">
            <text:p>audi benzin</text:p>
          </table:table-cell>
          <table:table-cell table:style-name="ce423" table:number-columns-repeated="2"/>
          <table:table-cell table:style-name="ce420" office:value-type="float" office:value="-100" calcext:value-type="float">
            <text:p>-100,00</text:p>
          </table:table-cell>
          <table:table-cell table:style-name="ce42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erenler gıda</text:p>
          </table:table-cell>
          <table:table-cell table:style-name="ce29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audi benzin 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7" office:value-type="string" calcext:value-type="string">
            <text:p>bahçe su parası</text:p>
          </table:table-cell>
          <table:table-cell table:style-name="ce29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2/6</text:p>
          </table:table-cell>
          <table:table-cell table:style-name="ce306" table:number-columns-repeated="2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90" office:value-type="date" office:date-value="2022-05-05" calcext:value-type="date">
            <text:p>05.05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9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9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416"/>
          <table:table-cell table:style-name="ce21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22"/>
          <table:table-cell table:style-name="ce424" office:value-type="string" calcext:value-type="string">
            <text:p>SnyF-Kynkçı Merdal 9/12-2022</text:p>
          </table:table-cell>
          <table:table-cell table:style-name="ce424"/>
          <table:table-cell table:style-name="ce425" office:value-type="float" office:value="4000" calcext:value-type="float">
            <text:p>4.000,00</text:p>
          </table:table-cell>
          <table:table-cell table:style-name="ce424"/>
          <table:table-cell table:style-name="ce426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number-columns-repeated="4" table:default-cell-style-name="ce216"/>
        <table:table-row table:style-name="ro3">
          <table:table-cell/>
          <table:table-cell table:style-name="ce410" office:value-type="float" office:value="4.95" calcext:value-type="float">
            <text:p>4,95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HAZİRAN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44])" office:value-type="float" office:value="17837.05" calcext:value-type="float">
            <text:p>17.837,05</text:p>
          </table:table-cell>
          <table:table-cell table:style-name="ce311" table:formula="of:=SUM([.E4:.E80])" office:value-type="float" office:value="-28058.1" calcext:value-type="float">
            <text:p>-28.058,10</text:p>
          </table:table-cell>
          <table:table-cell table:style-name="ce311" table:formula="of:=SUM([.F4:.F77])" office:value-type="float" office:value="16654.19" calcext:value-type="float">
            <text:p>16.654,19</text:p>
          </table:table-cell>
          <table:table-cell table:style-name="ce311" table:formula="of:=SUM([.G4:.G77])" office:value-type="float" office:value="-28058.1" calcext:value-type="float">
            <text:p>-28.058,10</text:p>
          </table:table-cell>
          <table:table-cell table:style-name="ce31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24"/>
          <table:table-cell table:style-name="ce428" office:value-type="string" calcext:value-type="string">
            <text:p>Mesut Elektrik</text:p>
          </table:table-cell>
          <table:table-cell table:style-name="ce428"/>
          <table:table-cell table:style-name="ce428" office:value-type="float" office:value="182.86" calcext:value-type="float">
            <text:p>182,86</text:p>
          </table:table-cell>
          <table:table-cell table:style-name="ce431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29" office:value-type="string" calcext:value-type="string">
            <text:p>9522138254 /CK ÇEPESAŞ/FATURA</text:p>
          </table:table-cell>
          <table:table-cell table:style-name="ce429" table:number-columns-repeated="2"/>
          <table:table-cell table:style-name="ce421" office:value-type="float" office:value="-1317.2" calcext:value-type="float">
            <text:p>-1.317,20</text:p>
          </table:table-cell>
          <table:table-cell table:style-name="ce421"/>
          <table:table-cell table:style-name="ce421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.1" calcext:value-type="float">
            <text:p>-200,10</text:p>
          </table:table-cell>
          <table:table-cell table:style-name="ce32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395.4" calcext:value-type="float">
            <text:p>-395,40</text:p>
          </table:table-cell>
          <table:table-cell table:style-name="ce32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90" office:value-type="date" office:date-value="2022-06-07" calcext:value-type="date">
            <text:p>07.06.2022</text:p>
          </table:table-cell>
          <table:table-cell table:style-name="ce296" office:value-type="string" calcext:value-type="string">
            <text:p>Yasemin İstanbul Kira</text:p>
          </table:table-cell>
          <table:table-cell table:style-name="ce296" table:number-columns-repeated="2"/>
          <table:table-cell table:style-name="ce32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 table:style-name="ce32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413" office:value-type="string" calcext:value-type="string">
            <text:p>amazon 240gbWd ssd-braun-64gb 3/6</text:p>
          </table:table-cell>
          <table:table-cell table:style-name="ce413" table:number-columns-repeated="2"/>
          <table:table-cell table:style-name="ce417" office:value-type="float" office:value="-177.65" calcext:value-type="float">
            <text:p>-177,65</text:p>
          </table:table-cell>
          <table:table-cell table:style-name="ce420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table:style-name="ce31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<text:s text:c="2"/>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migros şimşek yem</text:p>
          </table:table-cell>
          <table:table-cell table:style-name="ce306" table:number-columns-repeated="2"/>
          <table:table-cell table:style-name="ce31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fide bahçe</text:p>
          </table:table-cell>
          <table:table-cell table:style-name="ce306" table:number-columns-repeated="2"/>
          <table:table-cell table:style-name="ce31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Benzin + gaz</text:p>
          </table:table-cell>
          <table:table-cell table:style-name="ce306" table:number-columns-repeated="2"/>
          <table:table-cell table:style-name="ce31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e 2240</text:p>
          </table:table-cell>
          <table:table-cell table:style-name="ce306" table:number-columns-repeated="2"/>
          <table:table-cell table:style-name="ce31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90" office:value-type="date" office:date-value="2022-06-06" calcext:value-type="date">
            <text:p>06.06.2022</text:p>
          </table:table-cell>
          <table:table-cell table:style-name="ce414" office:value-type="string" calcext:value-type="string">
            <text:p>4876 KK</text:p>
          </table:table-cell>
          <table:table-cell table:style-name="ce414" table:number-columns-repeated="2"/>
          <table:table-cell table:style-name="ce418"/>
          <table:table-cell table:style-name="ce421"/>
          <table:table-cell table:style-name="ce421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306" office:value-type="string" calcext:value-type="string">
            <text:p>8758480300 çepesaş</text:p>
          </table:table-cell>
          <table:table-cell table:style-name="ce306" table:number-columns-repeated="2"/>
          <table:table-cell table:style-name="ce312" office:value-type="float" office:value="-99.5" calcext:value-type="float">
            <text:p>-99,50</text:p>
          </table:table-cell>
          <table:table-cell/>
          <table:table-cell table:style-name="ce31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90" office:value-type="date" office:date-value="2022-06-17" calcext:value-type="date">
            <text:p>17.06.2022</text:p>
          </table:table-cell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90" office:value-type="date" office:date-value="2022-06-16" calcext:value-type="date">
            <text:p>16.06.2022</text:p>
          </table:table-cell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9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1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9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Doğuş Kira 11/12-2022-23</text:p>
          </table:table-cell>
          <table:table-cell table:style-name="ce424"/>
          <table:table-cell table:style-name="ce426" office:value-type="float" office:value="5000" calcext:value-type="float">
            <text:p>5.000,00</text:p>
          </table:table-cell>
          <table:table-cell table:style-name="ce426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75" office:value-type="float" office:value="6597.63" calcext:value-type="float">
            <text:p>6.597,63</text:p>
          </table:table-cell>
          <table:table-cell table:style-name="Default"/>
          <table:table-cell table:style-name="ce20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75"/>
          <table:table-cell table:style-name="Default"/>
          <table:table-cell table:style-name="ce20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27" office:value-type="date" office:date-value="2022-06-20" calcext:value-type="date">
            <text:p>20.06.2022</text:p>
          </table:table-cell>
          <table:table-cell table:style-name="ce415" office:value-type="string" calcext:value-type="string">
            <text:p>SnyF-Kynkçı Merdal 9/12-2022</text:p>
          </table:table-cell>
          <table:table-cell table:style-name="ce415" table:number-columns-repeated="3"/>
          <table:table-cell table:style-name="ce432" office:value-type="float" office:value="4000" calcext:value-type="float">
            <text:p>4.000,00</text:p>
          </table:table-cell>
          <table:table-cell table:style-name="ce41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0" office:value-type="float" office:value="4000" calcext:value-type="float">
            <text:p>4.000,00</text:p>
          </table:table-cell>
          <table:table-cell table:style-name="ce424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2.37" calcext:value-type="float">
            <text:p>2,37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TEMMUZ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90])" office:value-type="float" office:value="27131.07" calcext:value-type="float">
            <text:p>27.131,07</text:p>
          </table:table-cell>
          <table:table-cell table:style-name="ce311" table:formula="of:=SUM([.E4:.E90])" office:value-type="float" office:value="-17400.82" calcext:value-type="float">
            <text:p>-17.400,82</text:p>
          </table:table-cell>
          <table:table-cell table:style-name="ce311" table:formula="of:=SUM([.F4:.F87])" office:value-type="float" office:value="16133.3" calcext:value-type="float">
            <text:p>16.133,30</text:p>
          </table:table-cell>
          <table:table-cell table:style-name="ce311" table:formula="of:=SUM([.G4:.G87])" office:value-type="float" office:value="-20600.82" calcext:value-type="float">
            <text:p>-20.600,82</text:p>
          </table:table-cell>
          <table:table-cell table:style-name="ce31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5"/>
          <table:table-cell table:style-name="ce291" table:number-columns-repeated="2"/>
          <table:table-cell table:style-name="ce21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1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1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1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90" office:value-type="date" office:date-value="2022-07-13" calcext:value-type="date">
            <text:p>13.07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21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19" calcext:value-type="float">
            <text:p>-219,00</text:p>
          </table:table-cell>
          <table:table-cell table:style-name="ce324"/>
          <table:table-cell table:style-name="ce31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90" office:value-type="date" office:date-value="2022-07-04" calcext:value-type="date">
            <text:p>04.07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38.6" calcext:value-type="float">
            <text:p>-438,60</text:p>
          </table:table-cell>
          <table:table-cell table:style-name="ce324"/>
          <table:table-cell table:style-name="ce31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style-name="ce296" table:number-columns-repeated="3"/>
          <table:table-cell/>
          <table:table-cell table:style-name="ce324"/>
          <table:table-cell table:style-name="ce31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ziraat pervine havale kredi için</text:p>
          </table:table-cell>
          <table:table-cell table:style-name="ce296" table:number-columns-repeated="2"/>
          <table:table-cell/>
          <table:table-cell table:style-name="ce324"/>
          <table:table-cell table:style-name="ce31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0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90"/>
          <table:table-cell table:number-columns-repeated="3"/>
          <table:table-cell table:style-name="Default"/>
          <table:table-cell table:style-name="ce20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16" office:value-type="float" office:value="-4.89" calcext:value-type="float">
            <text:p>-4,89</text:p>
          </table:table-cell>
          <table:table-cell table:style-name="ce20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Adem Özen Kira Ödemesi 2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90" office:value-type="date" office:date-value="2022-07-07" calcext:value-type="date">
            <text:p>07.07.2022</text:p>
          </table:table-cell>
          <table:table-cell table:style-name="ce296" office:value-type="string" calcext:value-type="string">
            <text:p>MarRyl Aidat 2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table:style-name="ce324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4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</text:p>
          </table:table-cell>
          <table:table-cell table:style-name="ce30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istanbulkart</text:p>
          </table:table-cell>
          <table:table-cell table:style-name="ce30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yakkabı dechatlon ½</text:p>
          </table:table-cell>
          <table:table-cell table:style-name="ce30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kamil bebek</text:p>
          </table:table-cell>
          <table:table-cell table:style-name="ce30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pçam eskişehir tokat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tokat avm</text:p>
          </table:table-cell>
          <table:table-cell table:style-name="ce30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sen yıl petrol</text:p>
          </table:table-cell>
          <table:table-cell table:style-name="ce30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a101 merdiven</text:p>
          </table:table-cell>
          <table:table-cell table:style-name="ce30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6" office:value-type="string" calcext:value-type="string">
            <text:p>vodafon</text:p>
          </table:table-cell>
          <table:table-cell table:style-name="ce30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90" office:value-type="date" office:date-value="2022-07-05" calcext:value-type="date">
            <text:p>05.07.2022</text:p>
          </table:table-cell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7" office:value-type="string" calcext:value-type="string">
            <text:p>merdiven alüminyum motorcu ibo iade</text:p>
          </table:table-cell>
          <table:table-cell table:style-name="ce297"/>
          <table:table-cell table:style-name="ce43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33"/>
          <table:table-cell table:style-name="ce31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9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33"/>
          <table:table-cell table:style-name="ce31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7" office:value-type="string" calcext:value-type="string">
            <text:p>maaş bayramlık</text:p>
          </table:table-cell>
          <table:table-cell table:style-name="ce297"/>
          <table:table-cell table:style-name="ce434" office:value-type="float" office:value="1100" calcext:value-type="float">
            <text:p>1.100,00</text:p>
          </table:table-cell>
          <table:table-cell table:style-name="ce21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24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27" office:value-type="date" office:date-value="2022-07-05" calcext:value-type="date">
            <text:p>05.07.2022</text:p>
          </table:table-cell>
          <table:table-cell table:style-name="ce415" office:value-type="string" calcext:value-type="string">
            <text:p>Doğuş Kira 11/12-2022-23 <text:span text:style-name="T5">BANKADAN</text:span></text:p>
          </table:table-cell>
          <table:table-cell table:style-name="ce415"/>
          <table:table-cell table:style-name="ce435" office:value-type="float" office:value="4000" calcext:value-type="float">
            <text:p>4.000,00</text:p>
          </table:table-cell>
          <table:table-cell table:style-name="ce415"/>
          <table:table-cell table:style-name="ce432" office:value-type="float" office:value="4000" calcext:value-type="float">
            <text:p>4.000,00</text:p>
          </table:table-cell>
          <table:table-cell table:style-name="ce33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93"/>
          <table:table-cell table:style-name="ce433" office:value-type="string" calcext:value-type="string">
            <text:p>Doğuş Kira 11/12-2022-23 kalan bakiye</text:p>
          </table:table-cell>
          <table:table-cell table:style-name="ce433"/>
          <table:table-cell table:style-name="ce436" office:value-type="float" office:value="1000" calcext:value-type="float">
            <text:p>1.000,00</text:p>
          </table:table-cell>
          <table:table-cell table:style-name="ce433"/>
          <table:table-cell table:style-name="ce439"/>
          <table:table-cell table:style-name="ce44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24" office:value-type="float" office:value="5000" calcext:value-type="float">
            <text:p>5.000,00</text:p>
          </table:table-cell>
          <table:table-cell table:style-name="ce21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ce21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24"/>
          <table:table-cell table:style-name="ce21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24"/>
          <table:table-cell table:style-name="ce424" office:value-type="string" calcext:value-type="string">
            <text:p>SnyF-Kynkçı Merdal elektrik</text:p>
          </table:table-cell>
          <table:table-cell table:style-name="ce424"/>
          <table:table-cell table:style-name="ce437" office:value-type="float" office:value="445.63" calcext:value-type="float">
            <text:p>445,63</text:p>
          </table:table-cell>
          <table:table-cell table:style-name="ce426"/>
          <table:table-cell table:style-name="ce424"/>
          <table:table-cell table:style-name="ce426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8" office:value-type="float" office:value="4000" calcext:value-type="float">
            <text:p>4.000,00</text:p>
          </table:table-cell>
          <table:table-cell table:style-name="ce433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4" table:default-cell-style-name="Default"/>
        <table:table-column table:style-name="co15" table:number-columns-repeated="2" table:default-cell-style-name="ce291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1.46" calcext:value-type="float">
            <text:p>1,46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ĞUSTOS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34617.91" calcext:value-type="float">
            <text:p>34.617,91</text:p>
          </table:table-cell>
          <table:table-cell table:style-name="ce311" table:formula="of:=SUM([.E4:.E84])" office:value-type="float" office:value="-11695.35" calcext:value-type="float">
            <text:p>-11.695,35</text:p>
          </table:table-cell>
          <table:table-cell table:style-name="ce311" table:formula="of:=SUM([.F4:.F81])" office:value-type="float" office:value="102061.66" calcext:value-type="float">
            <text:p>102.061,66</text:p>
          </table:table-cell>
          <table:table-cell table:style-name="ce311" table:formula="of:=SUM([.G4:.G81])" office:value-type="float" office:value="-33894.33" calcext:value-type="float">
            <text:p>-33.894,33</text:p>
          </table:table-cell>
          <table:table-cell table:style-name="ce31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1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1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1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1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 table:style-name="ce443"/>
          <table:table-cell table:style-name="ce31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 table:style-name="ce461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 table:style-name="ce461"/>
          <table:table-cell table:style-name="ce312" office:value-type="float" office:value="-400" calcext:value-type="float">
            <text:p>-400,00</text:p>
          </table:table-cell>
          <table:table-cell table:style-name="ce324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table:style-name="ce306" office:value-type="string" calcext:value-type="string">
            <text:p><text:span text:style-name="T1">8758480300  /CK ÇEPESAŞ/FATURA</text:span></text:p>
          </table:table-cell>
          <table:table-cell table:style-name="ce296"/>
          <table:table-cell table:style-name="ce461"/>
          <table:table-cell table:style-name="ce324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Adem Özen Kira Ödemesi 3/12</text:p>
          </table:table-cell>
          <table:table-cell table:style-name="ce296"/>
          <table:table-cell table:style-name="ce461"/>
          <table:table-cell table:style-name="ce312"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6" office:value-type="string" calcext:value-type="string">
            <text:p>MarRyl Aidat 3/12</text:p>
          </table:table-cell>
          <table:table-cell table:style-name="ce296"/>
          <table:table-cell table:style-name="ce461"/>
          <table:table-cell table:style-name="ce312" office:value-type="float" office:value="-396.5" calcext:value-type="float">
            <text:p>-396,50</text:p>
          </table:table-cell>
          <table:table-cell table:style-name="ce324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/>
          <table:table-cell table:style-name="ce443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/>
          <table:table-cell table:style-name="ce443"/>
          <table:table-cell table:style-name="ce31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amazon 240gbWd ssd-braun-64gb 5/6</text:p>
          </table:table-cell>
          <table:table-cell table:style-name="ce306"/>
          <table:table-cell table:style-name="ce307"/>
          <table:table-cell table:style-name="ce31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string" calcext:value-type="string">
            <text:p>decathlon ayakkabı</text:p>
          </table:table-cell>
          <table:table-cell table:style-name="ce306"/>
          <table:table-cell table:style-name="ce307"/>
          <table:table-cell table:style-name="ce31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6" office:value-type="float" office:value="2240" calcext:value-type="float">
            <text:p>2240</text:p>
          </table:table-cell>
          <table:table-cell table:style-name="ce306"/>
          <table:table-cell table:style-name="ce307"/>
          <table:table-cell table:style-name="ce31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90" office:value-type="date" office:date-value="2022-08-04" calcext:value-type="date">
            <text:p>04.08.2022</text:p>
          </table:table-cell>
          <table:table-cell table:style-name="ce306" office:value-type="string" calcext:value-type="string">
            <text:p>4876 KK</text:p>
          </table:table-cell>
          <table:table-cell table:style-name="ce306"/>
          <table:table-cell table:style-name="ce307"/>
          <table:table-cell table:style-name="ce324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90"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yasemin ehliyet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9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9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34"/>
          <table:table-cell table:style-name="ce324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9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7"/>
          <table:table-cell table:style-name="ce443"/>
          <table:table-cell table:style-name="ce324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E Emre Aktaş kira geri ödemesi</text:p>
          </table:table-cell>
          <table:table-cell table:style-name="ce297"/>
          <table:table-cell table:style-name="ce443"/>
          <table:table-cell table:style-name="ce324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snyG Metin ÇELİK 31-9-22 – 23</text:p>
          </table:table-cell>
          <table:table-cell table:style-name="ce297"/>
          <table:table-cell table:style-name="ce443"/>
          <table:table-cell table:style-name="ce324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 office:value-type="string" calcext:value-type="string">
            <text:p>40000 + (8 x 1000) = 48000 TL</text:p>
          </table:table-cell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90"/>
          <table:table-cell/>
          <table:table-cell table:style-name="ce297"/>
          <table:table-cell table:style-name="ce443"/>
          <table:table-cell table:style-name="ce324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1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4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Doğuş Kira 11/12-2022-23 kalan bakiye</text:p>
          </table:table-cell>
          <table:table-cell table:style-name="ce332"/>
          <table:table-cell table:style-name="ce462" office:value-type="float" office:value="1000" calcext:value-type="float">
            <text:p>1.000,00</text:p>
          </table:table-cell>
          <table:table-cell table:style-name="ce332"/>
          <table:table-cell table:style-name="ce46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90" office:value-type="date" office:date-value="2022-08-29" calcext:value-type="date">
            <text:p>29.08.2022</text:p>
          </table:table-cell>
          <table:table-cell table:style-name="ce415" office:value-type="string" calcext:value-type="string">
            <text:p>Doğuş Kira 12/12-2022-23 BANKADAN</text:p>
          </table:table-cell>
          <table:table-cell table:style-name="ce415" office:value-type="string" calcext:value-type="string">
            <text:p>BH</text:p>
          </table:table-cell>
          <table:table-cell table:style-name="ce435" office:value-type="float" office:value="5000" calcext:value-type="float">
            <text:p>5.000,00</text:p>
          </table:table-cell>
          <table:table-cell table:style-name="ce415"/>
          <table:table-cell table:style-name="ce432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32" office:value-type="string" calcext:value-type="string">
            <text:p>SnyF-Kynkçı Merdal elektrik haziran</text:p>
          </table:table-cell>
          <table:table-cell table:style-name="ce332"/>
          <table:table-cell table:style-name="ce463"/>
          <table:table-cell table:style-name="ce332"/>
          <table:table-cell table:style-name="ce33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9" table:default-cell-style-name="Default"/>
        <table:table-column table:style-name="co15" table:default-cell-style-name="Default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/>
          <table:table-cell table:style-name="ce410" office:value-type="float" office:value="3.08" calcext:value-type="float">
            <text:p>3,08</text:p>
          </table:table-cell>
          <table:table-cell table:number-columns-repeated="2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YLÜL 2022</text:p>
          </table:table-cell>
          <table:table-cell table:style-name="ce467"/>
          <table:table-cell table:style-name="ce308" office:value-type="string" calcext:value-type="string">
            <text:p>TOPLAM</text:p>
          </table:table-cell>
          <table:table-cell table:style-name="ce311" table:formula="of:=SUM([.D5:.D42])" office:value-type="float" office:value="66162.31" calcext:value-type="float">
            <text:p>66.162,31</text:p>
          </table:table-cell>
          <table:table-cell table:style-name="ce311" table:formula="of:=SUM([.E5:.E69])" office:value-type="float" office:value="-61978.72" calcext:value-type="float">
            <text:p>-61.978,72</text:p>
          </table:table-cell>
          <table:table-cell table:style-name="ce311" table:formula="of:=SUM([.F5:.F66])" office:value-type="float" office:value="9260.5" calcext:value-type="float">
            <text:p>9.260,50</text:p>
          </table:table-cell>
          <table:table-cell table:style-name="ce311" table:formula="of:=SUM([.G5:.G66])" office:value-type="float" office:value="-25729.24" calcext:value-type="float">
            <text:p>-25.729,24</text:p>
          </table:table-cell>
          <table:table-cell table:style-name="ce31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1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1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1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style-name="ce324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style-name="ce324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90"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nakit istanbul</text:p>
          </table:table-cell>
          <table:table-cell table:style-name="ce296" table:number-columns-repeated="2"/>
          <table:table-cell/>
          <table:table-cell table:style-name="ce324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90" office:value-type="date" office:date-value="2022-09-12" calcext:value-type="date">
            <text:p>12.09.2022</text:p>
          </table:table-cell>
          <table:table-cell table:style-name="ce296" office:value-type="string" calcext:value-type="string">
            <text:p>Adem Özen Kira Ödemesi 4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90"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MarRyl Aidat 4/12</text:p>
          </table:table-cell>
          <table:table-cell table:style-name="ce296" table:number-columns-repeated="2"/>
          <table:table-cell office:value-type="float" office:value="-396.5" calcext:value-type="float">
            <text:p>-396,50</text:p>
          </table:table-cell>
          <table:table-cell table:style-name="ce324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7" office:value-type="string" calcext:value-type="string">
            <text:p>000374398 /TOKATAMASY/FATURA</text:p>
          </table:table-cell>
          <table:table-cell table:style-name="ce29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string" calcext:value-type="string">
            <text:p>amazon 240gbWd ssd-braun-64gb 6/6</text:p>
          </table:table-cell>
          <table:table-cell table:style-name="ce30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toyota trafik cezası</text:p>
          </table:table-cell>
          <table:table-cell table:style-name="ce30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7-26" calcext:value-type="date">
            <text:p>26.07.2022</text:p>
          </table:table-cell>
          <table:table-cell table:style-name="ce306" office:value-type="string" calcext:value-type="string">
            <text:p>mtv taksit 1/3</text:p>
          </table:table-cell>
          <table:table-cell table:style-name="ce30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0" calcext:value-type="date">
            <text:p>10.08.2022</text:p>
          </table:table-cell>
          <table:table-cell table:style-name="ce306" office:value-type="string" calcext:value-type="string">
            <text:p>akgünler deniz otobüs bileti girne -taşucu</text:p>
          </table:table-cell>
          <table:table-cell table:style-name="ce30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14" calcext:value-type="date">
            <text:p>14.08.2022</text:p>
          </table:table-cell>
          <table:table-cell table:style-name="ce306" office:value-type="string" calcext:value-type="string">
            <text:p>toros benzin taşucu-tokat</text:p>
          </table:table-cell>
          <table:table-cell table:style-name="ce30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90" office:value-type="date" office:date-value="2022-08-23" calcext:value-type="date">
            <text:p>23.08.2022</text:p>
          </table:table-cell>
          <table:table-cell table:style-name="ce306" office:value-type="float" office:value="2240" calcext:value-type="float">
            <text:p>2240</text:p>
          </table:table-cell>
          <table:table-cell table:style-name="ce30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6" office:value-type="string" calcext:value-type="string">
            <text:p>4876 KK</text:p>
          </table:table-cell>
          <table:table-cell table:style-name="ce306" table:number-columns-repeated="2"/>
          <table:table-cell table:style-name="ce324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6" office:value-type="string" calcext:value-type="string">
            <text:p>Carraro 327 bisiklet</text:p>
          </table:table-cell>
          <table:table-cell table:style-name="ce306" office:value-type="string" calcext:value-type="string">
            <text:p>bh</text:p>
          </table:table-cell>
          <table:table-cell table:style-name="ce306"/>
          <table:table-cell table:style-name="ce324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1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1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16"/>
          <table:table-cell table:style-name="ce324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0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6" table:number-columns-repeated="3"/>
          <table:table-cell table:style-name="ce324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1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9" office:value-type="float" office:value="1200" calcext:value-type="float">
            <text:p>1.200,00</text:p>
          </table:table-cell>
          <table:table-cell table:style-name="Default"/>
          <table:table-cell table:style-name="ce20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9" office:value-type="float" office:value="54000" calcext:value-type="float">
            <text:p>54.000,00</text:p>
          </table:table-cell>
          <table:table-cell table:style-name="Default"/>
          <table:table-cell table:style-name="ce20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 office:value-type="string" calcext:value-type="string">
            <text:p>Doğuş Kira 2/12-2023-24– 30-09-22</text:p>
          </table:table-cell>
          <table:table-cell/>
          <table:table-cell table:style-name="ce324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5"/>
          <table:table-cell/>
          <table:table-cell table:style-name="ce30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90"/>
        <table:table-column table:style-name="co16" table:default-cell-style-name="Default"/>
        <table:table-column table:style-name="co70" table:default-cell-style-name="Default"/>
        <table:table-column table:style-name="co15" table:default-cell-style-name="ce306"/>
        <table:table-column table:style-name="co15" table:default-cell-style-name="ce312"/>
        <table:table-column table:style-name="co15" table:number-columns-repeated="3" table:default-cell-style-name="ce216"/>
        <table:table-row table:style-name="ro3">
          <table:table-cell table:style-name="Default"/>
          <table:table-cell table:style-name="ce410" office:value-type="float" office:value="3.54" calcext:value-type="float">
            <text:p>3,54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EKİ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78])" office:value-type="float" office:value="23872.2" calcext:value-type="float">
            <text:p>23.872,20</text:p>
          </table:table-cell>
          <table:table-cell table:style-name="ce311" table:formula="of:=SUM([.E4:.E107])" office:value-type="float" office:value="-33587.82" calcext:value-type="float">
            <text:p>-33.587,82</text:p>
          </table:table-cell>
          <table:table-cell table:style-name="ce311" table:formula="of:=SUM([.F4:.F104])" office:value-type="float" office:value="79418.41" calcext:value-type="float">
            <text:p>79.418,41</text:p>
          </table:table-cell>
          <table:table-cell table:style-name="ce311" table:formula="of:=SUM([.G4:.G104])" office:value-type="float" office:value="-90424.32" calcext:value-type="float">
            <text:p>-90.424,32</text:p>
          </table:table-cell>
          <table:table-cell table:style-name="ce31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6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9" office:value-type="float" office:value="933.39" calcext:value-type="float">
            <text:p>933,39</text:p>
          </table:table-cell>
          <table:table-cell table:style-name="ce21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9" office:value-type="float" office:value="99.8" calcext:value-type="float">
            <text:p>99,80</text:p>
          </table:table-cell>
          <table:table-cell table:style-name="ce21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4" office:value-type="float" office:value="200" calcext:value-type="float">
            <text:p>200,00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9" office:value-type="float" office:value="846.7" calcext:value-type="float">
            <text:p>846,70</text:p>
          </table:table-cell>
          <table:table-cell table:style-name="ce21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04" office:value-type="float" office:value="445.75" calcext:value-type="float">
            <text:p>445,75</text:p>
          </table:table-cell>
          <table:table-cell table:style-name="ce21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04" office:value-type="float" office:value="200" calcext:value-type="float">
            <text:p>200,00</text:p>
          </table:table-cell>
          <table:table-cell table:style-name="ce21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4" office:value-type="float" office:value="202.91" calcext:value-type="float">
            <text:p>202,91</text:p>
          </table:table-cell>
          <table:table-cell table:style-name="ce21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1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6" office:value-type="string" calcext:value-type="string">
            <text:p>8758480300 ck bahçe</text:p>
          </table:table-cell>
          <table:table-cell table:style-name="ce296" table:number-columns-repeated="2"/>
          <table:table-cell table:style-name="ce324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6" office:value-type="string" calcext:value-type="string">
            <text:p>Adem Özen Kira Ödemesi 5/12</text:p>
          </table:table-cell>
          <table:table-cell table:style-name="ce296" table:number-columns-repeated="2"/>
          <table:table-cell office:value-type="float" office:value="-4300" calcext:value-type="float">
            <text:p>-4.300,00</text:p>
          </table:table-cell>
          <table:table-cell table:style-name="ce324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6" office:value-type="string" calcext:value-type="string">
            <text:p>MarRyl Aidat 5/12</text:p>
          </table:table-cell>
          <table:table-cell table:style-name="ce296" table:number-columns-repeated="2"/>
          <table:table-cell office:value-type="float" office:value="-496.5" calcext:value-type="float">
            <text:p>-496,50</text:p>
          </table:table-cell>
          <table:table-cell table:style-name="ce324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7" table:number-columns-repeated="3"/>
          <table:table-cell table:style-name="ce21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7" office:value-type="string" calcext:value-type="string">
            <text:p>Mtv 2/3</text:p>
          </table:table-cell>
          <table:table-cell table:style-name="ce29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7" office:value-type="string" calcext:value-type="string">
            <text:p>toyota gaz tokat</text:p>
          </table:table-cell>
          <table:table-cell table:style-name="ce29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tosya</text:p>
          </table:table-cell>
          <table:table-cell table:style-name="ce29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benzin bolu</text:p>
          </table:table-cell>
          <table:table-cell table:style-name="ce29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bolu yemek hanzade</text:p>
          </table:table-cell>
          <table:table-cell table:style-name="ce29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toyota gaz bolu</text:p>
          </table:table-cell>
          <table:table-cell table:style-name="ce29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toyota gaz istanbul</text:p>
          </table:table-cell>
          <table:table-cell table:style-name="ce29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market</text:p>
          </table:table-cell>
          <table:table-cell table:style-name="ce29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ikea <text:s/></text:p>
          </table:table-cell>
          <table:table-cell table:style-name="ce29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7" office:value-type="string" calcext:value-type="string">
            <text:p>yemek</text:p>
          </table:table-cell>
          <table:table-cell table:style-name="ce29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ikea masa 1/6</text:p>
          </table:table-cell>
          <table:table-cell table:style-name="ce30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6" office:value-type="string" calcext:value-type="string">
            <text:p>koçtaş dolap ½</text:p>
          </table:table-cell>
          <table:table-cell table:style-name="ce30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buji</text:p>
          </table:table-cell>
          <table:table-cell table:style-name="ce30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6" office:value-type="string" calcext:value-type="string">
            <text:p>bayramoğlu toyota rotil</text:p>
          </table:table-cell>
          <table:table-cell table:style-name="ce30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hummel ayakkabı 4 adet</text:p>
          </table:table-cell>
          <table:table-cell table:style-name="ce30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6" office:value-type="string" calcext:value-type="string">
            <text:p>tavuk dünyası</text:p>
          </table:table-cell>
          <table:table-cell table:style-name="ce30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6" office:value-type="string" calcext:value-type="string">
            <text:p>market</text:p>
          </table:table-cell>
          <table:table-cell table:style-name="ce30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istanbul</text:p>
          </table:table-cell>
          <table:table-cell table:style-name="ce30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koçtaş pervane 1/6</text:p>
          </table:table-cell>
          <table:table-cell table:style-name="ce30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bolu yemek</text:p>
          </table:table-cell>
          <table:table-cell table:style-name="ce30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bolu</text:p>
          </table:table-cell>
          <table:table-cell table:style-name="ce30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pirinç</text:p>
          </table:table-cell>
          <table:table-cell table:style-name="ce30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osmancık yolcu leblebi pirinç</text:p>
          </table:table-cell>
          <table:table-cell table:style-name="ce30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benzin turhal</text:p>
          </table:table-cell>
          <table:table-cell table:style-name="ce30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6" office:value-type="string" calcext:value-type="string">
            <text:p>toyota gaz şenyurt</text:p>
          </table:table-cell>
          <table:table-cell table:style-name="ce30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6" office:value-type="string" calcext:value-type="string">
            <text:p>toyota şanz yağı 3 lt</text:p>
          </table:table-cell>
          <table:table-cell table:style-name="ce30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6" office:value-type="string" calcext:value-type="string">
            <text:p>alçıpan</text:p>
          </table:table-cell>
          <table:table-cell table:style-name="ce30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6" office:value-type="string" calcext:value-type="string">
            <text:p>4876 KK 9324,32</text:p>
          </table:table-cell>
          <table:table-cell table:style-name="ce306"/>
          <table:table-cell/>
          <table:table-cell table:style-name="ce324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3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9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9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0000383215 /TOKATAMASY/FATURA</text:p>
          </table:table-cell>
          <table:table-cell table:style-name="ce297" table:number-columns-repeated="2"/>
          <table:table-cell table:style-name="ce324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7" office:value-type="string" calcext:value-type="string">
            <text:p>800004222959 /TOKATAMASY/FATURA</text:p>
          </table:table-cell>
          <table:table-cell table:style-name="ce297" table:number-columns-repeated="2"/>
          <table:table-cell table:style-name="ce324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91"/>
          <table:table-cell table:style-name="ce324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style-name="ce443"/>
          <table:table-cell table:style-name="ce324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3.65" calcext:value-type="currency">
            <text:p>₺4.293,65</text:p>
          </table:table-cell>
          <table:table-cell table:style-name="ce291"/>
          <table:table-cell table:style-name="ce31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29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29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29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5"/>
          <table:table-cell table:style-name="ce29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24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Lise Arkası Kira ++++++++++++++++</text:p>
          </table:table-cell>
          <table:table-cell table:style-name="ce468"/>
          <table:table-cell table:style-name="ce46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68" office:value-type="string" calcext:value-type="string">
            <text:p>selanik hesabına aktarılan</text:p>
          </table:table-cell>
          <table:table-cell table:style-name="ce468"/>
          <table:table-cell table:style-name="ce46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5" table:number-columns-repeated="2"/>
          <table:table-cell table:style-name="ce29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/>
          <table:table-cell table:style-name="ce442" table:number-columns-repeated="2"/>
          <table:table-cell table:style-name="ce46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6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90"/>
        <table:table-column table:style-name="co16" table:default-cell-style-name="Default"/>
        <table:table-column table:style-name="co69" table:default-cell-style-name="Default"/>
        <table:table-column table:style-name="co15" table:default-cell-style-name="ce472"/>
        <table:table-column table:style-name="co15" table:default-cell-style-name="ce313"/>
        <table:table-column table:style-name="co15" table:number-columns-repeated="2" table:default-cell-style-name="ce471"/>
        <table:table-column table:style-name="co15" table:default-cell-style-name="ce216"/>
        <table:table-row table:style-name="ro3">
          <table:table-cell table:style-name="Default"/>
          <table:table-cell table:style-name="ce410" office:value-type="float" office:value="5" calcext:value-type="float">
            <text:p>5</text:p>
          </table:table-cell>
          <table:table-cell/>
          <table:table-cell table:style-name="Default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323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KASIM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4:.D52])" office:value-type="float" office:value="179191.62" calcext:value-type="float">
            <text:p>179.191,62</text:p>
          </table:table-cell>
          <table:table-cell table:style-name="ce311" table:formula="of:=SUM([.E4:.E73])" office:value-type="float" office:value="-14175.82" calcext:value-type="float">
            <text:p>-14.175,82</text:p>
          </table:table-cell>
          <table:table-cell table:style-name="ce311" table:formula="of:=SUM([.F4:.F71])" office:value-type="float" office:value="178439.6" calcext:value-type="float">
            <text:p>178.439,60</text:p>
          </table:table-cell>
          <table:table-cell table:style-name="ce311" table:formula="of:=SUM([.G4:.G71])" office:value-type="float" office:value="-18452.8" calcext:value-type="float">
            <text:p>-18.452,80</text:p>
          </table:table-cell>
          <table:table-cell table:style-name="ce31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5"/>
          <table:table-cell/>
          <table:table-cell table:style-name="ce47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style-name="ce30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13" office:value-type="currency" office:currency="TRY" office:value="1221.41" calcext:value-type="currency">
            <text:p>₺1.221,41</text:p>
          </table:table-cell>
          <table:table-cell table:style-name="ce471"/>
          <table:table-cell table:style-name="ce31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13" office:value-type="currency" office:currency="TRY" office:value="98.9" calcext:value-type="currency">
            <text:p>₺98,90</text:p>
          </table:table-cell>
          <table:table-cell table:style-name="ce471"/>
          <table:table-cell table:style-name="ce31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5" office:value-type="currency" office:currency="TRY" office:value="200" calcext:value-type="currency">
            <text:p>₺200,00</text:p>
          </table:table-cell>
          <table:table-cell table:style-name="ce471"/>
          <table:table-cell table:style-name="ce31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13" office:value-type="currency" office:currency="TRY" office:value="1182.16" calcext:value-type="currency">
            <text:p>₺1.182,16</text:p>
          </table:table-cell>
          <table:table-cell table:style-name="ce471"/>
          <table:table-cell table:style-name="ce31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13" office:value-type="currency" office:currency="TRY" office:value="289.7" calcext:value-type="currency">
            <text:p>₺289,70</text:p>
          </table:table-cell>
          <table:table-cell/>
          <table:table-cell table:style-name="ce31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13" office:value-type="currency" office:currency="TRY" office:value="200" calcext:value-type="currency">
            <text:p>₺200,00</text:p>
          </table:table-cell>
          <table:table-cell table:style-name="ce47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13" office:value-type="currency" office:currency="TRY" office:value="49.95" calcext:value-type="currency">
            <text:p>₺49,95</text:p>
          </table:table-cell>
          <table:table-cell table:style-name="ce47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9522138254 /CK ÇEPESAŞ/FATURA</text:p>
          </table:table-cell>
          <table:table-cell table:style-name="ce29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7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6" table:number-columns-repeated="2"/>
          <table:table-cell/>
          <table:table-cell table:style-name="ce30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6" office:value-type="string" calcext:value-type="string">
            <text:p>pervin dil kursu havale</text:p>
          </table:table-cell>
          <table:table-cell table:style-name="ce296"/>
          <table:table-cell/>
          <table:table-cell table:style-name="ce30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pervinden gelen</text:p>
          </table:table-cell>
          <table:table-cell table:style-name="ce297"/>
          <table:table-cell/>
          <table:table-cell table:style-name="ce305"/>
          <table:table-cell table:style-name="ce47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Adem Özen Kira Ödemesi 6/12</text:p>
          </table:table-cell>
          <table:table-cell table:style-name="ce296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6" office:value-type="string" calcext:value-type="string">
            <text:p>MarRyl Aidat 6/12</text:p>
          </table:table-cell>
          <table:table-cell table:style-name="ce296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7" office:value-type="string" calcext:value-type="string">
            <text:p>Mtv 3/3</text:p>
          </table:table-cell>
          <table:table-cell table:style-name="ce29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koçtaş dolap 2/2</text:p>
          </table:table-cell>
          <table:table-cell table:style-name="ce30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6" office:value-type="string" calcext:value-type="string">
            <text:p>ikea masa 2/6</text:p>
          </table:table-cell>
          <table:table-cell table:style-name="ce30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6" office:value-type="string" calcext:value-type="string">
            <text:p>koçtaş pervane 2/6</text:p>
          </table:table-cell>
          <table:table-cell table:style-name="ce30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7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7" office:value-type="string" calcext:value-type="string">
            <text:p>audi benzin sivas havaalanı</text:p>
          </table:table-cell>
          <table:table-cell table:style-name="ce29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7" office:value-type="string" calcext:value-type="string">
            <text:p>vodafon</text:p>
          </table:table-cell>
          <table:table-cell table:style-name="ce29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6"/>
          <table:table-cell/>
          <table:table-cell table:style-name="ce30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4 /TOKATAMASY/FATURA</text:p>
          </table:table-cell>
          <table:table-cell table:style-name="ce29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7" office:value-type="string" calcext:value-type="string">
            <text:p>959 /TOKATAMASY/FATURA</text:p>
          </table:table-cell>
          <table:table-cell table:style-name="ce29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43" office:value-type="string" calcext:value-type="string">
            <text:p>erenler gıda pide mlzm 11- nkt 1</text:p>
          </table:table-cell>
          <table:table-cell table:style-name="ce29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43" office:value-type="string" calcext:value-type="string">
            <text:p>erenler gıda pide mlzm 11- nkt 2</text:p>
          </table:table-cell>
          <table:table-cell table:style-name="ce29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43" office:value-type="string" calcext:value-type="string">
            <text:p>erenler gıda pide mlzm 11- nkt 3</text:p>
          </table:table-cell>
          <table:table-cell table:style-name="ce29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7" table:number-columns-repeated="2"/>
          <table:table-cell/>
          <table:table-cell table:style-name="ce30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71"/>
          <table:table-cell table:style-name="ce30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7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 table:style-name="ce47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 table:style-name="ce47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 table:style-name="ce47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13" office:value-type="currency" office:currency="TRY" office:value="1000" calcext:value-type="currency">
            <text:p>₺1.000,00</text:p>
          </table:table-cell>
          <table:table-cell table:style-name="ce47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5"/>
          <table:table-cell table:style-name="ce47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13" office:value-type="currency" office:currency="TRY" office:value="82000" calcext:value-type="currency">
            <text:p>₺82.000,00</text:p>
          </table:table-cell>
          <table:table-cell table:style-name="ce47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13"/>
          <table:table-cell table:style-name="ce47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13" office:value-type="currency" office:currency="TRY" office:value="84000" calcext:value-type="currency">
            <text:p>₺84.000,00</text:p>
          </table:table-cell>
          <table:table-cell table:style-name="ce47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70" office:value-type="string" calcext:value-type="string">
            <text:p>snyA Ayhan Tüfek 42000-40000</text:p>
          </table:table-cell>
          <table:table-cell table:style-name="ce470"/>
          <table:table-cell table:style-name="ce47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70" office:value-type="string" calcext:value-type="string">
            <text:p>Cihan Elektrik Teminat 1200 – 1/6</text:p>
          </table:table-cell>
          <table:table-cell table:style-name="ce470"/>
          <table:table-cell table:style-name="ce47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66" office:value-type="date" office:date-value="2022-08-30" calcext:value-type="date">
            <text:p>30.08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7-30" calcext:value-type="date">
            <text:p>30.07.2022</text:p>
          </table:table-cell>
          <table:table-cell table:style-name="ce442" office:value-type="string" calcext:value-type="string">
            <text:p>SnyF-Kynkçı Merdal 11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  <table:table-row table:style-name="ro3">
          <table:table-cell table:style-name="ce466" office:value-type="date" office:date-value="2022-06-30" calcext:value-type="date">
            <text:p>30.06.2022</text:p>
          </table:table-cell>
          <table:table-cell table:style-name="ce442" office:value-type="string" calcext:value-type="string">
            <text:p>SnyF-Kynkçı Merdal 10/12-2022</text:p>
          </table:table-cell>
          <table:table-cell table:style-name="ce442"/>
          <table:table-cell table:style-name="ce474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number-columns-repeated="3" table:default-cell-style-name="Default"/>
        <table:table-column table:style-name="co15" table:default-cell-style-name="ce204"/>
        <table:table-column table:style-name="co15" table:default-cell-style-name="Default"/>
        <table:table-row table:style-name="ro3">
          <table:table-cell table:number-columns-repeated="4"/>
          <table:table-cell table:style-name="ce323"/>
          <table:table-cell table:style-name="ce323" office:value-type="string" calcext:value-type="string">
            <text:p>GİRİŞ</text:p>
          </table:table-cell>
          <table:table-cell table:style-name="ce477" office:value-type="string" calcext:value-type="string">
            <text:p>ÇIKIŞ</text:p>
          </table:table-cell>
          <table:table-cell table:style-name="ce323" office:value-type="string" calcext:value-type="string">
            <text:p>BAKİYE</text:p>
          </table:table-cell>
        </table:table-row>
        <table:table-row table:style-name="ro3">
          <table:table-cell table:style-name="ce291" office:value-type="string" calcext:value-type="string">
            <text:p>- ARALIK 2022</text:p>
          </table:table-cell>
          <table:table-cell/>
          <table:table-cell table:style-name="ce308" office:value-type="string" calcext:value-type="string">
            <text:p>TOPLAM</text:p>
          </table:table-cell>
          <table:table-cell table:style-name="ce311" table:formula="of:=SUM([.D11:.D62])" office:value-type="float" office:value="15475.96" calcext:value-type="float">
            <text:p>15.475,96</text:p>
          </table:table-cell>
          <table:table-cell table:style-name="ce311" table:formula="of:=SUM([.E11:.E94])" office:value-type="float" office:value="-16961.34" calcext:value-type="float">
            <text:p>-16.961,34</text:p>
          </table:table-cell>
          <table:table-cell table:style-name="ce311" table:formula="of:=SUM([.F11:.F92])" office:value-type="float" office:value="22052.39" calcext:value-type="float">
            <text:p>22.052,39</text:p>
          </table:table-cell>
          <table:table-cell table:style-name="ce478" table:formula="of:=SUM([.G11:.G92])" office:value-type="float" office:value="-21692.25" calcext:value-type="float">
            <text:p>-21.692,25</text:p>
          </table:table-cell>
          <table:table-cell table:style-name="ce31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5"/>
          <table:table-cell table:number-columns-repeated="5"/>
          <table:table-cell table:style-name="ce216"/>
        </table:table-row>
        <table:table-row table:style-name="ro3">
          <table:table-cell/>
          <table:table-cell table:style-name="ce295"/>
          <table:table-cell table:number-columns-repeated="5"/>
          <table:table-cell table:style-name="ce21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5847500300 /CK ÇEPESAŞ/FATURA</text:p>
          </table:table-cell>
          <table:table-cell table:style-name="ce296" table:number-columns-repeated="2"/>
          <table:table-cell table:style-name="ce31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1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90"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<text:span text:style-name="T1">8222520300</text:span> /CK ÇEPESAŞ/FATURA</text:p>
          </table:table-cell>
          <table:table-cell table:style-name="ce296" table:number-columns-repeated="2"/>
          <table:table-cell table:style-name="ce31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1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12"/>
          <table:table-cell table:number-columns-repeated="2"/>
          <table:table-cell table:style-name="ce21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Adem Özen Kira Ödemesi 7/12</text:p>
          </table:table-cell>
          <table:table-cell table:style-name="ce296" table:number-columns-repeated="2"/>
          <table:table-cell table:style-name="ce31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1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90" office:value-type="date" office:date-value="2022-12-07" calcext:value-type="date">
            <text:p>07.12.2022</text:p>
          </table:table-cell>
          <table:table-cell table:style-name="ce296" office:value-type="string" calcext:value-type="string">
            <text:p>MarRyl Aidat 7/12</text:p>
          </table:table-cell>
          <table:table-cell table:style-name="ce296" table:number-columns-repeated="2"/>
          <table:table-cell table:style-name="ce31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1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5"/>
          <table:table-cell table:number-columns-repeated="2"/>
          <table:table-cell table:style-name="ce333"/>
          <table:table-cell table:number-columns-repeated="2"/>
          <table:table-cell table:style-name="ce21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33"/>
          <table:table-cell table:style-name="ce312" office:value-type="float" office:value="680" calcext:value-type="float">
            <text:p>680,00</text:p>
          </table:table-cell>
          <table:table-cell/>
          <table:table-cell table:style-name="ce21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12"/>
          <table:table-cell table:style-name="ce216" office:value-type="float" office:value="1400" calcext:value-type="float">
            <text:p>1.400,00</text:p>
          </table:table-cell>
          <table:table-cell/>
          <table:table-cell table:style-name="ce21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12"/>
          <table:table-cell table:style-name="ce216" office:value-type="float" office:value="295" calcext:value-type="float">
            <text:p>295,00</text:p>
          </table:table-cell>
          <table:table-cell/>
          <table:table-cell table:style-name="ce21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33" office:value-type="float" office:value="200" calcext:value-type="float">
            <text:p>200</text:p>
          </table:table-cell>
          <table:table-cell table:style-name="ce312"/>
          <table:table-cell table:style-name="ce336" office:value-type="float" office:value="100" calcext:value-type="float">
            <text:p>100,00</text:p>
          </table:table-cell>
          <table:table-cell/>
          <table:table-cell table:style-name="ce21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12"/>
          <table:table-cell table:style-name="ce216" office:value-type="float" office:value="1680" calcext:value-type="float">
            <text:p>1.680,00</text:p>
          </table:table-cell>
          <table:table-cell/>
          <table:table-cell table:style-name="ce21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33"/>
          <table:table-cell table:style-name="ce216" office:value-type="float" office:value="1080" calcext:value-type="float">
            <text:p>1.080,00</text:p>
          </table:table-cell>
          <table:table-cell/>
          <table:table-cell table:style-name="ce21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97"/>
          <table:table-cell table:style-name="ce297" office:value-type="float" office:value="200" calcext:value-type="float">
            <text:p>200</text:p>
          </table:table-cell>
          <table:table-cell table:style-name="ce312"/>
          <table:table-cell table:style-name="ce216" office:value-type="float" office:value="200" calcext:value-type="float">
            <text:p>200,00</text:p>
          </table:table-cell>
          <table:table-cell/>
          <table:table-cell table:style-name="ce21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97"/>
          <table:table-cell table:style-name="ce297" office:value-type="float" office:value="217.89" calcext:value-type="float">
            <text:p>217,89</text:p>
          </table:table-cell>
          <table:table-cell table:style-name="ce312"/>
          <table:table-cell table:style-name="ce216" office:value-type="float" office:value="217.89" calcext:value-type="float">
            <text:p>217,89</text:p>
          </table:table-cell>
          <table:table-cell/>
          <table:table-cell table:style-name="ce21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7" office:value-type="string" calcext:value-type="string">
            <text:p>9522138254 /CK ÇEPESAŞ/FATURA</text:p>
          </table:table-cell>
          <table:table-cell table:style-name="ce297" table:number-columns-repeated="2"/>
          <table:table-cell table:style-name="ce312" office:value-type="float" office:value="-4516" calcext:value-type="float">
            <text:p>-4.516,00</text:p>
          </table:table-cell>
          <table:table-cell table:style-name="ce216"/>
          <table:table-cell office:value-type="float" office:value="-4516" calcext:value-type="float">
            <text:p>-4.516,00</text:p>
          </table:table-cell>
          <table:table-cell table:style-name="ce21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1" calcext:value-type="date">
            <text:p>01.11.2022</text:p>
          </table:table-cell>
          <table:table-cell table:style-name="ce306" office:value-type="string" calcext:value-type="string">
            <text:p>ikea masa 3/6</text:p>
          </table:table-cell>
          <table:table-cell table:style-name="ce306" table:number-columns-repeated="2"/>
          <table:table-cell table:style-name="ce312" office:value-type="float" office:value="-208.17" calcext:value-type="float">
            <text:p>-208,17</text:p>
          </table:table-cell>
          <table:table-cell table:style-name="ce216"/>
          <table:table-cell/>
          <table:table-cell table:style-name="ce21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6" calcext:value-type="date">
            <text:p>06.11.2022</text:p>
          </table:table-cell>
          <table:table-cell table:style-name="ce306" office:value-type="string" calcext:value-type="string">
            <text:p>koçtaş pervane 3/6</text:p>
          </table:table-cell>
          <table:table-cell table:style-name="ce306" table:number-columns-repeated="2"/>
          <table:table-cell table:style-name="ce312" office:value-type="float" office:value="-151.65" calcext:value-type="float">
            <text:p>-151,65</text:p>
          </table:table-cell>
          <table:table-cell table:style-name="ce216"/>
          <table:table-cell/>
          <table:table-cell table:style-name="ce21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12" office:value-type="float" office:value="-40" calcext:value-type="float">
            <text:p>-40,00</text:p>
          </table:table-cell>
          <table:table-cell table:style-name="ce216"/>
          <table:table-cell/>
          <table:table-cell table:style-name="ce21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3" calcext:value-type="date">
            <text:p>03.11.2022</text:p>
          </table:table-cell>
          <table:table-cell table:style-name="ce443" office:value-type="string" calcext:value-type="string">
            <text:p>erenler gıda pide mlzm 11- işkk 1</text:p>
          </table:table-cell>
          <table:table-cell table:style-name="ce297" table:number-columns-repeated="2"/>
          <table:table-cell table:style-name="ce312" office:value-type="float" office:value="-173.67" calcext:value-type="float">
            <text:p>-173,67</text:p>
          </table:table-cell>
          <table:table-cell table:style-name="ce216"/>
          <table:table-cell/>
          <table:table-cell table:style-name="ce21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5" calcext:value-type="date">
            <text:p>05.11.2022</text:p>
          </table:table-cell>
          <table:table-cell table:style-name="ce297" office:value-type="string" calcext:value-type="string">
            <text:p>mersin rav4 gaz</text:p>
          </table:table-cell>
          <table:table-cell table:style-name="ce297" table:number-columns-repeated="2"/>
          <table:table-cell table:style-name="ce312" office:value-type="float" office:value="-398.07" calcext:value-type="float">
            <text:p>-398,07</text:p>
          </table:table-cell>
          <table:table-cell table:style-name="ce216"/>
          <table:table-cell/>
          <table:table-cell table:style-name="ce21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6" table:number-columns-repeated="2"/>
          <table:table-cell table:style-name="ce312" office:value-type="float" office:value="-1111.11" calcext:value-type="float">
            <text:p>-1.111,11</text:p>
          </table:table-cell>
          <table:table-cell table:style-name="ce216"/>
          <table:table-cell/>
          <table:table-cell table:style-name="ce21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9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6" table:number-columns-repeated="2"/>
          <table:table-cell table:style-name="ce312"/>
          <table:table-cell table:style-name="ce338" office:value-type="float" office:value="1150" calcext:value-type="float">
            <text:p>1.150,00</text:p>
          </table:table-cell>
          <table:table-cell/>
          <table:table-cell table:style-name="ce21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lc kot – elçilik vatandaşlık</text:p>
          </table:table-cell>
          <table:table-cell table:style-name="ce297" table:number-columns-repeated="2"/>
          <table:table-cell table:style-name="ce312" office:value-type="float" office:value="-279.99" calcext:value-type="float">
            <text:p>-279,99</text:p>
          </table:table-cell>
          <table:table-cell table:style-name="ce216"/>
          <table:table-cell/>
          <table:table-cell table:style-name="ce21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hd isk</text:p>
          </table:table-cell>
          <table:table-cell table:style-name="ce297" table:number-columns-repeated="2"/>
          <table:table-cell table:style-name="ce312" office:value-type="float" office:value="-89" calcext:value-type="float">
            <text:p>-89,00</text:p>
          </table:table-cell>
          <table:table-cell table:style-name="ce216"/>
          <table:table-cell/>
          <table:table-cell table:style-name="ce21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oçtaş 60*60 led</text:p>
          </table:table-cell>
          <table:table-cell table:style-name="ce297" table:number-columns-repeated="2"/>
          <table:table-cell table:style-name="ce312" office:value-type="float" office:value="-189.9" calcext:value-type="float">
            <text:p>-189,90</text:p>
          </table:table-cell>
          <table:table-cell table:style-name="ce216"/>
          <table:table-cell/>
          <table:table-cell table:style-name="ce21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146.5" calcext:value-type="float">
            <text:p>-2.146,50</text:p>
          </table:table-cell>
          <table:table-cell table:style-name="ce216"/>
          <table:table-cell/>
          <table:table-cell table:style-name="ce21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0" calcext:value-type="date">
            <text:p>10.11.2022</text:p>
          </table:table-cell>
          <table:table-cell table:style-name="ce297" office:value-type="string" calcext:value-type="string">
            <text:p>KKTC vatandaşlık harcı</text:p>
          </table:table-cell>
          <table:table-cell table:style-name="ce297" table:number-columns-repeated="2"/>
          <table:table-cell table:style-name="ce312" office:value-type="float" office:value="-275" calcext:value-type="float">
            <text:p>-275,00</text:p>
          </table:table-cell>
          <table:table-cell table:style-name="ce216"/>
          <table:table-cell/>
          <table:table-cell table:style-name="ce21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2" calcext:value-type="date">
            <text:p>12.11.2022</text:p>
          </table:table-cell>
          <table:table-cell table:style-name="ce443" office:value-type="string" calcext:value-type="string">
            <text:p><text:span text:style-name="T7">erenler gıda pide mlzm 11- işk</text:span>k2</text:p>
          </table:table-cell>
          <table:table-cell table:style-name="ce297" table:number-columns-repeated="2"/>
          <table:table-cell table:style-name="ce312" office:value-type="float" office:value="-189.66" calcext:value-type="float">
            <text:p>-189,66</text:p>
          </table:table-cell>
          <table:table-cell table:style-name="ce216"/>
          <table:table-cell/>
          <table:table-cell table:style-name="ce21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4" calcext:value-type="date">
            <text:p>14.11.2022</text:p>
          </table:table-cell>
          <table:table-cell table:style-name="ce297" office:value-type="string" calcext:value-type="string">
            <text:p>snyB alçıpan</text:p>
          </table:table-cell>
          <table:table-cell table:style-name="ce297" table:number-columns-repeated="2"/>
          <table:table-cell table:style-name="ce312" office:value-type="float" office:value="-1720" calcext:value-type="float">
            <text:p>-1.720,00</text:p>
          </table:table-cell>
          <table:table-cell table:style-name="ce216"/>
          <table:table-cell/>
          <table:table-cell table:style-name="ce21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17" calcext:value-type="date">
            <text:p>17.11.2022</text:p>
          </table:table-cell>
          <table:table-cell table:style-name="ce443" office:value-type="string" calcext:value-type="string">
            <text:p><text:span text:style-name="T7">erenler gıda pide mlzm 11- işk</text:span>k3</text:p>
          </table:table-cell>
          <table:table-cell table:style-name="ce297" table:number-columns-repeated="2"/>
          <table:table-cell table:style-name="ce312" table:formula="of:=-204.04" office:value-type="float" office:value="-204.04" calcext:value-type="float">
            <text:p>-204,04</text:p>
          </table:table-cell>
          <table:table-cell table:style-name="ce216"/>
          <table:table-cell/>
          <table:table-cell table:style-name="ce21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297" office:value-type="string" calcext:value-type="string">
            <text:p>Vodafon 2240</text:p>
          </table:table-cell>
          <table:table-cell table:style-name="ce297" table:number-columns-repeated="2"/>
          <table:table-cell table:style-name="ce312" office:value-type="float" office:value="-90" calcext:value-type="float">
            <text:p>-90,00</text:p>
          </table:table-cell>
          <table:table-cell table:style-name="ce216"/>
          <table:table-cell/>
          <table:table-cell table:style-name="ce21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1-22" calcext:value-type="date">
            <text:p>22.11.2022</text:p>
          </table:table-cell>
          <table:table-cell table:style-name="ce306" office:value-type="string" calcext:value-type="string">
            <text:p>atasun gözlük 1/3</text:p>
          </table:table-cell>
          <table:table-cell table:style-name="ce306" table:number-columns-repeated="2"/>
          <table:table-cell table:style-name="ce312" office:value-type="float" office:value="-678.58" calcext:value-type="float">
            <text:p>-678,58</text:p>
          </table:table-cell>
          <table:table-cell table:style-name="ce216"/>
          <table:table-cell/>
          <table:table-cell table:style-name="ce21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90" office:value-type="date" office:date-value="2022-12-05" calcext:value-type="date">
            <text:p>05.12.2022</text:p>
          </table:table-cell>
          <table:table-cell table:style-name="ce306" office:value-type="string" calcext:value-type="string">
            <text:p>4876 KK <text:s text:c="22"/>7945,34</text:p>
          </table:table-cell>
          <table:table-cell table:style-name="ce306" table:number-columns-repeated="2"/>
          <table:table-cell table:style-name="ce324"/>
          <table:table-cell table:style-name="ce216"/>
          <table:table-cell office:value-type="float" office:value="-7945.34" calcext:value-type="float">
            <text:p>-7.945,34</text:p>
          </table:table-cell>
          <table:table-cell table:style-name="ce21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/>
          <table:table-cell table:style-name="ce306" table:number-columns-repeated="3"/>
          <table:table-cell table:style-name="ce324"/>
          <table:table-cell table:style-name="ce216"/>
          <table:table-cell/>
          <table:table-cell table:style-name="ce21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90" office:value-type="date" office:date-value="2022-12-12" calcext:value-type="date">
            <text:p>12.12.2022</text:p>
          </table:table-cell>
          <table:table-cell table:style-name="ce297" office:value-type="string" calcext:value-type="string">
            <text:p>pervine iş ten havale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319" office:value-type="float" office:value="-1000" calcext:value-type="float">
            <text:p>-1.000,00</text:p>
          </table:table-cell>
          <table:table-cell table:style-name="ce21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4 doğalgaz</text:p>
          </table:table-cell>
          <table:table-cell table:style-name="ce297"/>
          <table:table-cell table:style-name="ce312" office:value-type="float" office:value="-200" calcext:value-type="float">
            <text:p>-200,00</text:p>
          </table:table-cell>
          <table:table-cell table:style-name="ce324"/>
          <table:table-cell table:style-name="ce216"/>
          <table:table-cell office:value-type="float" office:value="-1012.5" calcext:value-type="float">
            <text:p>-1.012,50</text:p>
          </table:table-cell>
          <table:table-cell table:style-name="ce21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00004222959 doğalgaz</text:p>
          </table:table-cell>
          <table:table-cell table:style-name="ce297"/>
          <table:table-cell table:style-name="ce312" office:value-type="float" office:value="-50" calcext:value-type="float">
            <text:p>-50,00</text:p>
          </table:table-cell>
          <table:table-cell table:style-name="ce324"/>
          <table:table-cell table:style-name="ce216"/>
          <table:table-cell office:value-type="float" office:value="-96.5" calcext:value-type="float">
            <text:p>-96,50</text:p>
          </table:table-cell>
          <table:table-cell table:style-name="ce21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90" office:value-type="date" office:date-value="2022-12-16" calcext:value-type="date">
            <text:p>16.12.2022</text:p>
          </table:table-cell>
          <table:table-cell table:style-name="ce297" office:value-type="string" calcext:value-type="string">
            <text:p>8758480300 elektrik bahçe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123" calcext:value-type="float">
            <text:p>-123,00</text:p>
          </table:table-cell>
          <table:table-cell table:style-name="ce21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90" office:value-type="date" office:date-value="2022-12-19" calcext:value-type="date">
            <text:p>19.12.2022</text:p>
          </table:table-cell>
          <table:table-cell table:style-name="ce297" office:value-type="string" calcext:value-type="string">
            <text:p>pervinden havale <text:s/>2/9</text:p>
          </table:table-cell>
          <table:table-cell table:style-name="ce297" table:number-columns-repeated="2"/>
          <table:table-cell table:style-name="ce324"/>
          <table:table-cell table:style-name="ce338" office:value-type="float" office:value="2500" calcext:value-type="float">
            <text:p>2.500,00</text:p>
          </table:table-cell>
          <table:table-cell/>
          <table:table-cell table:style-name="ce21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/>
          <table:table-cell table:style-name="ce297" table:number-columns-repeated="3"/>
          <table:table-cell table:style-name="ce324"/>
          <table:table-cell table:style-name="ce216"/>
          <table:table-cell/>
          <table:table-cell table:style-name="ce21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90" office:value-type="date" office:date-value="2022-12-13" calcext:value-type="date">
            <text:p>13.12.2022</text:p>
          </table:table-cell>
          <table:table-cell table:style-name="ce443" office:value-type="string" calcext:value-type="string">
            <text:p>selanik pide et 12- nkt 1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40" calcext:value-type="float">
            <text:p>-140,00</text:p>
          </table:table-cell>
          <table:table-cell table:style-name="ce21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90" office:value-type="date" office:date-value="2022-12-15" calcext:value-type="date">
            <text:p>15.12.2022</text:p>
          </table:table-cell>
          <table:table-cell table:style-name="ce443" office:value-type="string" calcext:value-type="string">
            <text:p>selanik pide <text:s/>12- nkt 2</text:p>
          </table:table-cell>
          <table:table-cell table:style-name="ce297" office:value-type="string" calcext:value-type="string">
            <text:p>nk</text:p>
          </table:table-cell>
          <table:table-cell table:style-name="ce297"/>
          <table:table-cell table:style-name="ce324"/>
          <table:table-cell table:style-name="ce216"/>
          <table:table-cell office:value-type="float" office:value="-170" calcext:value-type="float">
            <text:p>-170,00</text:p>
          </table:table-cell>
          <table:table-cell table:style-name="ce21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table:style-name="ce297" office:value-type="string" calcext:value-type="string">
            <text:p>marmara royal doğalgaz</text:p>
          </table:table-cell>
          <table:table-cell table:style-name="ce297" office:value-type="string" calcext:value-type="string">
            <text:p>bn</text:p>
          </table:table-cell>
          <table:table-cell table:style-name="ce297"/>
          <table:table-cell table:style-name="ce324"/>
          <table:table-cell table:style-name="ce216"/>
          <table:table-cell office:value-type="float" office:value="-114.91" calcext:value-type="float">
            <text:p>-114,91</text:p>
          </table:table-cell>
          <table:table-cell table:style-name="ce21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/>
          <table:table-cell table:style-name="ce443"/>
          <table:table-cell table:style-name="ce297" table:number-columns-repeated="2"/>
          <table:table-cell table:style-name="ce324"/>
          <table:table-cell table:style-name="ce216"/>
          <table:table-cell/>
          <table:table-cell table:style-name="ce21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90" office:value-type="date" office:date-value="2022-12-30" calcext:value-type="date">
            <text:p>30.12.2022</text:p>
          </table:table-cell>
          <table:table-cell table:style-name="ce443" office:value-type="string" calcext:value-type="string">
            <text:p>merdal kipel ihtarname avukat emrullah</text:p>
          </table:table-cell>
          <table:table-cell table:style-name="ce297" table:number-columns-repeated="2"/>
          <table:table-cell table:style-name="ce324"/>
          <table:table-cell table:style-name="ce216"/>
          <table:table-cell office:value-type="float" office:value="-350" calcext:value-type="float">
            <text:p>-350,00</text:p>
          </table:table-cell>
          <table:table-cell table:style-name="ce21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2112" calcext:value-type="float">
            <text:p>-2.112,00</text:p>
          </table:table-cell>
          <table:table-cell table:style-name="ce21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24" office:value-type="float" office:value="-1500" calcext:value-type="float">
            <text:p>-1.500,00</text:p>
          </table:table-cell>
          <table:table-cell table:style-name="ce216"/>
          <table:table-cell office:value-type="float" office:value="-1500" calcext:value-type="float">
            <text:p>-1.500,00</text:p>
          </table:table-cell>
          <table:table-cell table:style-name="ce21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7" table:number-columns-repeated="3"/>
          <table:table-cell table:style-name="ce216" table:number-columns-repeated="2"/>
          <table:table-cell/>
          <table:table-cell table:style-name="ce21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3" office:value-type="currency" office:currency="TRY" office:value="4299.5" calcext:value-type="currency">
            <text:p>₺4.299,50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table:style-name="ce21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9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13" office:value-type="currency" office:currency="TRY" office:value="1650" calcext:value-type="currency">
            <text:p>₺1.650,00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table:style-name="ce21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90"/>
          <table:table-cell office:value-type="string" calcext:value-type="string">
            <text:p>Doğuş Kira 5/12-2023-24– 30-12-22</text:p>
          </table:table-cell>
          <table:table-cell/>
          <table:table-cell table:style-name="ce313" office:value-type="currency" office:currency="TRY" office:value="3000" calcext:value-type="currency">
            <text:p>₺3.000,00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table:style-name="ce21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5"/>
          <table:table-cell/>
          <table:table-cell table:style-name="ce216"/>
          <table:table-cell/>
          <table:table-cell table:style-name="ce21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90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5"/>
          <table:table-cell/>
          <table:table-cell table:style-name="ce204" office:value-type="float" office:value="3300" calcext:value-type="float">
            <text:p>3.300,00</text:p>
          </table:table-cell>
          <table:table-cell/>
          <table:table-cell table:style-name="ce21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16"/>
          <table:table-cell/>
          <table:table-cell table:style-name="ce216" office:value-type="float" office:value="500" calcext:value-type="float">
            <text:p>500,00</text:p>
          </table:table-cell>
          <table:table-cell/>
          <table:table-cell table:style-name="ce21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90" office:value-type="date" office:date-value="2022-12-27" calcext:value-type="date">
            <text:p>27.12.2022</text:p>
          </table:table-cell>
          <table:table-cell table:style-name="ce306" office:value-type="string" calcext:value-type="string">
            <text:p>Motorcu cihan rav4 yağ-filtre-amortsr işçilik için ödenen</text:p>
          </table:table-cell>
          <table:table-cell table:style-name="ce297" table:number-columns-repeated="2"/>
          <table:table-cell table:style-name="ce324"/>
          <table:table-cell table:style-name="ce216"/>
          <table:table-cell table:style-name="ce216" office:value-type="float" office:value="-500" calcext:value-type="float">
            <text:p>-500,00</text:p>
          </table:table-cell>
          <table:table-cell table:style-name="ce21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16"/>
          <table:table-cell table:number-columns-repeated="2"/>
          <table:table-cell table:style-name="ce21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number-columns-repeated="7"/>
          <table:table-cell table:style-name="ce216"/>
        </table:table-row>
        <table:table-row table:style-name="ro3">
          <table:table-cell table:style-name="ce442" table:number-columns-repeated="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1-06" calcext:value-type="date">
            <text:p>06.11.2022</text:p>
          </table:table-cell>
          <table:table-cell table:style-name="ce442" office:value-type="string" calcext:value-type="string">
            <text:p>Cihan Elektrik Teminat 1200 – 2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10-05" calcext:value-type="date">
            <text:p>05.10.2022</text:p>
          </table:table-cell>
          <table:table-cell table:style-name="ce442" office:value-type="string" calcext:value-type="string">
            <text:p>Cihan Elektrik Teminat 1200 – 1/6</text:p>
          </table:table-cell>
          <table:table-cell table:style-name="ce442"/>
          <table:table-cell table:style-name="ce334" office:value-type="currency" office:currency="TRY" office:value="200" calcext:value-type="currency">
            <text:p>₺200,00</text:p>
          </table:table-cell>
          <table:table-cell table:style-name="ce216" office:value-type="string" calcext:value-type="string">
            <text:p>işçilik</text:p>
          </table:table-cell>
          <table:table-cell table:number-columns-repeated="2"/>
          <table:table-cell table:style-name="ce216"/>
        </table:table-row>
        <table:table-row table:style-name="ro3">
          <table:table-cell table:style-name="ce466"/>
          <table:table-cell table:style-name="ce442" table:number-columns-repeated="2"/>
          <table:table-cell table:style-name="ce474"/>
          <table:table-cell table:style-name="ce216"/>
          <table:table-cell table:number-columns-repeated="2"/>
          <table:table-cell table:style-name="ce216"/>
        </table:table-row>
        <table:table-row table:style-name="ro3">
          <table:table-cell table:style-name="ce466" office:value-type="date" office:date-value="2022-03-30" calcext:value-type="date">
            <text:p>30.03.2022</text:p>
          </table:table-cell>
          <table:table-cell table:style-name="ce442" office:value-type="string" calcext:value-type="string">
            <text:p>SnyF-Kynkçı Merdal 12/12-2022-23</text:p>
          </table:table-cell>
          <table:table-cell table:style-name="ce442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16"/>
          <table:table-cell table:number-columns-repeated="3"/>
        </table:table-row>
        <table:table-row table:style-name="ro3">
          <table:table-cell table:style-name="ce466" office:value-type="date" office:date-value="2022-10-10" calcext:value-type="date">
            <text:p>10.10.2022</text:p>
          </table:table-cell>
          <table:table-cell table:style-name="ce442" office:value-type="string" calcext:value-type="string">
            <text:p>snyA Ayhan Tüfek 42000-40000</text:p>
          </table:table-cell>
          <table:table-cell table:style-name="ce47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1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5"/>
        <table:table-column table:style-name="co71" table:default-cell-style-name="ce183"/>
        <table:table-column table:style-name="co31" table:default-cell-style-name="ce199"/>
        <table:table-column table:style-name="co72" table:default-cell-style-name="ce209"/>
        <table:table-column table:style-name="co72" table:default-cell-style-name="ce183"/>
        <table:table-column table:style-name="co3" table:default-cell-style-name="ce199"/>
        <table:table-column table:style-name="co45" table:default-cell-style-name="ce219"/>
        <table:table-column table:style-name="co8" table:default-cell-style-name="ce229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71"/>
          <table:table-cell table:style-name="ce179"/>
          <table:table-cell table:style-name="ce195" office:value-type="string" calcext:value-type="string">
            <text:p>TAHMİNİ</text:p>
          </table:table-cell>
          <table:table-cell table:style-name="ce207"/>
          <table:table-cell table:style-name="ce181"/>
          <table:table-cell table:style-name="ce195" office:value-type="string" calcext:value-type="string">
            <text:p>GERÇEKLEŞEN</text:p>
          </table:table-cell>
          <table:table-cell table:style-name="ce207"/>
          <table:table-cell table:style-name="ce228"/>
          <table:table-cell table:style-name="ce231"/>
          <table:table-cell table:style-name="ce248"/>
          <table:table-cell table:style-name="ce268" office:value-type="percentage" office:value="0.23471" calcext:value-type="percentage">
            <text:p>%23,47</text:p>
          </table:table-cell>
          <table:table-cell table:style-name="ce268" office:value-type="percentage" office:value="0.76529" calcext:value-type="percentage">
            <text:p>%76,53</text:p>
          </table:table-cell>
          <table:table-cell table:style-name="ce269"/>
          <table:table-cell table:style-name="ce248" office:value-type="string" calcext:value-type="string">
            <text:p>HC</text:p>
          </table:table-cell>
        </table:table-row>
        <table:table-row table:style-name="ro1">
          <table:table-cell table:style-name="ce171" office:value-type="float" office:value="-2022" calcext:value-type="float">
            <text:p>-2022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<text:s/>BAKİYE</text:p>
          </table:table-cell>
          <table:table-cell table:style-name="ce181" office:value-type="string" calcext:value-type="string">
            <text:p>GİRİŞ</text:p>
          </table:table-cell>
          <table:table-cell table:style-name="ce196" office:value-type="string" calcext:value-type="string">
            <text:p>ÇIKIŞ</text:p>
          </table:table-cell>
          <table:table-cell table:style-name="ce207" office:value-type="string" calcext:value-type="string">
            <text:p>BAKİYE</text:p>
          </table:table-cell>
          <table:table-cell table:style-name="ce228"/>
          <table:table-cell table:style-name="ce231"/>
          <table:table-cell table:style-name="ce252" office:value-type="string" calcext:value-type="string">
            <text:p>kR</text:p>
          </table:table-cell>
          <table:table-cell table:style-name="ce269" office:value-type="string" calcext:value-type="string">
            <text:p>nzn</text:p>
          </table:table-cell>
          <table:table-cell table:style-name="ce269" office:value-type="string" calcext:value-type="string">
            <text:p>hc</text:p>
          </table:table-cell>
          <table:table-cell table:style-name="ce269" office:value-type="string" calcext:value-type="string">
            <text:p>Hc 1/1</text:p>
          </table:table-cell>
          <table:table-cell table:style-name="ce24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3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75"/>
          <table:table-cell/>
          <table:table-cell table:style-name="ce408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3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75"/>
          <table:table-cell/>
          <table:table-cell table:style-name="ce29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9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3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75"/>
          <table:table-cell/>
          <table:table-cell table:style-name="ce29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3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75"/>
          <table:table-cell/>
          <table:table-cell table:style-name="ce29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3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75" office:value-type="float" office:value="9.85782" calcext:value-type="float">
            <text:p>9,86</text:p>
          </table:table-cell>
          <table:table-cell table:style-name="ce275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3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3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75" office:value-type="float" office:value="19.71564" calcext:value-type="float">
            <text:p>19,72</text:p>
          </table:table-cell>
          <table:table-cell table:style-name="ce275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3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75" office:value-type="float" office:value="10.56195" calcext:value-type="float">
            <text:p>10,56</text:p>
          </table:table-cell>
          <table:table-cell table:style-name="ce275" office:value-type="float" office:value="34.43805" calcext:value-type="float">
            <text:p>34,44</text:p>
          </table:table-cell>
          <table:table-cell/>
          <table:table-cell table:style-name="ce284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3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/>
          <table:table-cell table:style-name="ce286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3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75" office:value-type="float" office:value="11.26608" calcext:value-type="float">
            <text:p>11,27</text:p>
          </table:table-cell>
          <table:table-cell table:style-name="ce275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6" office:value-type="string" calcext:value-type="string">
            <text:p>TOPLAM</text:p>
          </table:table-cell>
          <table:table-cell table:style-name="ce186" office:value-type="float" office:value="446314.05" calcext:value-type="float">
            <text:p>446.314,05</text:p>
          </table:table-cell>
          <table:table-cell table:style-name="ce200" office:value-type="float" office:value="-263196.11" calcext:value-type="float">
            <text:p>-263.196,11</text:p>
          </table:table-cell>
          <table:table-cell table:style-name="ce407" office:value-type="float" office:value="183117.94" calcext:value-type="float">
            <text:p>183.117,94</text:p>
          </table:table-cell>
          <table:table-cell table:style-name="ce186" office:value-type="float" office:value="545372.04" calcext:value-type="float">
            <text:p>545.372,04</text:p>
          </table:table-cell>
          <table:table-cell table:style-name="ce200" office:value-type="float" office:value="-316596.7" calcext:value-type="float">
            <text:p>-316.596,70</text:p>
          </table:table-cell>
          <table:table-cell table:style-name="ce407" office:value-type="float" office:value="228775.34" calcext:value-type="float">
            <text:p>228.775,34</text:p>
          </table:table-cell>
          <table:table-cell/>
          <table:table-cell table:style-name="ce239"/>
          <table:table-cell table:style-name="ce265" office:value-type="float" office:value="351" calcext:value-type="float">
            <text:p>351</text:p>
          </table:table-cell>
          <table:table-cell table:style-name="ce279" office:value-type="float" office:value="82.38321" calcext:value-type="float">
            <text:p>82,38</text:p>
          </table:table-cell>
          <table:table-cell table:style-name="ce279" office:value-type="float" office:value="268.61679" calcext:value-type="float">
            <text:p>268,62</text:p>
          </table:table-cell>
          <table:table-cell table:style-name="ce279" office:value-type="float" office:value="86.05" calcext:value-type="float">
            <text:p>86,05</text:p>
          </table:table-cell>
          <table:table-cell table:style-name="ce279" office:value-type="float" office:value="46.1" calcext:value-type="float">
            <text:p>46,10</text:p>
          </table:table-cell>
        </table:table-row>
        <table:table-row table:style-name="ro3">
          <table:table-cell table:style-name="ce404" office:value-type="float" office:value="12" calcext:value-type="float">
            <text:p>Tpl / 12</text:p>
          </table:table-cell>
          <table:table-cell table:style-name="ce405" office:value-type="float" office:value="37192.8375" calcext:value-type="float">
            <text:p>37.192,84</text:p>
          </table:table-cell>
          <table:table-cell table:style-name="ce406" office:value-type="float" office:value="-21933.0091666667" calcext:value-type="float">
            <text:p>-21.933,01</text:p>
          </table:table-cell>
          <table:table-cell table:style-name="ce406"/>
          <table:table-cell table:style-name="ce406" office:value-type="float" office:value="45447.67" calcext:value-type="float">
            <text:p>45.447,67</text:p>
          </table:table-cell>
          <table:table-cell table:style-name="ce406" office:value-type="float" office:value="-26383.0583333333" calcext:value-type="float">
            <text:p>-26.383,06</text:p>
          </table:table-cell>
          <table:table-cell table:style-name="ce406" office:value-type="float" office:value="19064.6116666667" calcext:value-type="float">
            <text:p>19.064,61</text:p>
          </table:table-cell>
          <table:table-cell table:style-name="ce230"/>
          <table:table-cell table:style-name="ce243"/>
          <table:table-cell table:style-name="ce406" office:value-type="float" office:value="29.25" calcext:value-type="float">
            <text:p>29,25</text:p>
          </table:table-cell>
          <table:table-cell table:style-name="ce406" office:value-type="float" office:value="6.8652675" calcext:value-type="float">
            <text:p>6,87</text:p>
          </table:table-cell>
          <table:table-cell table:style-name="ce406" office:value-type="float" office:value="22.3847325" calcext:value-type="float">
            <text:p>22,38</text:p>
          </table:table-cell>
          <table:table-cell table:style-name="ce406" office:value-type="float" office:value="7.17083333333333" calcext:value-type="float">
            <text:p>7,17</text:p>
          </table:table-cell>
          <table:table-cell table:style-name="ce406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text>Tpl/</number:text>
      <number:number number:min-integer-digits="1"/>
    </number:number-style>
    <number:number-style style:name="N122">
      <number:text>Tpl / </number:text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3" number:min-decimal-places="3"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2">
      <number:text>TPLM / </number:text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9P2" style:volatile="true" number:language="tr" number:country="TR">
      <number:text> </number:text>
      <number:fill-character> </number:fill-character>
      <number:text>- TL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3P0"/>
    </number:number-style>
    <number:date-style style:name="N10131" number:language="tr" number:country="TR">
      <number:day/>
      <number:text>. </number:text>
      <number:month number:textual="true"/>
    </number:date-style>
    <number:number-style style:name="N1013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9P2" style:volatile="true" number:language="tr" number:country="TR">
      <number:text> </number:text>
      <number:fill-character> </number:fill-character>
      <number:text>-      </number:text>
    </number:number-style>
    <number:text-style style:name="N10129" number:language="tr" number:country="T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22" number:language="tr" number:country="TR">
      <number:hours/>
      <number:text>:</number:text>
      <number:minutes number:style="long"/>
      <number:text> </number:text>
      <number:am-pm/>
    </number:time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date-style style:name="N10149" number:language="tr" number:country="TR">
      <number:month number:textual="true"/>
      <number:text>.</number:text>
      <number:year/>
    </number:date-style>
    <number:number-style style:name="N1012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4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3P0"/>
    </number:number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date-style style:name="N10141" number:language="tr" number:country="TR">
      <number:day/>
      <number:text>.</number:text>
      <number:month number:textual="true"/>
    </number:date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8H5M36S</meta:editing-duration>
    <meta:editing-cycles>221</meta:editing-cycles>
    <meta:generator>LibreOffice/7.3.7.2$Linux_X86_64 LibreOffice_project/30$Build-2</meta:generator>
    <dc:date>2023-04-25T16:41:47.734910480</dc:date>
    <meta:document-statistic meta:table-count="28" meta:cell-count="4737" meta:object-count="0"/>
  </office:meta>
</office:document-meta>
</file>